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3.24mm"/>
    </style:style>
    <style:style style:name="co2" style:family="table-column">
      <style:table-column-properties fo:break-before="auto" style:column-width="15.56mm"/>
    </style:style>
    <style:style style:name="co3" style:family="table-column">
      <style:table-column-properties fo:break-before="auto" style:column-width="59.81mm"/>
    </style:style>
    <style:style style:name="co4" style:family="table-column">
      <style:table-column-properties fo:break-before="auto" style:column-width="30.36mm"/>
    </style:style>
    <style:style style:name="co5" style:family="table-column">
      <style:table-column-properties fo:break-before="auto" style:column-width="27.89mm"/>
    </style:style>
    <style:style style:name="co6" style:family="table-column">
      <style:table-column-properties fo:break-before="auto" style:column-width="75.64mm"/>
    </style:style>
    <style:style style:name="co7" style:family="table-column">
      <style:table-column-properties fo:break-before="auto" style:column-width="34.66mm"/>
    </style:style>
    <style:style style:name="co8" style:family="table-column">
      <style:table-column-properties fo:break-before="auto" style:column-width="30.04mm"/>
    </style:style>
    <style:style style:name="co9" style:family="table-column">
      <style:table-column-properties fo:break-before="auto" style:column-width="53.78mm"/>
    </style:style>
    <style:style style:name="co10" style:family="table-column">
      <style:table-column-properties fo:break-before="auto" style:column-width="49.78mm"/>
    </style:style>
    <style:style style:name="co11" style:family="table-column">
      <style:table-column-properties fo:break-before="auto" style:column-width="33.74mm"/>
    </style:style>
    <style:style style:name="co12" style:family="table-column">
      <style:table-column-properties fo:break-before="auto" style:column-width="34.36mm"/>
    </style:style>
    <style:style style:name="co13" style:family="table-column">
      <style:table-column-properties fo:break-before="auto" style:column-width="18.63mm"/>
    </style:style>
    <style:style style:name="co14" style:family="table-column">
      <style:table-column-properties fo:break-before="auto" style:column-width="20.48mm"/>
    </style:style>
    <style:style style:name="co15" style:family="table-column">
      <style:table-column-properties fo:break-before="auto" style:column-width="15.73mm"/>
    </style:style>
    <style:style style:name="co16" style:family="table-column">
      <style:table-column-properties fo:break-before="auto" style:column-width="19.86mm"/>
    </style:style>
    <style:style style:name="co17" style:family="table-column">
      <style:table-column-properties fo:break-before="auto" style:column-width="18.49mm"/>
    </style:style>
    <style:style style:name="co18" style:family="table-column">
      <style:table-column-properties fo:break-before="auto" style:column-width="28.8mm"/>
    </style:style>
    <style:style style:name="co19" style:family="table-column">
      <style:table-column-properties fo:break-before="auto" style:column-width="24.18mm"/>
    </style:style>
    <style:style style:name="co20" style:family="table-column">
      <style:table-column-properties fo:break-before="auto" style:column-width="30.55mm"/>
    </style:style>
    <style:style style:name="co21" style:family="table-column">
      <style:table-column-properties fo:break-before="auto" style:column-width="34.84mm"/>
    </style:style>
    <style:style style:name="co22" style:family="table-column">
      <style:table-column-properties fo:break-before="auto" style:column-width="31.89mm"/>
    </style:style>
    <style:style style:name="co23" style:family="table-column">
      <style:table-column-properties fo:break-before="auto" style:column-width="23.57mm"/>
    </style:style>
    <style:style style:name="co24" style:family="table-column">
      <style:table-column-properties fo:break-before="auto" style:column-width="16.93mm"/>
    </style:style>
    <style:style style:name="co25" style:family="table-column">
      <style:table-column-properties fo:break-before="auto" style:column-width="61.42mm"/>
    </style:style>
    <style:style style:name="co26" style:family="table-column">
      <style:table-column-properties fo:break-before="auto" style:column-width="14.01mm"/>
    </style:style>
    <style:style style:name="co27" style:family="table-column">
      <style:table-column-properties fo:break-before="auto" style:column-width="14.32mm"/>
    </style:style>
    <style:style style:name="co28" style:family="table-column">
      <style:table-column-properties fo:break-before="auto" style:column-width="33.6mm"/>
    </style:style>
    <style:style style:name="co29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b2b2b2"/>
    </style:style>
    <style:style style:name="ce6" style:family="table-cell" style:parent-style-name="Default">
      <style:table-cell-properties fo:background-color="#add58a"/>
    </style:style>
    <style:style style:name="ce3" style:family="table-cell" style:parent-style-name="Default">
      <style:table-cell-properties fo:background-color="#ffff66"/>
    </style:style>
    <style:style style:name="ce9" style:family="table-cell" style:parent-style-name="Default">
      <style:table-cell-properties fo:background-color="transparent" fo:border="none"/>
      <style:map style:condition="is-true-formula([.C2]=&quot;&quot;)" style:apply-style-name="Cellule_20_invalide" style:base-cell-address="Feuille1.C2"/>
    </style:style>
    <style:style style:name="ce16" style:family="table-cell" style:parent-style-name="Default">
      <style:table-cell-properties fo:background-color="transparent" fo:border="none"/>
      <style:map style:condition="is-true-formula([.C10]=&quot;&quot;)" style:apply-style-name="Cellule_20_invalide" style:base-cell-address="Feuille1.C10"/>
    </style:style>
    <style:style style:name="ce46" style:family="table-cell" style:parent-style-name="Default">
      <style:table-cell-properties fo:background-color="transparent" fo:border="none"/>
      <style:map style:condition="is-true-formula([.C11]=&quot;&quot;)" style:apply-style-name="Cellule_20_invalide" style:base-cell-address="Feuille1.C11"/>
    </style:style>
    <style:style style:name="ce19" style:family="table-cell" style:parent-style-name="Default">
      <style:table-cell-properties fo:background-color="transparent" fo:border="none"/>
      <style:map style:condition="is-true-formula([.C13]=&quot;&quot;)" style:apply-style-name="Cellule_20_invalide" style:base-cell-address="Feuille1.C13"/>
    </style:style>
    <style:style style:name="ce49" style:family="table-cell" style:parent-style-name="Default">
      <style:table-cell-properties fo:background-color="transparent" fo:border="none"/>
      <style:map style:condition="is-true-formula([.C14]=&quot;&quot;)" style:apply-style-name="Cellule_20_invalide" style:base-cell-address="Feuille1.C14"/>
    </style:style>
    <style:style style:name="ce22" style:family="table-cell" style:parent-style-name="Default">
      <style:table-cell-properties fo:background-color="transparent" fo:border="none"/>
      <style:map style:condition="is-true-formula([.C16]=&quot;&quot;)" style:apply-style-name="Cellule_20_invalide" style:base-cell-address="Feuille1.C16"/>
    </style:style>
    <style:style style:name="ce53" style:family="table-cell" style:parent-style-name="Default">
      <style:table-cell-properties fo:background-color="transparent" fo:border="none"/>
      <style:map style:condition="is-true-formula([.C17]=&quot;&quot;)" style:apply-style-name="Cellule_20_invalide" style:base-cell-address="Feuille1.C17"/>
    </style:style>
    <style:style style:name="ce5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19"/>
    </style:style>
    <style:style style:name="ce58" style:family="table-cell" style:parent-style-name="Default">
      <style:table-cell-properties fo:background-color="transparent" fo:border="none"/>
      <style:map style:condition="is-true-formula([.C21]=&quot;&quot;)" style:apply-style-name="Cellule_20_invalide" style:base-cell-address="Feuille1.C21"/>
    </style:style>
    <style:style style:name="ce61" style:family="table-cell" style:parent-style-name="Default">
      <style:table-cell-properties fo:background-color="transparent" fo:border="none"/>
      <style:map style:condition="is-true-formula([.C22]=&quot;&quot;)" style:apply-style-name="Cellule_20_invalide" style:base-cell-address="Feuille1.C22"/>
    </style:style>
    <style:style style:name="ce64" style:family="table-cell" style:parent-style-name="Default">
      <style:table-cell-properties fo:background-color="transparent" fo:border="none"/>
      <style:map style:condition="is-true-formula([.C23]=&quot;&quot;)" style:apply-style-name="Cellule_20_invalide" style:base-cell-address="Feuille1.C23"/>
    </style:style>
    <style:style style:name="ce45" style:family="table-cell" style:parent-style-name="Default">
      <style:table-cell-properties fo:background-color="transparent" fo:border="none"/>
      <style:map style:condition="is-true-formula([.C25]=&quot;&quot;)" style:apply-style-name="Cellule_20_invalide" style:base-cell-address="Feuille1.C25"/>
    </style:style>
    <style:style style:name="ce79" style:family="table-cell" style:parent-style-name="Default">
      <style:table-cell-properties fo:background-color="transparent" fo:border="none"/>
      <style:map style:condition="is-true-formula([.C27]=&quot;&quot;)" style:apply-style-name="Cellule_20_invalide" style:base-cell-address="Feuille1.C27"/>
    </style:style>
    <style:style style:name="ce80" style:family="table-cell" style:parent-style-name="Default">
      <style:table-cell-properties fo:background-color="transparent" fo:border="none"/>
      <style:map style:condition="is-true-formula([.C28]=&quot;&quot;)" style:apply-style-name="Cellule_20_invalide" style:base-cell-address="Feuille1.C28"/>
    </style:style>
    <style:style style:name="ce81" style:family="table-cell" style:parent-style-name="Default">
      <style:table-cell-properties fo:background-color="transparent" fo:border="none"/>
      <style:map style:condition="is-true-formula([.C29]=&quot;&quot;)" style:apply-style-name="Cellule_20_invalide" style:base-cell-address="Feuille1.C29"/>
    </style:style>
    <style:style style:name="ce77" style:family="table-cell" style:parent-style-name="Default">
      <style:table-cell-properties fo:background-color="transparent" fo:border="none"/>
      <style:map style:condition="is-true-formula([.C30]=&quot;&quot;)" style:apply-style-name="Cellule_20_invalide" style:base-cell-address="Feuille1.C30"/>
    </style:style>
    <style:style style:name="ce111" style:family="table-cell" style:parent-style-name="Default">
      <style:table-cell-properties fo:background-color="transparent" fo:border="none"/>
      <style:map style:condition="is-true-formula([.C31]=&quot;&quot;)" style:apply-style-name="Cellule_20_invalide" style:base-cell-address="Feuille1.C31"/>
    </style:style>
    <style:style style:name="ce97" style:family="table-cell" style:parent-style-name="Default">
      <style:table-cell-properties fo:background-color="transparent" fo:border="none"/>
      <style:map style:condition="is-true-formula([.C32]=&quot;&quot;)" style:apply-style-name="Cellule_20_invalide" style:base-cell-address="Feuille1.C32"/>
    </style:style>
    <style:style style:name="ce98" style:family="table-cell" style:parent-style-name="Default">
      <style:table-cell-properties fo:background-color="transparent" fo:border="none"/>
      <style:map style:condition="is-true-formula([.C33]=&quot;&quot;)" style:apply-style-name="Cellule_20_invalide" style:base-cell-address="Feuille1.C33"/>
    </style:style>
    <style:style style:name="ce68" style:family="table-cell" style:parent-style-name="Default">
      <style:table-cell-properties fo:background-color="transparent" fo:border="none"/>
      <style:map style:condition="is-true-formula([.C35]=&quot;&quot;)" style:apply-style-name="Cellule_20_invalide" style:base-cell-address="Feuille1.C35"/>
    </style:style>
    <style:style style:name="ce107" style:family="table-cell" style:parent-style-name="Default">
      <style:table-cell-properties fo:background-color="transparent" fo:border="none"/>
      <style:map style:condition="is-true-formula([.C37]=&quot;&quot;)" style:apply-style-name="Cellule_20_invalide" style:base-cell-address="Feuille1.C37"/>
    </style:style>
    <style:style style:name="ce108" style:family="table-cell" style:parent-style-name="Default">
      <style:table-cell-properties fo:background-color="transparent" fo:border="none"/>
      <style:map style:condition="is-true-formula([.C38]=&quot;&quot;)" style:apply-style-name="Cellule_20_invalide" style:base-cell-address="Feuille1.C38"/>
    </style:style>
    <style:style style:name="ce109" style:family="table-cell" style:parent-style-name="Default">
      <style:table-cell-properties fo:background-color="transparent" fo:border="none"/>
      <style:map style:condition="is-true-formula([.C39]=&quot;&quot;)" style:apply-style-name="Cellule_20_invalide" style:base-cell-address="Feuille1.C39"/>
    </style:style>
    <style:style style:name="ce110" style:family="table-cell" style:parent-style-name="Default">
      <style:table-cell-properties fo:background-color="transparent" fo:border="none"/>
      <style:map style:condition="is-true-formula([.C40]=&quot;&quot;)" style:apply-style-name="Cellule_20_invalide" style:base-cell-address="Feuille1.C40"/>
    </style:style>
    <style:style style:name="ce146" style:family="table-cell" style:parent-style-name="Default">
      <style:table-cell-properties fo:background-color="transparent" fo:border="none"/>
      <style:map style:condition="is-true-formula([.C41]=&quot;&quot;)" style:apply-style-name="Cellule_20_invalide" style:base-cell-address="Feuille1.C41"/>
    </style:style>
    <style:style style:name="ce14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42"/>
    </style:style>
    <style:style style:name="ce149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43"/>
    </style:style>
    <style:style style:name="ce15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44"/>
    </style:style>
    <style:style style:name="ce1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2"/>
    </style:style>
    <style:style style:name="ce60" style:family="table-cell" style:parent-style-name="Default">
      <style:map style:condition="is-true-formula([.C19]=0)" style:apply-style-name="Cellule_20_grisée" style:base-cell-address="Feuille1.D19"/>
    </style:style>
    <style:style style:name="ce172" style:family="table-cell" style:parent-style-name="Default">
      <style:map style:condition="is-true-formula([.C42]=0)" style:apply-style-name="Cellule_20_grisée" style:base-cell-address="Feuille1.D42"/>
    </style:style>
    <style:style style:name="ce183" style:family="table-cell" style:parent-style-name="Default">
      <style:map style:condition="is-true-formula([.C43]=0)" style:apply-style-name="Cellule_20_grisée" style:base-cell-address="Feuille1.D43"/>
    </style:style>
    <style:style style:name="ce184" style:family="table-cell" style:parent-style-name="Default">
      <style:map style:condition="is-true-formula([.C44]=0)" style:apply-style-name="Cellule_20_grisée" style:base-cell-address="Feuille1.D44"/>
    </style:style>
    <style:style style:name="ce14" style:family="table-cell" style:parent-style-name="Default">
      <style:map style:condition="is-true-formula([.C46]=0)" style:apply-style-name="Cellule_20_grisée" style:base-cell-address="Feuille1.D46"/>
    </style:style>
    <style:style style:name="ce15" style:family="table-cell" style:parent-style-name="Default">
      <style:map style:condition="is-true-formula([.C47]=0)" style:apply-style-name="Cellule_20_grisée" style:base-cell-address="Feuille1.D47"/>
    </style:style>
    <style:style style:name="ce65" style:family="table-cell" style:parent-style-name="Default">
      <style:map style:condition="is-true-formula([.C19]=0)" style:apply-style-name="Cellule_20_grisée" style:base-cell-address="Feuille1.E19"/>
    </style:style>
    <style:style style:name="ce176" style:family="table-cell" style:parent-style-name="Default">
      <style:map style:condition="is-true-formula([.C42]=0)" style:apply-style-name="Cellule_20_grisée" style:base-cell-address="Feuille1.E42"/>
    </style:style>
    <style:style style:name="ce189" style:family="table-cell" style:parent-style-name="Default">
      <style:map style:condition="is-true-formula([.C43]=0)" style:apply-style-name="Cellule_20_grisée" style:base-cell-address="Feuille1.E43"/>
    </style:style>
    <style:style style:name="ce192" style:family="table-cell" style:parent-style-name="Default">
      <style:map style:condition="is-true-formula([.C44]=0)" style:apply-style-name="Cellule_20_grisée" style:base-cell-address="Feuille1.E44"/>
    </style:style>
    <style:style style:name="ce17" style:family="table-cell" style:parent-style-name="Default">
      <style:map style:condition="is-true-formula([.C46]=0)" style:apply-style-name="Cellule_20_grisée" style:base-cell-address="Feuille1.E46"/>
    </style:style>
    <style:style style:name="ce92" style:family="table-cell" style:parent-style-name="Default">
      <style:table-cell-properties fo:background-color="transparent" fo:border="none"/>
      <style:map style:condition="is-true-formula([.F25]=&quot;&quot;)" style:apply-style-name="Cellule_20_invalide" style:base-cell-address="Feuille1.F25"/>
    </style:style>
    <style:style style:name="ce93" style:family="table-cell" style:parent-style-name="Default">
      <style:table-cell-properties fo:background-color="transparent" fo:border="none"/>
      <style:map style:condition="is-true-formula([.I25]=&quot;&quot;)" style:apply-style-name="Cellule_20_invalide" style:base-cell-address="Feuille1.I25"/>
    </style:style>
    <style:style style:name="ce8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57"/>
    </style:style>
    <style:style style:name="ce95" style:family="table-cell" style:parent-style-name="Default">
      <style:table-cell-properties fo:background-color="transparent" fo:border="none"/>
      <style:map style:condition="is-true-formula([.L25]=&quot;&quot;)" style:apply-style-name="Cellule_20_invalide" style:base-cell-address="Feuille1.L25"/>
    </style:style>
    <style:style style:name="ce8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L57"/>
    </style:style>
    <style:style style:name="ce99" style:family="table-cell" style:parent-style-name="Default">
      <style:table-cell-properties fo:background-color="transparent" fo:border="none"/>
      <style:map style:condition="is-true-formula([.O25]=&quot;&quot;)" style:apply-style-name="Cellule_20_invalide" style:base-cell-address="Feuille1.O25"/>
    </style:style>
    <style:style style:name="ce20" style:family="table-cell" style:parent-style-name="Default">
      <style:map style:condition="is-true-formula([.P46]=0)" style:apply-style-name="Cellule_20_grisée" style:base-cell-address="Feuille1.Q46"/>
      <style:map style:condition="is-true-formula(AND([.P46]&lt;&gt;0;#REF!=&quot;&quot;))" style:apply-style-name="Cellule_20_invalide" style:base-cell-address="Feuille1.Q46"/>
    </style:style>
    <style:style style:name="ce11" style:family="table-cell" style:parent-style-name="Default">
      <style:map style:condition="is-true-formula([.P51]=0)" style:apply-style-name="Cellule_20_grisée" style:base-cell-address="Feuille1.Q51"/>
      <style:map style:condition="is-true-formula(AND([.P51]&lt;&gt;0;#REF!=&quot;&quot;))" style:apply-style-name="Cellule_20_invalide" style:base-cell-address="Feuille1.Q51"/>
    </style:style>
    <style:style style:name="ce23" style:family="table-cell" style:parent-style-name="Default" style:data-style-name="N0">
      <style:map style:condition="cell-content()=&quot;&quot;" style:apply-style-name="Cellule_20_invalide" style:base-cell-address="Feuille1.C2"/>
    </style:style>
    <style:style style:name="ce24" style:family="table-cell" style:parent-style-name="Default" style:data-style-name="N0">
      <style:map style:condition="is-true-formula([.U46]=0)" style:apply-style-name="Cellule_20_grisée" style:base-cell-address="Feuille1.V46"/>
      <style:map style:condition="is-true-formula(AND([.U46]&lt;&gt;0;[.V46]=&quot;&quot;))" style:apply-style-name="Cellule_20_invalide" style:base-cell-address="Feuille1.V46"/>
    </style:style>
    <style:style style:name="ce27" style:family="table-cell" style:parent-style-name="Default" style:data-style-name="N0">
      <style:map style:condition="is-true-formula([.U46]=0)" style:apply-style-name="Cellule_20_grisée" style:base-cell-address="Feuille1.W46"/>
      <style:map style:condition="is-true-formula(AND([.U46]&lt;&gt;0;[.W46]=&quot;&quot;))" style:apply-style-name="Cellule_20_invalide" style:base-cell-address="Feuille1.W46"/>
    </style:style>
    <style:style style:name="ce28" style:family="table-cell" style:parent-style-name="Default" style:data-style-name="N0">
      <style:map style:condition="is-true-formula(OR([.U48]=0;[.U48]=&quot;line&quot;))" style:apply-style-name="Cellule_20_grisée" style:base-cell-address="Feuille1.W48"/>
      <style:map style:condition="is-true-formula(AND([.U48]&lt;&gt;0;[.W48]=&quot;&quot;))" style:apply-style-name="Cellule_20_invalide" style:base-cell-address="Feuille1.W48"/>
    </style:style>
    <style:style style:name="ce29" style:family="table-cell" style:parent-style-name="Default" style:data-style-name="N0">
      <style:map style:condition="is-true-formula([.U2]=0)" style:apply-style-name="Cellule_20_grisée" style:base-cell-address="Feuille1.X2"/>
      <style:map style:condition="is-true-formula(AND([.U2]&lt;&gt;0;[.X2]=&quot;&quot;))" style:apply-style-name="Cellule_20_invalide" style:base-cell-address="Feuille1.X2"/>
    </style:style>
    <style:style style:name="ce137" style:family="table-cell" style:parent-style-name="Default" style:data-style-name="N0">
      <style:map style:condition="is-true-formula([.U22]=0)" style:apply-style-name="Cellule_20_grisée" style:base-cell-address="Feuille1.X22"/>
      <style:map style:condition="is-true-formula(AND([.U22]&lt;&gt;0;[.X22]=&quot;&quot;))" style:apply-style-name="Cellule_20_invalide" style:base-cell-address="Feuille1.X22"/>
    </style:style>
    <style:style style:name="ce138" style:family="table-cell" style:parent-style-name="Default" style:data-style-name="N0">
      <style:map style:condition="is-true-formula([.U23]=0)" style:apply-style-name="Cellule_20_grisée" style:base-cell-address="Feuille1.X23"/>
      <style:map style:condition="is-true-formula(AND([.U23]&lt;&gt;0;[.X23]=&quot;&quot;))" style:apply-style-name="Cellule_20_invalide" style:base-cell-address="Feuille1.X23"/>
    </style:style>
    <style:style style:name="ce139" style:family="table-cell" style:parent-style-name="Default" style:data-style-name="N0">
      <style:map style:condition="is-true-formula([.U24]=0)" style:apply-style-name="Cellule_20_grisée" style:base-cell-address="Feuille1.X24"/>
      <style:map style:condition="is-true-formula(AND([.U24]&lt;&gt;0;[.X24]=&quot;&quot;))" style:apply-style-name="Cellule_20_invalide" style:base-cell-address="Feuille1.X24"/>
    </style:style>
    <style:style style:name="ce153" style:family="table-cell" style:parent-style-name="Default" style:data-style-name="N0">
      <style:map style:condition="is-true-formula([.U25]=0)" style:apply-style-name="Cellule_20_grisée" style:base-cell-address="Feuille1.X25"/>
      <style:map style:condition="is-true-formula(AND([.U25]&lt;&gt;0;[.X25]=&quot;&quot;))" style:apply-style-name="Cellule_20_invalide" style:base-cell-address="Feuille1.X25"/>
    </style:style>
    <style:style style:name="ce158" style:family="table-cell" style:parent-style-name="Default" style:data-style-name="N0">
      <style:map style:condition="is-true-formula([.U26]=0)" style:apply-style-name="Cellule_20_grisée" style:base-cell-address="Feuille1.X26"/>
      <style:map style:condition="is-true-formula(AND([.U26]&lt;&gt;0;[.X26]=&quot;&quot;))" style:apply-style-name="Cellule_20_invalide" style:base-cell-address="Feuille1.X26"/>
    </style:style>
    <style:style style:name="ce163" style:family="table-cell" style:parent-style-name="Default" style:data-style-name="N0">
      <style:map style:condition="is-true-formula([.U27]=0)" style:apply-style-name="Cellule_20_grisée" style:base-cell-address="Feuille1.X27"/>
      <style:map style:condition="is-true-formula(AND([.U27]&lt;&gt;0;[.X27]=&quot;&quot;))" style:apply-style-name="Cellule_20_invalide" style:base-cell-address="Feuille1.X27"/>
    </style:style>
    <style:style style:name="ce164" style:family="table-cell" style:parent-style-name="Default" style:data-style-name="N0">
      <style:map style:condition="is-true-formula([.U28]=0)" style:apply-style-name="Cellule_20_grisée" style:base-cell-address="Feuille1.X28"/>
      <style:map style:condition="is-true-formula(AND([.U28]&lt;&gt;0;[.X28]=&quot;&quot;))" style:apply-style-name="Cellule_20_invalide" style:base-cell-address="Feuille1.X28"/>
    </style:style>
    <style:style style:name="ce168" style:family="table-cell" style:parent-style-name="Default" style:data-style-name="N0">
      <style:map style:condition="is-true-formula([.U29]=0)" style:apply-style-name="Cellule_20_grisée" style:base-cell-address="Feuille1.X29"/>
      <style:map style:condition="is-true-formula(AND([.U29]&lt;&gt;0;[.X29]=&quot;&quot;))" style:apply-style-name="Cellule_20_invalide" style:base-cell-address="Feuille1.X29"/>
    </style:style>
    <style:style style:name="ce169" style:family="table-cell" style:parent-style-name="Default" style:data-style-name="N0">
      <style:map style:condition="is-true-formula([.U30]=0)" style:apply-style-name="Cellule_20_grisée" style:base-cell-address="Feuille1.X30"/>
      <style:map style:condition="is-true-formula(AND([.U30]&lt;&gt;0;[.X30]=&quot;&quot;))" style:apply-style-name="Cellule_20_invalide" style:base-cell-address="Feuille1.X30"/>
    </style:style>
    <style:style style:name="ce255" style:family="table-cell" style:parent-style-name="Default" style:data-style-name="N0">
      <style:map style:condition="is-true-formula([.U31]=0)" style:apply-style-name="Cellule_20_grisée" style:base-cell-address="Feuille1.X31"/>
      <style:map style:condition="is-true-formula(AND([.U31]&lt;&gt;0;[.X31]=&quot;&quot;))" style:apply-style-name="Cellule_20_invalide" style:base-cell-address="Feuille1.X31"/>
    </style:style>
    <style:style style:name="ce210" style:family="table-cell" style:parent-style-name="Default" style:data-style-name="N0">
      <style:map style:condition="is-true-formula([.U32]=0)" style:apply-style-name="Cellule_20_grisée" style:base-cell-address="Feuille1.X32"/>
      <style:map style:condition="is-true-formula(AND([.U32]&lt;&gt;0;[.X32]=&quot;&quot;))" style:apply-style-name="Cellule_20_invalide" style:base-cell-address="Feuille1.X32"/>
    </style:style>
    <style:style style:name="ce211" style:family="table-cell" style:parent-style-name="Default" style:data-style-name="N0">
      <style:map style:condition="is-true-formula([.U33]=0)" style:apply-style-name="Cellule_20_grisée" style:base-cell-address="Feuille1.X33"/>
      <style:map style:condition="is-true-formula(AND([.U33]&lt;&gt;0;[.X33]=&quot;&quot;))" style:apply-style-name="Cellule_20_invalide" style:base-cell-address="Feuille1.X33"/>
    </style:style>
    <style:style style:name="ce212" style:family="table-cell" style:parent-style-name="Default" style:data-style-name="N0">
      <style:map style:condition="is-true-formula([.U34]=0)" style:apply-style-name="Cellule_20_grisée" style:base-cell-address="Feuille1.X34"/>
      <style:map style:condition="is-true-formula(AND([.U34]&lt;&gt;0;[.X34]=&quot;&quot;))" style:apply-style-name="Cellule_20_invalide" style:base-cell-address="Feuille1.X34"/>
    </style:style>
    <style:style style:name="ce213" style:family="table-cell" style:parent-style-name="Default" style:data-style-name="N0">
      <style:map style:condition="is-true-formula([.U35]=0)" style:apply-style-name="Cellule_20_grisée" style:base-cell-address="Feuille1.X35"/>
      <style:map style:condition="is-true-formula(AND([.U35]&lt;&gt;0;[.X35]=&quot;&quot;))" style:apply-style-name="Cellule_20_invalide" style:base-cell-address="Feuille1.X35"/>
    </style:style>
    <style:style style:name="ce214" style:family="table-cell" style:parent-style-name="Default" style:data-style-name="N0">
      <style:map style:condition="is-true-formula([.U36]=0)" style:apply-style-name="Cellule_20_grisée" style:base-cell-address="Feuille1.X36"/>
      <style:map style:condition="is-true-formula(AND([.U36]&lt;&gt;0;[.X36]=&quot;&quot;))" style:apply-style-name="Cellule_20_invalide" style:base-cell-address="Feuille1.X36"/>
    </style:style>
    <style:style style:name="ce219" style:family="table-cell" style:parent-style-name="Default" style:data-style-name="N0">
      <style:map style:condition="is-true-formula([.U37]=0)" style:apply-style-name="Cellule_20_grisée" style:base-cell-address="Feuille1.X37"/>
      <style:map style:condition="is-true-formula(AND([.U37]&lt;&gt;0;[.X37]=&quot;&quot;))" style:apply-style-name="Cellule_20_invalide" style:base-cell-address="Feuille1.X37"/>
    </style:style>
    <style:style style:name="ce226" style:family="table-cell" style:parent-style-name="Default" style:data-style-name="N0">
      <style:map style:condition="is-true-formula([.U38]=0)" style:apply-style-name="Cellule_20_grisée" style:base-cell-address="Feuille1.X38"/>
      <style:map style:condition="is-true-formula(AND([.U38]&lt;&gt;0;[.X38]=&quot;&quot;))" style:apply-style-name="Cellule_20_invalide" style:base-cell-address="Feuille1.X38"/>
    </style:style>
    <style:style style:name="ce227" style:family="table-cell" style:parent-style-name="Default" style:data-style-name="N0">
      <style:map style:condition="is-true-formula([.U39]=0)" style:apply-style-name="Cellule_20_grisée" style:base-cell-address="Feuille1.X39"/>
      <style:map style:condition="is-true-formula(AND([.U39]&lt;&gt;0;[.X39]=&quot;&quot;))" style:apply-style-name="Cellule_20_invalide" style:base-cell-address="Feuille1.X39"/>
    </style:style>
    <style:style style:name="ce228" style:family="table-cell" style:parent-style-name="Default" style:data-style-name="N0">
      <style:map style:condition="is-true-formula([.U40]=0)" style:apply-style-name="Cellule_20_grisée" style:base-cell-address="Feuille1.X40"/>
      <style:map style:condition="is-true-formula(AND([.U40]&lt;&gt;0;[.X40]=&quot;&quot;))" style:apply-style-name="Cellule_20_invalide" style:base-cell-address="Feuille1.X40"/>
    </style:style>
    <style:style style:name="ce274" style:family="table-cell" style:parent-style-name="Default" style:data-style-name="N0">
      <style:map style:condition="is-true-formula([.U41]=0)" style:apply-style-name="Cellule_20_grisée" style:base-cell-address="Feuille1.X41"/>
      <style:map style:condition="is-true-formula(AND([.U41]&lt;&gt;0;[.X41]=&quot;&quot;))" style:apply-style-name="Cellule_20_invalide" style:base-cell-address="Feuille1.X41"/>
    </style:style>
    <style:style style:name="ce275" style:family="table-cell" style:parent-style-name="Default" style:data-style-name="N0">
      <style:map style:condition="is-true-formula([.U42]=0)" style:apply-style-name="Cellule_20_grisée" style:base-cell-address="Feuille1.X42"/>
      <style:map style:condition="is-true-formula(AND([.U42]&lt;&gt;0;[.X42]=&quot;&quot;))" style:apply-style-name="Cellule_20_invalide" style:base-cell-address="Feuille1.X42"/>
    </style:style>
    <style:style style:name="ce276" style:family="table-cell" style:parent-style-name="Default" style:data-style-name="N0">
      <style:map style:condition="is-true-formula([.U43]=0)" style:apply-style-name="Cellule_20_grisée" style:base-cell-address="Feuille1.X43"/>
      <style:map style:condition="is-true-formula(AND([.U43]&lt;&gt;0;[.X43]=&quot;&quot;))" style:apply-style-name="Cellule_20_invalide" style:base-cell-address="Feuille1.X43"/>
    </style:style>
    <style:style style:name="ce298" style:family="table-cell" style:parent-style-name="Default" style:data-style-name="N0">
      <style:map style:condition="is-true-formula([.U44]=0)" style:apply-style-name="Cellule_20_grisée" style:base-cell-address="Feuille1.X44"/>
      <style:map style:condition="is-true-formula(AND([.U44]&lt;&gt;0;[.X44]=&quot;&quot;))" style:apply-style-name="Cellule_20_invalide" style:base-cell-address="Feuille1.X44"/>
    </style:style>
    <style:style style:name="ce112" style:family="table-cell" style:parent-style-name="Default" style:data-style-name="N0">
      <style:map style:condition="is-true-formula(OR([.U2]=0;[.U2]=0=&quot;line&quot;;[.U2]=0=&quot;circle&quot;))" style:apply-style-name="Cellule_20_grisée" style:base-cell-address="Feuille1.Y2"/>
      <style:map style:condition="is-true-formula(AND([.V2]&lt;&gt;0;[.Y2]=&quot;&quot;))" style:apply-style-name="Cellule_20_invalide" style:base-cell-address="Feuille1.Y2"/>
    </style:style>
    <style:style style:name="ce130" style:family="table-cell" style:parent-style-name="Default" style:data-style-name="N0">
      <style:map style:condition="is-true-formula(OR([.U2]=0;[.U2]=0=&quot;line&quot;;[.U2]=0=&quot;circle&quot;))" style:apply-style-name="Cellule_20_grisée" style:base-cell-address="Feuille1.Y2"/>
      <style:map style:condition="is-true-formula(AND([.V2]&lt;&gt;0;[.Y2]=&quot;&quot;))" style:apply-style-name="Cellule_20_invalide" style:base-cell-address="Feuille1.Y2"/>
    </style:style>
    <style:style style:name="ce165" style:family="table-cell" style:parent-style-name="Default" style:data-style-name="N0">
      <style:map style:condition="is-true-formula(OR([.U22]=0;[.U22]=0=&quot;line&quot;;[.U22]=0=&quot;circle&quot;))" style:apply-style-name="Cellule_20_grisée" style:base-cell-address="Feuille1.Y22"/>
      <style:map style:condition="is-true-formula(AND([.V22]&lt;&gt;0;[.Y22]=&quot;&quot;))" style:apply-style-name="Cellule_20_invalide" style:base-cell-address="Feuille1.Y22"/>
    </style:style>
    <style:style style:name="ce166" style:family="table-cell" style:parent-style-name="Default" style:data-style-name="N0">
      <style:map style:condition="is-true-formula(OR([.U23]=0;[.U23]=0=&quot;line&quot;;[.U23]=0=&quot;circle&quot;))" style:apply-style-name="Cellule_20_grisée" style:base-cell-address="Feuille1.Y23"/>
      <style:map style:condition="is-true-formula(AND([.V23]&lt;&gt;0;[.Y23]=&quot;&quot;))" style:apply-style-name="Cellule_20_invalide" style:base-cell-address="Feuille1.Y23"/>
    </style:style>
    <style:style style:name="ce167" style:family="table-cell" style:parent-style-name="Default" style:data-style-name="N0">
      <style:map style:condition="is-true-formula(OR([.U24]=0;[.U24]=0=&quot;line&quot;;[.U24]=0=&quot;circle&quot;))" style:apply-style-name="Cellule_20_grisée" style:base-cell-address="Feuille1.Y24"/>
      <style:map style:condition="is-true-formula(AND([.V24]&lt;&gt;0;[.Y24]=&quot;&quot;))" style:apply-style-name="Cellule_20_invalide" style:base-cell-address="Feuille1.Y24"/>
    </style:style>
    <style:style style:name="ce193" style:family="table-cell" style:parent-style-name="Default" style:data-style-name="N0">
      <style:map style:condition="is-true-formula(OR([.U25]=0;[.U25]=0=&quot;line&quot;;[.U25]=0=&quot;circle&quot;))" style:apply-style-name="Cellule_20_grisée" style:base-cell-address="Feuille1.Y25"/>
      <style:map style:condition="is-true-formula(AND([.V25]&lt;&gt;0;[.Y25]=&quot;&quot;))" style:apply-style-name="Cellule_20_invalide" style:base-cell-address="Feuille1.Y25"/>
    </style:style>
    <style:style style:name="ce200" style:family="table-cell" style:parent-style-name="Default" style:data-style-name="N0">
      <style:map style:condition="is-true-formula(OR([.U26]=0;[.U26]=0=&quot;line&quot;;[.U26]=0=&quot;circle&quot;))" style:apply-style-name="Cellule_20_grisée" style:base-cell-address="Feuille1.Y26"/>
      <style:map style:condition="is-true-formula(AND([.V26]&lt;&gt;0;[.Y26]=&quot;&quot;))" style:apply-style-name="Cellule_20_invalide" style:base-cell-address="Feuille1.Y26"/>
    </style:style>
    <style:style style:name="ce202" style:family="table-cell" style:parent-style-name="Default" style:data-style-name="N0">
      <style:map style:condition="is-true-formula(OR([.U27]=0;[.U27]=0=&quot;line&quot;;[.U27]=0=&quot;circle&quot;))" style:apply-style-name="Cellule_20_grisée" style:base-cell-address="Feuille1.Y27"/>
      <style:map style:condition="is-true-formula(AND([.V27]&lt;&gt;0;[.Y27]=&quot;&quot;))" style:apply-style-name="Cellule_20_invalide" style:base-cell-address="Feuille1.Y27"/>
    </style:style>
    <style:style style:name="ce203" style:family="table-cell" style:parent-style-name="Default" style:data-style-name="N0">
      <style:map style:condition="is-true-formula(OR([.U28]=0;[.U28]=0=&quot;line&quot;;[.U28]=0=&quot;circle&quot;))" style:apply-style-name="Cellule_20_grisée" style:base-cell-address="Feuille1.Y28"/>
      <style:map style:condition="is-true-formula(AND([.V28]&lt;&gt;0;[.Y28]=&quot;&quot;))" style:apply-style-name="Cellule_20_invalide" style:base-cell-address="Feuille1.Y28"/>
    </style:style>
    <style:style style:name="ce204" style:family="table-cell" style:parent-style-name="Default" style:data-style-name="N0">
      <style:map style:condition="is-true-formula(OR([.U29]=0;[.U29]=0=&quot;line&quot;;[.U29]=0=&quot;circle&quot;))" style:apply-style-name="Cellule_20_grisée" style:base-cell-address="Feuille1.Y29"/>
      <style:map style:condition="is-true-formula(AND([.V29]&lt;&gt;0;[.Y29]=&quot;&quot;))" style:apply-style-name="Cellule_20_invalide" style:base-cell-address="Feuille1.Y29"/>
    </style:style>
    <style:style style:name="ce205" style:family="table-cell" style:parent-style-name="Default" style:data-style-name="N0">
      <style:map style:condition="is-true-formula(OR([.U30]=0;[.U30]=0=&quot;line&quot;;[.U30]=0=&quot;circle&quot;))" style:apply-style-name="Cellule_20_grisée" style:base-cell-address="Feuille1.Y30"/>
      <style:map style:condition="is-true-formula(AND([.V30]&lt;&gt;0;[.Y30]=&quot;&quot;))" style:apply-style-name="Cellule_20_invalide" style:base-cell-address="Feuille1.Y30"/>
    </style:style>
    <style:style style:name="ce316" style:family="table-cell" style:parent-style-name="Default" style:data-style-name="N0">
      <style:map style:condition="is-true-formula(OR([.U31]=0;[.U31]=0=&quot;line&quot;;[.U31]=0=&quot;circle&quot;))" style:apply-style-name="Cellule_20_grisée" style:base-cell-address="Feuille1.Y31"/>
      <style:map style:condition="is-true-formula(AND([.V31]&lt;&gt;0;[.Y31]=&quot;&quot;))" style:apply-style-name="Cellule_20_invalide" style:base-cell-address="Feuille1.Y31"/>
    </style:style>
    <style:style style:name="ce262" style:family="table-cell" style:parent-style-name="Default" style:data-style-name="N0">
      <style:map style:condition="is-true-formula(OR([.U32]=0;[.U32]=0=&quot;line&quot;;[.U32]=0=&quot;circle&quot;))" style:apply-style-name="Cellule_20_grisée" style:base-cell-address="Feuille1.Y32"/>
      <style:map style:condition="is-true-formula(AND([.V32]&lt;&gt;0;[.Y32]=&quot;&quot;))" style:apply-style-name="Cellule_20_invalide" style:base-cell-address="Feuille1.Y32"/>
    </style:style>
    <style:style style:name="ce263" style:family="table-cell" style:parent-style-name="Default" style:data-style-name="N0">
      <style:map style:condition="is-true-formula(OR([.U33]=0;[.U33]=0=&quot;line&quot;;[.U33]=0=&quot;circle&quot;))" style:apply-style-name="Cellule_20_grisée" style:base-cell-address="Feuille1.Y33"/>
      <style:map style:condition="is-true-formula(AND([.V33]&lt;&gt;0;[.Y33]=&quot;&quot;))" style:apply-style-name="Cellule_20_invalide" style:base-cell-address="Feuille1.Y33"/>
    </style:style>
    <style:style style:name="ce264" style:family="table-cell" style:parent-style-name="Default" style:data-style-name="N0">
      <style:map style:condition="is-true-formula(OR([.U34]=0;[.U34]=0=&quot;line&quot;;[.U34]=0=&quot;circle&quot;))" style:apply-style-name="Cellule_20_grisée" style:base-cell-address="Feuille1.Y34"/>
      <style:map style:condition="is-true-formula(AND([.V34]&lt;&gt;0;[.Y34]=&quot;&quot;))" style:apply-style-name="Cellule_20_invalide" style:base-cell-address="Feuille1.Y34"/>
    </style:style>
    <style:style style:name="ce265" style:family="table-cell" style:parent-style-name="Default" style:data-style-name="N0">
      <style:map style:condition="is-true-formula(OR([.U35]=0;[.U35]=0=&quot;line&quot;;[.U35]=0=&quot;circle&quot;))" style:apply-style-name="Cellule_20_grisée" style:base-cell-address="Feuille1.Y35"/>
      <style:map style:condition="is-true-formula(AND([.V35]&lt;&gt;0;[.Y35]=&quot;&quot;))" style:apply-style-name="Cellule_20_invalide" style:base-cell-address="Feuille1.Y35"/>
    </style:style>
    <style:style style:name="ce266" style:family="table-cell" style:parent-style-name="Default" style:data-style-name="N0">
      <style:map style:condition="is-true-formula(OR([.U36]=0;[.U36]=0=&quot;line&quot;;[.U36]=0=&quot;circle&quot;))" style:apply-style-name="Cellule_20_grisée" style:base-cell-address="Feuille1.Y36"/>
      <style:map style:condition="is-true-formula(AND([.V36]&lt;&gt;0;[.Y36]=&quot;&quot;))" style:apply-style-name="Cellule_20_invalide" style:base-cell-address="Feuille1.Y36"/>
    </style:style>
    <style:style style:name="ce267" style:family="table-cell" style:parent-style-name="Default" style:data-style-name="N0">
      <style:map style:condition="is-true-formula(OR([.U37]=0;[.U37]=0=&quot;line&quot;;[.U37]=0=&quot;circle&quot;))" style:apply-style-name="Cellule_20_grisée" style:base-cell-address="Feuille1.Y37"/>
      <style:map style:condition="is-true-formula(AND([.V37]&lt;&gt;0;[.Y37]=&quot;&quot;))" style:apply-style-name="Cellule_20_invalide" style:base-cell-address="Feuille1.Y37"/>
    </style:style>
    <style:style style:name="ce268" style:family="table-cell" style:parent-style-name="Default" style:data-style-name="N0">
      <style:map style:condition="is-true-formula(OR([.U38]=0;[.U38]=0=&quot;line&quot;;[.U38]=0=&quot;circle&quot;))" style:apply-style-name="Cellule_20_grisée" style:base-cell-address="Feuille1.Y38"/>
      <style:map style:condition="is-true-formula(AND([.V38]&lt;&gt;0;[.Y38]=&quot;&quot;))" style:apply-style-name="Cellule_20_invalide" style:base-cell-address="Feuille1.Y38"/>
    </style:style>
    <style:style style:name="ce269" style:family="table-cell" style:parent-style-name="Default" style:data-style-name="N0">
      <style:map style:condition="is-true-formula(OR([.U39]=0;[.U39]=0=&quot;line&quot;;[.U39]=0=&quot;circle&quot;))" style:apply-style-name="Cellule_20_grisée" style:base-cell-address="Feuille1.Y39"/>
      <style:map style:condition="is-true-formula(AND([.V39]&lt;&gt;0;[.Y39]=&quot;&quot;))" style:apply-style-name="Cellule_20_invalide" style:base-cell-address="Feuille1.Y39"/>
    </style:style>
    <style:style style:name="ce270" style:family="table-cell" style:parent-style-name="Default" style:data-style-name="N0">
      <style:map style:condition="is-true-formula(OR([.U40]=0;[.U40]=0=&quot;line&quot;;[.U40]=0=&quot;circle&quot;))" style:apply-style-name="Cellule_20_grisée" style:base-cell-address="Feuille1.Y40"/>
      <style:map style:condition="is-true-formula(AND([.V40]&lt;&gt;0;[.Y40]=&quot;&quot;))" style:apply-style-name="Cellule_20_invalide" style:base-cell-address="Feuille1.Y40"/>
    </style:style>
    <style:style style:name="ce326" style:family="table-cell" style:parent-style-name="Default" style:data-style-name="N0">
      <style:map style:condition="is-true-formula(OR([.U41]=0;[.U41]=0=&quot;line&quot;;[.U41]=0=&quot;circle&quot;))" style:apply-style-name="Cellule_20_grisée" style:base-cell-address="Feuille1.Y41"/>
      <style:map style:condition="is-true-formula(AND([.V41]&lt;&gt;0;[.Y41]=&quot;&quot;))" style:apply-style-name="Cellule_20_invalide" style:base-cell-address="Feuille1.Y41"/>
    </style:style>
    <style:style style:name="ce328" style:family="table-cell" style:parent-style-name="Default" style:data-style-name="N0">
      <style:map style:condition="is-true-formula(OR([.U42]=0;[.U42]=0=&quot;line&quot;;[.U42]=0=&quot;circle&quot;))" style:apply-style-name="Cellule_20_grisée" style:base-cell-address="Feuille1.Y42"/>
      <style:map style:condition="is-true-formula(AND([.V42]&lt;&gt;0;[.Y42]=&quot;&quot;))" style:apply-style-name="Cellule_20_invalide" style:base-cell-address="Feuille1.Y42"/>
    </style:style>
    <style:style style:name="ce329" style:family="table-cell" style:parent-style-name="Default" style:data-style-name="N0">
      <style:map style:condition="is-true-formula(OR([.U43]=0;[.U43]=0=&quot;line&quot;;[.U43]=0=&quot;circle&quot;))" style:apply-style-name="Cellule_20_grisée" style:base-cell-address="Feuille1.Y43"/>
      <style:map style:condition="is-true-formula(AND([.V43]&lt;&gt;0;[.Y43]=&quot;&quot;))" style:apply-style-name="Cellule_20_invalide" style:base-cell-address="Feuille1.Y43"/>
    </style:style>
    <style:style style:name="ce349" style:family="table-cell" style:parent-style-name="Default" style:data-style-name="N0">
      <style:map style:condition="is-true-formula(OR([.U44]=0;[.U44]=0=&quot;line&quot;;[.U44]=0=&quot;circle&quot;))" style:apply-style-name="Cellule_20_grisée" style:base-cell-address="Feuille1.Y44"/>
      <style:map style:condition="is-true-formula(AND([.V44]&lt;&gt;0;[.Y44]=&quot;&quot;))" style:apply-style-name="Cellule_20_invalide" style:base-cell-address="Feuille1.Y44"/>
    </style:style>
    <style:style style:name="ce133" style:family="table-cell" style:parent-style-name="Default" style:data-style-name="N0">
      <style:map style:condition="is-true-formula(OR([.U2]=0;[.U2]=0=&quot;line&quot;;[.U2]=0=&quot;circle&quot;))" style:apply-style-name="Cellule_20_grisée" style:base-cell-address="Feuille1.Y2"/>
      <style:map style:condition="is-true-formula(AND([.V2]&lt;&gt;0;[.Y2]=&quot;&quot;))" style:apply-style-name="Cellule_20_invalide" style:base-cell-address="Feuille1.Y2"/>
    </style:style>
    <style:style style:name="ce134" style:family="table-cell" style:parent-style-name="Default" style:data-style-name="N0">
      <style:map style:condition="is-true-formula(OR([.U2]=0;[.U2]=0=&quot;line&quot;;[.U2]=0=&quot;circle&quot;))" style:apply-style-name="Cellule_20_grisée" style:base-cell-address="Feuille1.Y2"/>
      <style:map style:condition="is-true-formula(AND([.V2]&lt;&gt;0;[.Y2]=&quot;&quot;))" style:apply-style-name="Cellule_20_invalide" style:base-cell-address="Feuille1.Y2"/>
    </style:style>
    <style:style style:name="ce136" style:family="table-cell" style:parent-style-name="Default" style:data-style-name="N0">
      <style:map style:condition="is-true-formula(OR([.U2]=0;[.U2]=0=&quot;line&quot;;[.U2]=0=&quot;circle&quot;))" style:apply-style-name="Cellule_20_grisée" style:base-cell-address="Feuille1.Y2"/>
      <style:map style:condition="is-true-formula(AND([.V2]&lt;&gt;0;[.Y2]=&quot;&quot;))" style:apply-style-name="Cellule_20_invalide" style:base-cell-address="Feuille1.Y2"/>
    </style:style>
    <style:style style:name="ce31" style:family="table-cell" style:parent-style-name="Default" style:data-style-name="N0">
      <style:map style:condition="cell-content()=&quot;&quot;" style:apply-style-name="Cellule_20_invalide" style:base-cell-address="Feuille1.C2"/>
    </style:style>
    <style:style style:name="ce32" style:family="table-cell" style:parent-style-name="Default" style:data-style-name="N0">
      <style:map style:condition="cell-content()=&quot;&quot;" style:apply-style-name="Cellule_20_invalide" style:base-cell-address="Feuille1.C2"/>
    </style:style>
    <style:style style:name="ce222" style:family="table-cell" style:parent-style-name="Default" style:data-style-name="N0">
      <style:map style:condition="cell-content()=&quot;&quot;" style:apply-style-name="Cellule_20_invalide" style:base-cell-address="Feuille1.AA10"/>
    </style:style>
    <style:style style:name="ce128" style:family="table-cell" style:parent-style-name="Default" style:data-style-name="N0">
      <style:map style:condition="cell-content()=&quot;&quot;" style:apply-style-name="Cellule_20_invalide" style:base-cell-address="Feuille1.AA11"/>
    </style:style>
    <style:style style:name="ce225" style:family="table-cell" style:parent-style-name="Default" style:data-style-name="N0">
      <style:map style:condition="cell-content()=&quot;&quot;" style:apply-style-name="Cellule_20_invalide" style:base-cell-address="Feuille1.AA13"/>
    </style:style>
    <style:style style:name="ce131" style:family="table-cell" style:parent-style-name="Default" style:data-style-name="N0">
      <style:map style:condition="cell-content()=&quot;&quot;" style:apply-style-name="Cellule_20_invalide" style:base-cell-address="Feuille1.AA14"/>
    </style:style>
    <style:style style:name="ce230" style:family="table-cell" style:parent-style-name="Default" style:data-style-name="N0">
      <style:map style:condition="cell-content()=&quot;&quot;" style:apply-style-name="Cellule_20_invalide" style:base-cell-address="Feuille1.AA16"/>
    </style:style>
    <style:style style:name="ce135" style:family="table-cell" style:parent-style-name="Default" style:data-style-name="N0">
      <style:map style:condition="cell-content()=&quot;&quot;" style:apply-style-name="Cellule_20_invalide" style:base-cell-address="Feuille1.AA17"/>
    </style:style>
    <style:style style:name="ce52" style:family="table-cell" style:parent-style-name="Default" style:data-style-name="N0">
      <style:map style:condition="cell-content()=&quot;&quot;" style:apply-style-name="Cellule_20_invalide" style:base-cell-address="Feuille1.AA19"/>
    </style:style>
    <style:style style:name="ce206" style:family="table-cell" style:parent-style-name="Default" style:data-style-name="N0">
      <style:map style:condition="cell-content()=&quot;&quot;" style:apply-style-name="Cellule_20_invalide" style:base-cell-address="Feuille1.AA22"/>
    </style:style>
    <style:style style:name="ce190" style:family="table-cell" style:parent-style-name="Default" style:data-style-name="N0">
      <style:map style:condition="cell-content()=&quot;&quot;" style:apply-style-name="Cellule_20_invalide" style:base-cell-address="Feuille1.AA23"/>
    </style:style>
    <style:style style:name="ce191" style:family="table-cell" style:parent-style-name="Default" style:data-style-name="N0">
      <style:map style:condition="cell-content()=&quot;&quot;" style:apply-style-name="Cellule_20_invalide" style:base-cell-address="Feuille1.AA24"/>
    </style:style>
    <style:style style:name="ce241" style:family="table-cell" style:parent-style-name="Default" style:data-style-name="N0">
      <style:map style:condition="cell-content()=&quot;&quot;" style:apply-style-name="Cellule_20_invalide" style:base-cell-address="Feuille1.AA25"/>
    </style:style>
    <style:style style:name="ce242" style:family="table-cell" style:parent-style-name="Default" style:data-style-name="N0">
      <style:map style:condition="cell-content()=&quot;&quot;" style:apply-style-name="Cellule_20_invalide" style:base-cell-address="Feuille1.AA26"/>
    </style:style>
    <style:style style:name="ce243" style:family="table-cell" style:parent-style-name="Default" style:data-style-name="N0">
      <style:map style:condition="cell-content()=&quot;&quot;" style:apply-style-name="Cellule_20_invalide" style:base-cell-address="Feuille1.AA27"/>
    </style:style>
    <style:style style:name="ce244" style:family="table-cell" style:parent-style-name="Default" style:data-style-name="N0">
      <style:map style:condition="cell-content()=&quot;&quot;" style:apply-style-name="Cellule_20_invalide" style:base-cell-address="Feuille1.AA28"/>
    </style:style>
    <style:style style:name="ce245" style:family="table-cell" style:parent-style-name="Default" style:data-style-name="N0">
      <style:map style:condition="cell-content()=&quot;&quot;" style:apply-style-name="Cellule_20_invalide" style:base-cell-address="Feuille1.AA29"/>
    </style:style>
    <style:style style:name="ce246" style:family="table-cell" style:parent-style-name="Default" style:data-style-name="N0">
      <style:map style:condition="cell-content()=&quot;&quot;" style:apply-style-name="Cellule_20_invalide" style:base-cell-address="Feuille1.AA30"/>
    </style:style>
    <style:style style:name="ce365" style:family="table-cell" style:parent-style-name="Default" style:data-style-name="N0">
      <style:map style:condition="cell-content()=&quot;&quot;" style:apply-style-name="Cellule_20_invalide" style:base-cell-address="Feuille1.AA31"/>
    </style:style>
    <style:style style:name="ce303" style:family="table-cell" style:parent-style-name="Default" style:data-style-name="N0">
      <style:map style:condition="cell-content()=&quot;&quot;" style:apply-style-name="Cellule_20_invalide" style:base-cell-address="Feuille1.AA32"/>
    </style:style>
    <style:style style:name="ce304" style:family="table-cell" style:parent-style-name="Default" style:data-style-name="N0">
      <style:map style:condition="cell-content()=&quot;&quot;" style:apply-style-name="Cellule_20_invalide" style:base-cell-address="Feuille1.AA33"/>
    </style:style>
    <style:style style:name="ce305" style:family="table-cell" style:parent-style-name="Default" style:data-style-name="N0">
      <style:map style:condition="cell-content()=&quot;&quot;" style:apply-style-name="Cellule_20_invalide" style:base-cell-address="Feuille1.AA34"/>
    </style:style>
    <style:style style:name="ce306" style:family="table-cell" style:parent-style-name="Default" style:data-style-name="N0">
      <style:map style:condition="cell-content()=&quot;&quot;" style:apply-style-name="Cellule_20_invalide" style:base-cell-address="Feuille1.AA35"/>
    </style:style>
    <style:style style:name="ce307" style:family="table-cell" style:parent-style-name="Default" style:data-style-name="N0">
      <style:map style:condition="cell-content()=&quot;&quot;" style:apply-style-name="Cellule_20_invalide" style:base-cell-address="Feuille1.AA36"/>
    </style:style>
    <style:style style:name="ce308" style:family="table-cell" style:parent-style-name="Default" style:data-style-name="N0">
      <style:map style:condition="cell-content()=&quot;&quot;" style:apply-style-name="Cellule_20_invalide" style:base-cell-address="Feuille1.AA37"/>
    </style:style>
    <style:style style:name="ce309" style:family="table-cell" style:parent-style-name="Default" style:data-style-name="N0">
      <style:map style:condition="cell-content()=&quot;&quot;" style:apply-style-name="Cellule_20_invalide" style:base-cell-address="Feuille1.AA38"/>
    </style:style>
    <style:style style:name="ce310" style:family="table-cell" style:parent-style-name="Default" style:data-style-name="N0">
      <style:map style:condition="cell-content()=&quot;&quot;" style:apply-style-name="Cellule_20_invalide" style:base-cell-address="Feuille1.AA39"/>
    </style:style>
    <style:style style:name="ce311" style:family="table-cell" style:parent-style-name="Default" style:data-style-name="N0">
      <style:map style:condition="cell-content()=&quot;&quot;" style:apply-style-name="Cellule_20_invalide" style:base-cell-address="Feuille1.AA40"/>
    </style:style>
    <style:style style:name="ce376" style:family="table-cell" style:parent-style-name="Default" style:data-style-name="N0">
      <style:map style:condition="cell-content()=&quot;&quot;" style:apply-style-name="Cellule_20_invalide" style:base-cell-address="Feuille1.AA41"/>
    </style:style>
    <style:style style:name="ce377" style:family="table-cell" style:parent-style-name="Default" style:data-style-name="N0">
      <style:map style:condition="cell-content()=&quot;&quot;" style:apply-style-name="Cellule_20_invalide" style:base-cell-address="Feuille1.AA42"/>
    </style:style>
    <style:style style:name="ce378" style:family="table-cell" style:parent-style-name="Default" style:data-style-name="N0">
      <style:map style:condition="cell-content()=&quot;&quot;" style:apply-style-name="Cellule_20_invalide" style:base-cell-address="Feuille1.AA43"/>
    </style:style>
    <style:style style:name="ce156" style:family="table-cell" style:parent-style-name="Default" style:data-style-name="N0">
      <style:map style:condition="cell-content()=&quot;&quot;" style:apply-style-name="Cellule_20_invalide" style:base-cell-address="Feuille1.AB11"/>
    </style:style>
    <style:style style:name="ce157" style:family="table-cell" style:parent-style-name="Default" style:data-style-name="N0">
      <style:map style:condition="cell-content()=&quot;&quot;" style:apply-style-name="Cellule_20_invalide" style:base-cell-address="Feuille1.AB12"/>
    </style:style>
    <style:style style:name="ce286" style:family="table-cell" style:parent-style-name="Default" style:data-style-name="N0">
      <style:map style:condition="cell-content()=&quot;&quot;" style:apply-style-name="Cellule_20_invalide" style:base-cell-address="Feuille1.AB13"/>
    </style:style>
    <style:style style:name="ce160" style:family="table-cell" style:parent-style-name="Default" style:data-style-name="N0">
      <style:map style:condition="cell-content()=&quot;&quot;" style:apply-style-name="Cellule_20_invalide" style:base-cell-address="Feuille1.AB14"/>
    </style:style>
    <style:style style:name="ce161" style:family="table-cell" style:parent-style-name="Default" style:data-style-name="N0">
      <style:map style:condition="cell-content()=&quot;&quot;" style:apply-style-name="Cellule_20_invalide" style:base-cell-address="Feuille1.AB15"/>
    </style:style>
    <style:style style:name="ce289" style:family="table-cell" style:parent-style-name="Default" style:data-style-name="N0">
      <style:map style:condition="cell-content()=&quot;&quot;" style:apply-style-name="Cellule_20_invalide" style:base-cell-address="Feuille1.AB16"/>
    </style:style>
    <style:style style:name="ce147" style:family="table-cell" style:parent-style-name="Default" style:data-style-name="N0">
      <style:map style:condition="cell-content()=&quot;&quot;" style:apply-style-name="Cellule_20_invalide" style:base-cell-address="Feuille1.AB17"/>
    </style:style>
    <style:style style:name="ce132" style:family="table-cell" style:parent-style-name="Default" style:data-style-name="N0">
      <style:map style:condition="cell-content()=&quot;&quot;" style:apply-style-name="Cellule_20_invalide" style:base-cell-address="Feuille1.AB19"/>
    </style:style>
    <style:style style:name="ce235" style:family="table-cell" style:parent-style-name="Default" style:data-style-name="N0">
      <style:map style:condition="cell-content()=&quot;&quot;" style:apply-style-name="Cellule_20_invalide" style:base-cell-address="Feuille1.AB27"/>
    </style:style>
    <style:style style:name="ce373" style:family="table-cell" style:parent-style-name="Default" style:data-style-name="N0">
      <style:map style:condition="cell-content()=&quot;&quot;" style:apply-style-name="Cellule_20_invalide" style:base-cell-address="Feuille1.AB32"/>
    </style:style>
    <style:style style:name="ce327" style:family="table-cell" style:parent-style-name="Default" style:data-style-name="N0">
      <style:map style:condition="cell-content()=&quot;&quot;" style:apply-style-name="Cellule_20_invalide" style:base-cell-address="Feuille1.AB37"/>
    </style:style>
    <style:style style:name="ce396" style:family="table-cell" style:parent-style-name="Default" style:data-style-name="N0">
      <style:map style:condition="cell-content()=&quot;&quot;" style:apply-style-name="Cellule_20_invalide" style:base-cell-address="Feuille1.AB42"/>
    </style:style>
    <style:style style:name="ce397" style:family="table-cell" style:parent-style-name="Default" style:data-style-name="N0">
      <style:map style:condition="cell-content()=&quot;&quot;" style:apply-style-name="Cellule_20_invalide" style:base-cell-address="Feuille1.AB43"/>
    </style:style>
    <style:style style:name="ce398" style:family="table-cell" style:parent-style-name="Default" style:data-style-name="N0">
      <style:map style:condition="cell-content()=&quot;&quot;" style:apply-style-name="Cellule_20_invalide" style:base-cell-address="Feuille1.AB44"/>
    </style:style>
    <style:style style:name="ce215" style:family="table-cell" style:parent-style-name="Default" style:data-style-name="N0">
      <style:map style:condition="cell-content()=&quot;&quot;" style:apply-style-name="Cellule_20_invalide" style:base-cell-address="Feuille1.AC9"/>
    </style:style>
    <style:style style:name="ce300" style:family="table-cell" style:parent-style-name="Default" style:data-style-name="N0">
      <style:map style:condition="cell-content()=&quot;&quot;" style:apply-style-name="Cellule_20_invalide" style:base-cell-address="Feuille1.AC10"/>
    </style:style>
    <style:style style:name="ce220" style:family="table-cell" style:parent-style-name="Default" style:data-style-name="N0">
      <style:map style:condition="cell-content()=&quot;&quot;" style:apply-style-name="Cellule_20_invalide" style:base-cell-address="Feuille1.AC12"/>
    </style:style>
    <style:style style:name="ce302" style:family="table-cell" style:parent-style-name="Default" style:data-style-name="N0">
      <style:map style:condition="cell-content()=&quot;&quot;" style:apply-style-name="Cellule_20_invalide" style:base-cell-address="Feuille1.AC13"/>
    </style:style>
    <style:style style:name="ce223" style:family="table-cell" style:parent-style-name="Default" style:data-style-name="N0">
      <style:map style:condition="cell-content()=&quot;&quot;" style:apply-style-name="Cellule_20_invalide" style:base-cell-address="Feuille1.AC15"/>
    </style:style>
    <style:style style:name="ce313" style:family="table-cell" style:parent-style-name="Default" style:data-style-name="N0">
      <style:map style:condition="cell-content()=&quot;&quot;" style:apply-style-name="Cellule_20_invalide" style:base-cell-address="Feuille1.AC16"/>
    </style:style>
    <style:style style:name="ce178" style:family="table-cell" style:parent-style-name="Default" style:data-style-name="N0">
      <style:map style:condition="cell-content()=&quot;&quot;" style:apply-style-name="Cellule_20_invalide" style:base-cell-address="Feuille1.AC19"/>
    </style:style>
    <style:style style:name="ce179" style:family="table-cell" style:parent-style-name="Default" style:data-style-name="N0">
      <style:map style:condition="cell-content()=&quot;&quot;" style:apply-style-name="Cellule_20_invalide" style:base-cell-address="Feuille1.AC20"/>
    </style:style>
    <style:style style:name="ce236" style:family="table-cell" style:parent-style-name="Default" style:data-style-name="N0">
      <style:map style:condition="cell-content()=&quot;&quot;" style:apply-style-name="Cellule_20_invalide" style:base-cell-address="Feuille1.AC22"/>
    </style:style>
    <style:style style:name="ce239" style:family="table-cell" style:parent-style-name="Default" style:data-style-name="N0">
      <style:map style:condition="cell-content()=&quot;&quot;" style:apply-style-name="Cellule_20_invalide" style:base-cell-address="Feuille1.AC23"/>
    </style:style>
    <style:style style:name="ce240" style:family="table-cell" style:parent-style-name="Default" style:data-style-name="N0">
      <style:map style:condition="cell-content()=&quot;&quot;" style:apply-style-name="Cellule_20_invalide" style:base-cell-address="Feuille1.AC24"/>
    </style:style>
    <style:style style:name="ce278" style:family="table-cell" style:parent-style-name="Default" style:data-style-name="N0">
      <style:map style:condition="cell-content()=&quot;&quot;" style:apply-style-name="Cellule_20_invalide" style:base-cell-address="Feuille1.AC25"/>
    </style:style>
    <style:style style:name="ce279" style:family="table-cell" style:parent-style-name="Default" style:data-style-name="N0">
      <style:map style:condition="cell-content()=&quot;&quot;" style:apply-style-name="Cellule_20_invalide" style:base-cell-address="Feuille1.AC26"/>
    </style:style>
    <style:style style:name="ce280" style:family="table-cell" style:parent-style-name="Default" style:data-style-name="N0">
      <style:map style:condition="cell-content()=&quot;&quot;" style:apply-style-name="Cellule_20_invalide" style:base-cell-address="Feuille1.AC27"/>
    </style:style>
    <style:style style:name="ce281" style:family="table-cell" style:parent-style-name="Default" style:data-style-name="N0">
      <style:map style:condition="cell-content()=&quot;&quot;" style:apply-style-name="Cellule_20_invalide" style:base-cell-address="Feuille1.AC28"/>
    </style:style>
    <style:style style:name="ce282" style:family="table-cell" style:parent-style-name="Default" style:data-style-name="N0">
      <style:map style:condition="cell-content()=&quot;&quot;" style:apply-style-name="Cellule_20_invalide" style:base-cell-address="Feuille1.AC29"/>
    </style:style>
    <style:style style:name="ce283" style:family="table-cell" style:parent-style-name="Default" style:data-style-name="N0">
      <style:map style:condition="cell-content()=&quot;&quot;" style:apply-style-name="Cellule_20_invalide" style:base-cell-address="Feuille1.AC30"/>
    </style:style>
    <style:style style:name="ce421" style:family="table-cell" style:parent-style-name="Default" style:data-style-name="N0">
      <style:map style:condition="cell-content()=&quot;&quot;" style:apply-style-name="Cellule_20_invalide" style:base-cell-address="Feuille1.AC31"/>
    </style:style>
    <style:style style:name="ce350" style:family="table-cell" style:parent-style-name="Default" style:data-style-name="N0">
      <style:map style:condition="cell-content()=&quot;&quot;" style:apply-style-name="Cellule_20_invalide" style:base-cell-address="Feuille1.AC32"/>
    </style:style>
    <style:style style:name="ce351" style:family="table-cell" style:parent-style-name="Default" style:data-style-name="N0">
      <style:map style:condition="cell-content()=&quot;&quot;" style:apply-style-name="Cellule_20_invalide" style:base-cell-address="Feuille1.AC33"/>
    </style:style>
    <style:style style:name="ce352" style:family="table-cell" style:parent-style-name="Default" style:data-style-name="N0">
      <style:map style:condition="cell-content()=&quot;&quot;" style:apply-style-name="Cellule_20_invalide" style:base-cell-address="Feuille1.AC34"/>
    </style:style>
    <style:style style:name="ce353" style:family="table-cell" style:parent-style-name="Default" style:data-style-name="N0">
      <style:map style:condition="cell-content()=&quot;&quot;" style:apply-style-name="Cellule_20_invalide" style:base-cell-address="Feuille1.AC35"/>
    </style:style>
    <style:style style:name="ce354" style:family="table-cell" style:parent-style-name="Default" style:data-style-name="N0">
      <style:map style:condition="cell-content()=&quot;&quot;" style:apply-style-name="Cellule_20_invalide" style:base-cell-address="Feuille1.AC36"/>
    </style:style>
    <style:style style:name="ce355" style:family="table-cell" style:parent-style-name="Default" style:data-style-name="N0">
      <style:map style:condition="cell-content()=&quot;&quot;" style:apply-style-name="Cellule_20_invalide" style:base-cell-address="Feuille1.AC37"/>
    </style:style>
    <style:style style:name="ce356" style:family="table-cell" style:parent-style-name="Default" style:data-style-name="N0">
      <style:map style:condition="cell-content()=&quot;&quot;" style:apply-style-name="Cellule_20_invalide" style:base-cell-address="Feuille1.AC38"/>
    </style:style>
    <style:style style:name="ce357" style:family="table-cell" style:parent-style-name="Default" style:data-style-name="N0">
      <style:map style:condition="cell-content()=&quot;&quot;" style:apply-style-name="Cellule_20_invalide" style:base-cell-address="Feuille1.AC39"/>
    </style:style>
    <style:style style:name="ce358" style:family="table-cell" style:parent-style-name="Default" style:data-style-name="N0">
      <style:map style:condition="cell-content()=&quot;&quot;" style:apply-style-name="Cellule_20_invalide" style:base-cell-address="Feuille1.AC40"/>
    </style:style>
    <style:style style:name="ce431" style:family="table-cell" style:parent-style-name="Default" style:data-style-name="N0">
      <style:map style:condition="cell-content()=&quot;&quot;" style:apply-style-name="Cellule_20_invalide" style:base-cell-address="Feuille1.AC41"/>
    </style:style>
    <style:style style:name="ce432" style:family="table-cell" style:parent-style-name="Default" style:data-style-name="N0">
      <style:map style:condition="cell-content()=&quot;&quot;" style:apply-style-name="Cellule_20_invalide" style:base-cell-address="Feuille1.AC42"/>
    </style:style>
    <style:style style:name="ce433" style:family="table-cell" style:parent-style-name="Default" style:data-style-name="N0">
      <style:map style:condition="cell-content()=&quot;&quot;" style:apply-style-name="Cellule_20_invalide" style:base-cell-address="Feuille1.AC43"/>
    </style:style>
    <style:style style:name="ce465" style:family="table-cell" style:parent-style-name="Default" style:data-style-name="N0">
      <style:map style:condition="cell-content()=&quot;&quot;" style:apply-style-name="Cellule_20_invalide" style:base-cell-address="Feuille1.AC44"/>
    </style:style>
    <style:style style:name="ce180" style:family="table-cell" style:parent-style-name="Default" style:data-style-name="N0">
      <style:map style:condition="cell-content()=&quot;&quot;" style:apply-style-name="Cellule_20_invalide" style:base-cell-address="Feuille1.AC46"/>
    </style:style>
    <style:style style:name="ce7" style:family="table-cell" style:parent-style-name="Default">
      <style:table-cell-properties fo:background-color="transparent"/>
    </style:style>
    <style:style style:name="ce33" style:family="table-cell" style:parent-style-name="Default">
      <style:map style:condition="is-true-formula([.AE46]=0)" style:apply-style-name="Cellule_20_grisée" style:base-cell-address="Feuille1.AF46"/>
      <style:map style:condition="is-true-formula(AND([.AE46]&lt;&gt;0;[.AF46]=&quot;&quot;))" style:apply-style-name="Cellule_20_invalide" style:base-cell-address="Feuille1.AF46"/>
    </style:style>
    <style:style style:name="ce34" style:family="table-cell" style:parent-style-name="Default" style:data-style-name="N0">
      <style:map style:condition="cell-content()=&quot;&quot;" style:apply-style-name="Cellule_20_invalide" style:base-cell-address="Feuille1.C2"/>
    </style:style>
    <style:style style:name="ce35" style:family="table-cell" style:parent-style-name="Default" style:data-style-name="N0">
      <style:map style:condition="is-true-formula([.U46]=0)" style:apply-style-name="Cellule_20_grisée" style:base-cell-address="Feuille1.V46"/>
      <style:map style:condition="is-true-formula(AND([.U46]&lt;&gt;0;[.V46]=&quot;&quot;))" style:apply-style-name="Cellule_20_invalide" style:base-cell-address="Feuille1.V46"/>
    </style:style>
    <style:style style:name="ce36" style:family="table-cell" style:parent-style-name="Default" style:data-style-name="N0">
      <style:map style:condition="is-true-formula(OR([.AG87]=0;[.AG87]=&quot;wakeUp&quot;))" style:apply-style-name="Cellule_20_grisée" style:base-cell-address="Feuille1.AH87"/>
      <style:map style:condition="is-true-formula(AND([.AG87]&lt;&gt;0;[.AH87]=&quot;&quot;))" style:apply-style-name="Cellule_20_invalide" style:base-cell-address="Feuille1.AH87"/>
    </style:style>
    <style:style style:name="ce37" style:family="table-cell" style:parent-style-name="Default" style:data-style-name="N0">
      <style:map style:condition="is-true-formula(OR([.AH87]=0;[.AH87]=&quot;wakeUp&quot;))" style:apply-style-name="Cellule_20_grisée" style:base-cell-address="Feuille1.AI87"/>
      <style:map style:condition="is-true-formula(AND([.AH87]&lt;&gt;0;[.AI87]=&quot;&quot;))" style:apply-style-name="Cellule_20_invalide" style:base-cell-address="Feuille1.AI87"/>
    </style:style>
    <style:style style:name="ce38" style:family="table-cell" style:parent-style-name="Default" style:data-style-name="N0">
      <style:map style:condition="is-true-formula([.U2]=0)" style:apply-style-name="Cellule_20_grisée" style:base-cell-address="Feuille1.X2"/>
      <style:map style:condition="is-true-formula(AND([.U2]&lt;&gt;0;[.X2]=&quot;&quot;))" style:apply-style-name="Cellule_20_invalide" style:base-cell-address="Feuille1.X2"/>
    </style:style>
    <style:style style:name="ce39" style:family="table-cell" style:parent-style-name="Default" style:data-style-name="N0">
      <style:map style:condition="is-true-formula([.U2]=0)" style:apply-style-name="Cellule_20_grisée" style:base-cell-address="Feuille1.X2"/>
      <style:map style:condition="is-true-formula(AND([.U2]&lt;&gt;0;[.X2]=&quot;&quot;))" style:apply-style-name="Cellule_20_invalide" style:base-cell-address="Feuille1.X2"/>
    </style:style>
  </office:automatic-styles>
  <office:body>
    <office:spreadsheet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unsorted" table:base-cell-address="Feuille1.H9"/>
        <table:content-validation table:name="val2" table:condition="of:cell-content-is-in-list(&quot;-1&quot;;&quot;0&quot;;&quot;1&quot;)" table:allow-empty-cell="true" table:display-list="sort-ascending" table:base-cell-address="Feuille1.L48"/>
        <table:content-validation table:name="val3" table:condition="of:cell-content-is-in-list(&quot;0&quot;;&quot;1&quot;)" table:allow-empty-cell="true" table:display-list="sort-ascending" table:base-cell-address="Feuille1.Y2"/>
        <table:content-validation table:name="val4" table:condition="of:cell-content-is-in-list(&quot;0&quot;;&quot;1&quot;)" table:allow-empty-cell="true" table:display-list="sort-ascending" table:base-cell-address="Feuille1.Y19"/>
        <table:content-validation table:name="val5" table:condition="of:cell-content-is-in-list(&quot;0&quot;;&quot;1&quot;)" table:allow-empty-cell="true" table:display-list="sort-ascending" table:base-cell-address="Feuille1.Y46"/>
        <table:content-validation table:name="val6" table:condition="of:cell-content-is-in-list(&quot;0&quot;;&quot;1&quot;)" table:allow-empty-cell="true" table:display-list="sort-ascending" table:base-cell-address="Feuille1.Y87"/>
        <table:content-validation table:name="val7" table:condition="of:cell-content-is-in-list(&quot;0&quot;;&quot;1&quot;)" table:allow-empty-cell="true" table:display-list="sort-ascending" table:base-cell-address="Feuille1.Y98"/>
        <table:content-validation table:name="val8" table:condition="of:cell-content-is-in-list(&quot;0&quot;;&quot;immune&quot;;&quot;ghost&quot;;&quot;death&quot;;&quot;face_target&quot;;&quot;reset_facing&quot;)" table:allow-empty-cell="true" table:display-list="sort-ascending" table:base-cell-address="Feuille1.M46"/>
        <table:content-validation table:name="val9" table:condition="of:cell-content-is-in-list(&quot;0&quot;;&quot;positionV&quot;;&quot;positionH&quot;;&quot;life&quot;;&quot;shield&quot;;&quot;phaseClock&quot;;&quot;enemyClock&quot;;&quot;proximity&quot;)" table:allow-empty-cell="false" table:display-list="sort-ascending" table:base-cell-address="Feuille1.P46"/>
        <table:content-validation table:name="val10" table:condition="of:cell-content-is-in-list(&quot;greater&quot;;&quot;lesser&quot;;&quot;equal&quot;)" table:allow-empty-cell="true" table:display-list="sort-ascending" table:base-cell-address="Feuille1.Q46"/>
        <table:content-validation table:name="val11" table:condition="of:cell-content-is-in-list([$Feuille1.$A$46:$Feuille1.$A$170])" table:allow-empty-cell="true" table:display-list="unsorted" table:base-cell-address="Feuille1.S46"/>
        <table:content-validation table:name="val12" table:condition="of:cell-content-is-in-list([$Feuille1.$A$59:$Feuille1.$A$170])" table:allow-empty-cell="true" table:display-list="unsorted" table:base-cell-address="Feuille1.S46"/>
      </table:content-validations>
      <table:table table:name="Feuille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ce9"/>
        <table:table-column table:style-name="co4" table:default-cell-style-name="ce14"/>
        <table:table-column table:style-name="co5" table:default-cell-style-name="ce17"/>
        <table:table-column table:style-name="co6" table:default-cell-style-name="ce9"/>
        <table:table-column table:style-name="co7" table:default-cell-style-name="ce14"/>
        <table:table-column table:style-name="co8" table:default-cell-style-name="Default"/>
        <table:table-column table:style-name="co9" table:default-cell-style-name="ce9"/>
        <table:table-column table:style-name="co7" table:default-cell-style-name="ce14"/>
        <table:table-column table:style-name="co8" table:default-cell-style-name="ce14"/>
        <table:table-column table:style-name="co10" table:default-cell-style-name="ce9"/>
        <table:table-column table:style-name="co7" table:default-cell-style-name="ce14"/>
        <table:table-column table:style-name="co8" table:default-cell-style-name="ce14"/>
        <table:table-column table:style-name="co11" table:default-cell-style-name="Default"/>
        <table:table-column table:style-name="co7" table:default-cell-style-name="ce14"/>
        <table:table-column table:style-name="co8" table:default-cell-style-name="ce20"/>
        <table:table-column table:style-name="co12" table:default-cell-style-name="Default"/>
        <table:table-column table:style-name="co7" table:default-cell-style-name="ce14"/>
        <table:table-column table:style-name="co8" table:default-cell-style-name="ce20"/>
        <table:table-column table:style-name="co13" table:default-cell-style-name="ce23"/>
        <table:table-column table:style-name="co14" table:default-cell-style-name="ce24"/>
        <table:table-column table:style-name="co15" table:default-cell-style-name="ce27"/>
        <table:table-column table:style-name="co16" table:default-cell-style-name="ce29"/>
        <table:table-column table:style-name="co17" table:default-cell-style-name="ce136"/>
        <table:table-column table:style-name="co18" table:default-cell-style-name="ce31"/>
        <table:table-column table:style-name="co19" table:number-columns-repeated="2" table:default-cell-style-name="ce32"/>
        <table:table-column table:style-name="co20" table:default-cell-style-name="Default"/>
        <table:table-column table:style-name="co21" table:default-cell-style-name="ce31"/>
        <table:table-column table:style-name="co12" table:default-cell-style-name="ce9"/>
        <table:table-column table:style-name="co22" table:default-cell-style-name="ce33"/>
        <table:table-column table:style-name="co19" table:default-cell-style-name="ce34"/>
        <table:table-column table:style-name="co23" table:default-cell-style-name="ce35"/>
        <table:table-column table:style-name="co24" table:default-cell-style-name="ce27"/>
        <table:table-column table:style-name="co25" table:default-cell-style-name="ce38"/>
        <table:table-column table:style-name="co23" table:default-cell-style-name="ce34"/>
        <table:table-column table:style-name="co26" table:default-cell-style-name="ce35"/>
        <table:table-column table:style-name="co27" table:default-cell-style-name="ce27"/>
        <table:table-column table:style-name="co9" table:default-cell-style-name="ce39"/>
        <table:table-column table:style-name="co28" table:default-cell-style-name="Default"/>
        <table:table-column table:style-name="co29" table:number-columns-repeated="983" table:default-cell-style-name="Default"/>
        <table:table-row table:style-name="ro1">
          <table:table-cell table:style-name="ce1" office:value-type="string" calcext:value-type="string">
            <text:p>#phase_name</text:p>
          </table:table-cell>
          <table:table-cell table:style-name="ce1" office:value-type="string" calcext:value-type="string">
            <text:p>vspeed</text:p>
          </table:table-cell>
          <table:table-cell table:style-name="ce1" office:value-type="string" calcext:value-type="string">
            <text:p>weapon_name</text:p>
          </table:table-cell>
          <table:table-cell table:style-name="ce1" office:value-type="string" calcext:value-type="string">
            <text:p>weapon_offsetX</text:p>
          </table:table-cell>
          <table:table-cell table:style-name="ce1" office:value-type="string" calcext:value-type="string">
            <text:p>weapon_delay</text:p>
          </table:table-cell>
          <table:table-cell table:style-name="ce1" office:value-type="string" calcext:value-type="string">
            <text:p>weapon2</text:p>
          </table:table-cell>
          <table:table-cell table:style-name="ce1" office:value-type="string" calcext:value-type="string">
            <text:p>weapon_offsetX_2</text:p>
          </table:table-cell>
          <table:table-cell table:style-name="ce1" office:value-type="string" calcext:value-type="string">
            <text:p>weapon_delay2</text:p>
          </table:table-cell>
          <table:table-cell table:style-name="ce1" office:value-type="string" calcext:value-type="string">
            <text:p>weapon3</text:p>
          </table:table-cell>
          <table:table-cell table:style-name="ce1" office:value-type="string" calcext:value-type="string">
            <text:p>weapon_offsetX_3</text:p>
          </table:table-cell>
          <table:table-cell table:style-name="ce1" office:value-type="string" calcext:value-type="string">
            <text:p>weapon_delay3</text:p>
          </table:table-cell>
          <table:table-cell table:style-name="ce1" office:value-type="string" calcext:value-type="string">
            <text:p>weapon4</text:p>
          </table:table-cell>
          <table:table-cell table:style-name="ce1" office:value-type="string" calcext:value-type="string">
            <text:p>weapon_offsetX_4</text:p>
          </table:table-cell>
          <table:table-cell table:style-name="ce1" office:value-type="string" calcext:value-type="string">
            <text:p>weapon_delay4</text:p>
          </table:table-cell>
          <table:table-cell table:style-name="ce1" office:value-type="string" calcext:value-type="string">
            <text:p>weapon5</text:p>
          </table:table-cell>
          <table:table-cell table:style-name="ce1" office:value-type="string" calcext:value-type="string">
            <text:p>weapon_offsetX_5</text:p>
          </table:table-cell>
          <table:table-cell table:style-name="ce1" office:value-type="string" calcext:value-type="string">
            <text:p>weapon_delay5</text:p>
          </table:table-cell>
          <table:table-cell table:style-name="ce1" office:value-type="string" calcext:value-type="string">
            <text:p>weapon6</text:p>
          </table:table-cell>
          <table:table-cell table:style-name="ce1" office:value-type="string" calcext:value-type="string">
            <text:p>weapon_offsetX_6</text:p>
          </table:table-cell>
          <table:table-cell table:style-name="ce1" office:value-type="string" calcext:value-type="string">
            <text:p>weapon_delay6</text:p>
          </table:table-cell>
          <table:table-cell table:style-name="ce1" office:value-type="string" calcext:value-type="string">
            <text:p>pattern</text:p>
          </table:table-cell>
          <table:table-cell table:style-name="ce1" office:value-type="string" calcext:value-type="string">
            <text:p>angspeed</text:p>
          </table:table-cell>
          <table:table-cell table:style-name="ce1" office:value-type="string" calcext:value-type="string">
            <text:p>radius</text:p>
          </table:table-cell>
          <table:table-cell table:style-name="ce1" office:value-type="string" calcext:value-type="string">
            <text:p>clockwise</text:p>
          </table:table-cell>
          <table:table-cell table:style-name="ce1" office:value-type="string" calcext:value-type="string">
            <text:p>centered</text:p>
          </table:table-cell>
          <table:table-cell table:style-name="ce1" office:value-type="string" calcext:value-type="string">
            <text:p>rotation_speed</text:p>
          </table:table-cell>
          <table:table-cell table:style-name="ce1" office:value-type="string" calcext:value-type="string">
            <text:p>modifier</text:p>
          </table:table-cell>
          <table:table-cell table:style-name="ce1" office:value-type="string" calcext:value-type="string">
            <text:p>modifier_2</text:p>
          </table:table-cell>
          <table:table-cell table:style-name="ce1" office:value-type="string" calcext:value-type="string">
            <text:p>Modifier_3</text:p>
          </table:table-cell>
          <table:table-cell table:style-name="ce1" office:value-type="string" calcext:value-type="string">
            <text:p>wake_up</text:p>
          </table:table-cell>
          <table:table-cell table:style-name="ce1" office:value-type="string" calcext:value-type="string">
            <text:p>welcome_weapon</text:p>
          </table:table-cell>
          <table:table-cell table:style-name="ce1" office:value-type="string" calcext:value-type="string">
            <text:p>welcome_ammo</text:p>
          </table:table-cell>
          <table:table-cell table:style-name="ce1" office:value-type="string" calcext:value-type="string">
            <text:p>condition</text:p>
          </table:table-cell>
          <table:table-cell table:style-name="ce1" office:value-type="string" calcext:value-type="string">
            <text:p>op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transitionPhase</text:p>
          </table:table-cell>
          <table:table-cell table:style-name="ce1" office:value-type="string" calcext:value-type="string">
            <text:p>condition2</text:p>
          </table:table-cell>
          <table:table-cell table:style-name="ce1" office:value-type="string" calcext:value-type="string">
            <text:p>op2</text:p>
          </table:table-cell>
          <table:table-cell table:style-name="ce1" office:value-type="string" calcext:value-type="string">
            <text:p>value2</text:p>
          </table:table-cell>
          <table:table-cell table:style-name="ce1" office:value-type="string" calcext:value-type="string">
            <text:p>transitionPhase2</text:p>
          </table:table-cell>
          <table:table-cell table:style-name="ce1" office:value-type="string" calcext:value-type="string">
            <text:p>dialog</text:p>
          </table:table-cell>
          <table:table-cell table:style-name="ce1" table:number-columns-repeated="977"/>
          <table:table-cell table:number-columns-repeated="6"/>
        </table:table-row>
        <table:table-row table:style-name="ro1">
          <table:table-cell table:style-name="Default" office:value-type="string" calcext:value-type="string">
            <text:p>phase0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3" table:style-name="Default"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style-name="ce112" table:content-validation-name="val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style-name="ce32" table:content-validation-name="val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string" calcext:value-type="string">
            <text:p>phase02</text:p>
          </table:table-cell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0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Default" office:value-type="string" calcext:value-type="string">
            <text:p>phase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reball_sinus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fireball_sinus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60" calcext:value-type="float">
            <text:p>60</text:p>
          </table:table-cell>
          <table:table-cell table:content-validation-name="val2" office:value-type="float" office:value="1" calcext:value-type="float">
            <text:p>1</text:p>
          </table:table-cell>
          <table:table-cell table:style-name="ce112" table:content-validation-name="val3" office:value-type="float" office:value="0" calcext:value-type="float">
            <text:p>0</text:p>
          </table:table-cell>
          <table:table-cell table:style-name="Default" office:value-type="float" office:value="50" calcext:value-type="float">
            <text:p>50</text:p>
          </table:table-cell>
          <table:table-cell table:content-validation-name="val8" office:value-type="string" calcext:value-type="string">
            <text:p>face_target</text:p>
          </table:table-cell>
          <table:table-cell table:content-validation-name="val8" office:value-type="float" office:value="0" calcext:value-type="float">
            <text:p>0</text:p>
          </table:table-cell>
          <table:table-cell table:style-name="ce32" table:content-validation-name="val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string" calcext:value-type="string">
            <text:p>phase0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0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Default" office:value-type="string" calcext:value-type="string">
            <text:p>phase03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3" table:style-name="Default"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style-name="ce112" table:content-validation-name="val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style-name="ce32" table:content-validation-name="val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hase04</text:p>
          </table:table-cell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0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Default" office:value-type="string" calcext:value-type="string">
            <text:p>phase04</text:p>
          </table:table-cell>
          <table:table-cell office:value-type="float" office:value="-200" calcext:value-type="float">
            <text:p>-200</text:p>
          </table:table-cell>
          <table:table-cell office:value-type="string" calcext:value-type="string">
            <text:p>laser_fast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3" table:style-name="Default"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style-name="ce112" table:content-validation-name="val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style-name="ce32" table:content-validation-name="val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string" calcext:value-type="string">
            <text:p>phase02</text:p>
          </table:table-cell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0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Default" office:value-type="string" calcext:value-type="string">
            <text:p>phase0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aser_arc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content-validation-name="val2" office:value-type="float" office:value="1" calcext:value-type="float">
            <text:p>1</text:p>
          </table:table-cell>
          <table:table-cell table:style-name="ce112" table:content-validation-name="val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style-name="ce32" table:content-validation-name="val8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aser_360</text:p>
          </table:table-cell>
          <table:table-cell table:style-name="Default" office:value-type="string" calcext:value-type="string">
            <text:p>firebal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2" table:number-columns-repeated="1017"/>
          <table:table-cell table:number-columns-repeated="6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2" table:number-columns-repeated="1017"/>
          <table:table-cell table:number-columns-repeated="6"/>
        </table:table-row>
        <table:table-row table:style-name="ro2">
          <table:table-cell table:style-name="ce6" office:value-type="string" calcext:value-type="string">
            <text:p>KatyushaIntro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0" calcext:value-type="float">
            <text:p>0</text:p>
          </table:table-cell>
          <table:table-cell table:content-validation-name="val8" office:value-type="string" calcext:value-type="string">
            <text:p>ghost</text:p>
          </table:table-cell>
          <table:table-cell table:content-validation-name="val8" office:value-type="float" office:value="0" calcext:value-type="float">
            <text:p>0</text:p>
          </table:table-cell>
          <table:table-cell table:style-name="ce215" table:content-validation-name="val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string" calcext:value-type="string">
            <text:p>KatyushaIntro_Wa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Intro_Wait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0" calcext:value-type="float">
            <text:p>0</text:p>
          </table:table-cell>
          <table:table-cell table:style-name="ce222" table:content-validation-name="val8" office:value-type="string" calcext:value-type="string">
            <text:p>ghost</text:p>
          </table:table-cell>
          <table:table-cell table:style-name="ce222" table:content-validation-name="val8" office:value-type="float" office:value="0" calcext:value-type="float">
            <text:p>0</text:p>
          </table:table-cell>
          <table:table-cell table:style-name="ce300" table:content-validation-name="val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Katyusha_Phase1_Kickoff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1_Kickoff</text:p>
          </table:table-cell>
          <table:table-cell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0" calcext:value-type="float">
            <text:p>0</text:p>
          </table:table-cell>
          <table:table-cell table:style-name="ce128" table:content-validation-name="val8" office:value-type="string" calcext:value-type="string">
            <text:p>ghost</text:p>
          </table:table-cell>
          <table:table-cell table:number-columns-repeated="2" table:style-name="ce156" table:content-validation-name="val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string" calcext:value-type="string">
            <text:p>0.5</text:p>
          </table:table-cell>
          <table:table-cell table:style-name="Default" office:value-type="string" calcext:value-type="string">
            <text:p>Katyusha_Phase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string" calcext:value-type="string">
            <text:p>Dial_Sandbox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Intro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0" calcext:value-type="float">
            <text:p>0</text:p>
          </table:table-cell>
          <table:table-cell table:content-validation-name="val8" office:value-type="string" calcext:value-type="string">
            <text:p>ghost</text:p>
          </table:table-cell>
          <table:table-cell table:style-name="ce157" table:content-validation-name="val8" office:value-type="float" office:value="0" calcext:value-type="float">
            <text:p>0</text:p>
          </table:table-cell>
          <table:table-cell table:style-name="ce220" table:content-validation-name="val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string" calcext:value-type="string">
            <text:p>L_ItsukoiIntro_DeployLef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Intro_DeployLeft</text:p>
          </table:table-cell>
          <table:table-cell office:value-type="float" office:value="30" calcext:value-type="float">
            <text:p>3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line</text:p>
          </table:table-cell>
          <table:table-cell table:style-name="Default" office:value-type="float" office:value="-30" calcext:value-type="float">
            <text:p>-3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5" table:content-validation-name="val8" office:value-type="string" calcext:value-type="string">
            <text:p>ghost</text:p>
          </table:table-cell>
          <table:table-cell table:style-name="ce286" table:content-validation-name="val8" office:value-type="float" office:value="0" calcext:value-type="float">
            <text:p>0</text:p>
          </table:table-cell>
          <table:table-cell table:style-name="ce302" table:content-validation-name="val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350" calcext:value-type="float">
            <text:p>350</text:p>
          </table:table-cell>
          <table:table-cell table:style-name="Default" office:value-type="string" calcext:value-type="string">
            <text:p>L_Itsukoi_Phase1_Kickoff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1_Kickoff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0" calcext:value-type="float">
            <text:p>0</text:p>
          </table:table-cell>
          <table:table-cell table:style-name="ce131" table:content-validation-name="val8" office:value-type="string" calcext:value-type="string">
            <text:p>ghost</text:p>
          </table:table-cell>
          <table:table-cell table:number-columns-repeated="2" table:style-name="ce160" table:content-validation-name="val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_Itsukoi_Phase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Intro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0" calcext:value-type="float">
            <text:p>0</text:p>
          </table:table-cell>
          <table:table-cell table:content-validation-name="val8" office:value-type="string" calcext:value-type="string">
            <text:p>ghost</text:p>
          </table:table-cell>
          <table:table-cell table:style-name="ce161" table:content-validation-name="val8" office:value-type="float" office:value="0" calcext:value-type="float">
            <text:p>0</text:p>
          </table:table-cell>
          <table:table-cell table:style-name="ce223" table:content-validation-name="val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string" calcext:value-type="string">
            <text:p>R_HatsukiIntro_DeployRigh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Intro_DeployRight</text:p>
          </table:table-cell>
          <table:table-cell office:value-type="float" office:value="30" calcext:value-type="float">
            <text:p>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line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30" table:content-validation-name="val8" office:value-type="string" calcext:value-type="string">
            <text:p>ghost</text:p>
          </table:table-cell>
          <table:table-cell table:style-name="ce289" table:content-validation-name="val8" office:value-type="float" office:value="0" calcext:value-type="float">
            <text:p>0</text:p>
          </table:table-cell>
          <table:table-cell table:style-name="ce313" table:content-validation-name="val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730" calcext:value-type="float">
            <text:p>730</text:p>
          </table:table-cell>
          <table:table-cell table:style-name="Default" office:value-type="string" calcext:value-type="string">
            <text:p>R_Hatsuki_Phase1_Kickoff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1_Kickoff</text:p>
          </table:table-cell>
          <table:table-cell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0" calcext:value-type="float">
            <text:p>0</text:p>
          </table:table-cell>
          <table:table-cell table:style-name="ce135" table:content-validation-name="val8" office:value-type="string" calcext:value-type="string">
            <text:p>ghost</text:p>
          </table:table-cell>
          <table:table-cell table:number-columns-repeated="2" table:style-name="ce147" table:content-validation-name="val8" office:value-type="float" office:value="0" calcext:value-type="float">
            <text:p>0</text:p>
          </table:table-cell>
          <table:table-cell table:style-name="Default" office:value-type="string" calcext:value-type="string">
            <text:p>Katyusha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R_Hatsuki_Phase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2" table:number-columns-repeated="1017"/>
          <table:table-cell table:number-columns-repeated="6"/>
        </table:table-row>
        <table:table-row table:style-name="ro2">
          <table:table-cell table:style-name="ce6" office:value-type="string" calcext:value-type="string">
            <text:p>Katyusha_Phase1</text:p>
          </table:table-cell>
          <table:table-cell office:value-type="float" office:value="0" calcext:value-type="float">
            <text:p>0</text:p>
          </table:table-cell>
          <table:table-cell table:style-name="ce55" office:value-type="string" calcext:value-type="string">
            <text:p>V_Katyusha_dragonball_support</text:p>
          </table:table-cell>
          <table:table-cell table:style-name="ce60" office:value-type="float" office:value="0" calcext:value-type="float">
            <text:p>0</text:p>
          </table:table-cell>
          <table:table-cell table:style-name="ce65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oscillator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200" calcext:value-type="float">
            <text:p>20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0" table:content-validation-name="val4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ce52" table:content-validation-name="val8" office:value-type="string" calcext:value-type="string">
            <text:p>ghost</text:p>
          </table:table-cell>
          <table:table-cell table:style-name="ce132" table:content-validation-name="val8" office:value-type="float" office:value="0" calcext:value-type="float">
            <text:p>0</text:p>
          </table:table-cell>
          <table:table-cell table:style-name="ce178" table:content-validation-name="val8" office:value-type="float" office:value="0" calcext:value-type="float">
            <text:p>0</text:p>
          </table:table-cell>
          <table:table-cell table:style-name="Default" office:value-type="string" calcext:value-type="string">
            <text:p>Itsukoi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7" office:value-type="string" calcext:value-type="string">
            <text:p>Katyusha_Phase1_Wait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Itsukoi_triple_sho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V_Itsukoi_laserXL_ascending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oscillator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00" calcext:value-type="float">
            <text:p>100</text:p>
          </table:table-cell>
          <table:table-cell table:content-validation-name="val2" office:value-type="float" office:value="1" calcext:value-type="float">
            <text:p>1</text:p>
          </table:table-cell>
          <table:table-cell table:style-name="ce130" table:content-validation-name="val4" office:value-type="float" office:value="1" calcext:value-type="float">
            <text:p>1</text:p>
          </table:table-cell>
          <table:table-cell table:style-name="Default" office:value-type="float" office:value="200" calcext:value-type="float">
            <text:p>200</text:p>
          </table:table-cell>
          <table:table-cell table:content-validation-name="val8" office:value-type="float" office:value="0" calcext:value-type="float">
            <text:p>0</text:p>
          </table:table-cell>
          <table:table-cell table:content-validation-name="val8" office:value-type="string" calcext:value-type="string">
            <text:p>face_target</text:p>
          </table:table-cell>
          <table:table-cell table:style-name="ce179" table:content-validation-name="val8" office:value-type="float" office:value="0" calcext:value-type="float">
            <text:p>0</text:p>
          </table:table-cell>
          <table:table-cell table:style-name="Default" office:value-type="string" calcext:value-type="string">
            <text:p>Hatsuki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50" calcext:value-type="float">
            <text:p>50</text:p>
          </table:table-cell>
          <table:table-cell table:style-name="ce7" office:value-type="string" calcext:value-type="string">
            <text:p>L_Itsukoi_Phase1_Exit_Lef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1</text:p>
          </table:table-cell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V_Itsukoi_triple_sho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V_Itsukoi_laserXL_ascending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oscillator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00" calcext:value-type="float">
            <text:p>100</text:p>
          </table:table-cell>
          <table:table-cell table:content-validation-name="val2" office:value-type="float" office:value="-1" calcext:value-type="float">
            <text:p>-1</text:p>
          </table:table-cell>
          <table:table-cell table:style-name="ce130" table:content-validation-name="val4" office:value-type="float" office:value="1" calcext:value-type="float">
            <text:p>1</text:p>
          </table:table-cell>
          <table:table-cell table:style-name="Default" office:value-type="float" office:value="200" calcext:value-type="float">
            <text:p>200</text:p>
          </table:table-cell>
          <table:table-cell table:content-validation-name="val8" office:value-type="float" office:value="0" calcext:value-type="float">
            <text:p>0</text:p>
          </table:table-cell>
          <table:table-cell table:content-validation-name="val8" office:value-type="string" calcext:value-type="string">
            <text:p>face_target</text:p>
          </table:table-cell>
          <table:table-cell table:style-name="ce179" table:content-validation-name="val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50" calcext:value-type="float">
            <text:p>50</text:p>
          </table:table-cell>
          <table:table-cell table:style-name="ce7" office:value-type="string" calcext:value-type="string">
            <text:p>R_Hatsuki_Phase1_Exit_Righ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1_Exit_Left</text:p>
          </table:table-cell>
          <table:table-cell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line</text:p>
          </table:table-cell>
          <table:table-cell table:style-name="Default" office:value-type="float" office:value="-200" calcext:value-type="float">
            <text:p>-200</text:p>
          </table:table-cell>
          <table:table-cell table:style-name="Default" office:value-type="float" office:value="0" calcext:value-type="float">
            <text:p>0</text:p>
          </table:table-cell>
          <table:table-cell table:style-name="ce137" table:content-validation-name="val2" office:value-type="float" office:value="1" calcext:value-type="float">
            <text:p>1</text:p>
          </table:table-cell>
          <table:table-cell table:style-name="ce165" table:content-validation-name="val4"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206" table:content-validation-name="val8" office:value-type="string" calcext:value-type="string">
            <text:p>ghost</text:p>
          </table:table-cell>
          <table:table-cell table:style-name="ce206" table:content-validation-name="val8" office:value-type="string" calcext:value-type="string">
            <text:p>reset_facing</text:p>
          </table:table-cell>
          <table:table-cell table:style-name="ce236" table:content-validation-name="val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-100" calcext:value-type="float">
            <text:p>-100</text:p>
          </table:table-cell>
          <table:table-cell table:style-name="ce7" office:value-type="string" calcext:value-type="string">
            <text:p>L_Itsukoi_Phase1_Exit_Tur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1_Exit_Turn</text:p>
          </table:table-cell>
          <table:table-cell office:value-type="float" office:value="70" calcext:value-type="float">
            <text:p>70</text:p>
          </table:table-cell>
          <table:table-cell table:style-name="ce64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138" table:content-validation-name="val2"/>
          <table:table-cell table:style-name="ce166" table:content-validation-name="val4"/>
          <table:table-cell table:style-name="Default" office:value-type="float" office:value="-30" calcext:value-type="float">
            <text:p>-30</text:p>
          </table:table-cell>
          <table:table-cell table:style-name="ce190" table:content-validation-name="val8" office:value-type="string" calcext:value-type="string">
            <text:p>ghost</text:p>
          </table:table-cell>
          <table:table-cell table:style-name="ce190" table:content-validation-name="val8" office:value-type="float" office:value="0" calcext:value-type="float">
            <text:p>0</text:p>
          </table:table-cell>
          <table:table-cell table:style-name="ce239" table:content-validation-name="val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" calcext:value-type="float">
            <text:p>3</text:p>
          </table:table-cell>
          <table:table-cell table:style-name="ce7" office:value-type="string" calcext:value-type="string">
            <text:p>L_Itsukoi_Phase2_Run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2_Run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V_Itsukoi_carpet_bombing_lef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V_Itsukoi_carpet_bombing_left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V_Itsukoi_carpet_bombing_left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V_Itsukoi_carpet_bombing_left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V_Itsukoi_carpet_bombing_left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line</text:p>
          </table:table-cell>
          <table:table-cell table:style-name="Default" office:value-type="float" office:value="700" calcext:value-type="float">
            <text:p>700</text:p>
          </table:table-cell>
          <table:table-cell table:style-name="Default" office:value-type="float" office:value="0" calcext:value-type="float">
            <text:p>0</text:p>
          </table:table-cell>
          <table:table-cell table:style-name="ce139" table:content-validation-name="val2" office:value-type="float" office:value="1" calcext:value-type="float">
            <text:p>1</text:p>
          </table:table-cell>
          <table:table-cell table:style-name="ce167" table:content-validation-name="val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ce191" table:content-validation-name="val8" office:value-type="float" office:value="0" calcext:value-type="float">
            <text:p>0</text:p>
          </table:table-cell>
          <table:table-cell table:style-name="ce240" table:content-validation-name="val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200" calcext:value-type="float">
            <text:p>1200</text:p>
          </table:table-cell>
          <table:table-cell table:style-name="ce7" office:value-type="string" calcext:value-type="string">
            <text:p>L_Itsukoi_Phase2_Tur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2_Turn</text:p>
          </table:table-cell>
          <table:table-cell office:value-type="float" office:value="50" calcext:value-type="float">
            <text:p>50</text:p>
          </table:table-cell>
          <table:table-cell table:style-name="ce45" office:value-type="float" office:value="0" calcext:value-type="float">
            <text:p>0</text:p>
          </table:table-cell>
          <table:table-cell table:style-name="Default" table:number-columns-repeated="2"/>
          <table:table-cell table:style-name="ce92" office:value-type="float" office:value="0" calcext:value-type="float">
            <text:p>0</text:p>
          </table:table-cell>
          <table:table-cell table:style-name="Default"/>
          <table:table-cell/>
          <table:table-cell table:style-name="ce9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153" table:content-validation-name="val2"/>
          <table:table-cell table:style-name="ce193" table:content-validation-name="val4"/>
          <table:table-cell table:style-name="Default" office:value-type="float" office:value="60" calcext:value-type="float">
            <text:p>60</text:p>
          </table:table-cell>
          <table:table-cell table:style-name="ce241" table:content-validation-name="val8" office:value-type="string" calcext:value-type="string">
            <text:p>ghost</text:p>
          </table:table-cell>
          <table:table-cell table:style-name="ce241" table:content-validation-name="val8" office:value-type="float" office:value="0" calcext:value-type="float">
            <text:p>0</text:p>
          </table:table-cell>
          <table:table-cell table:style-name="ce278" table:content-validation-name="val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" calcext:value-type="float">
            <text:p>3</text:p>
          </table:table-cell>
          <table:table-cell table:style-name="ce7" office:value-type="string" calcext:value-type="string">
            <text:p>L_Itsukoi_Phase2_Run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2_Run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V_Itsukoi_carpet_bombing_righ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V_Itsukoi_carpet_bombing_right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V_Itsukoi_carpet_bombing_right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V_Itsukoi_carpet_bombing_right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V_Itsukoi_carpet_bombing_right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line</text:p>
          </table:table-cell>
          <table:table-cell table:style-name="Default" office:value-type="float" office:value="-800" calcext:value-type="float">
            <text:p>-800</text:p>
          </table:table-cell>
          <table:table-cell table:style-name="Default" office:value-type="float" office:value="0" calcext:value-type="float">
            <text:p>0</text:p>
          </table:table-cell>
          <table:table-cell table:style-name="ce158" table:content-validation-name="val2" office:value-type="float" office:value="1" calcext:value-type="float">
            <text:p>1</text:p>
          </table:table-cell>
          <table:table-cell table:style-name="ce200" table:content-validation-name="val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ce242" table:content-validation-name="val8" office:value-type="float" office:value="0" calcext:value-type="float">
            <text:p>0</text:p>
          </table:table-cell>
          <table:table-cell table:style-name="ce279" table:content-validation-name="val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-100" calcext:value-type="float">
            <text:p>-100</text:p>
          </table:table-cell>
          <table:table-cell table:style-name="ce7" office:value-type="string" calcext:value-type="string">
            <text:p>L_Itsukoi_Phase2_Ex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2_Exit</text:p>
          </table:table-cell>
          <table:table-cell office:value-type="float" office:value="-300" calcext:value-type="float">
            <text:p>-300</text:p>
          </table:table-cell>
          <table:table-cell table:style-name="ce79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163" table:content-validation-name="val2"/>
          <table:table-cell table:style-name="ce202" table:content-validation-name="val4"/>
          <table:table-cell table:style-name="Default" office:value-type="float" office:value="300" calcext:value-type="float">
            <text:p>300</text:p>
          </table:table-cell>
          <table:table-cell table:style-name="ce243" table:content-validation-name="val8" office:value-type="string" calcext:value-type="string">
            <text:p>ghost</text:p>
          </table:table-cell>
          <table:table-cell table:style-name="ce235" table:content-validation-name="val8" office:value-type="string" calcext:value-type="string">
            <text:p>reset_facing</text:p>
          </table:table-cell>
          <table:table-cell table:style-name="ce280" table:content-validation-name="val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324" calcext:value-type="float">
            <text:p>324</text:p>
          </table:table-cell>
          <table:table-cell table:style-name="ce7" office:value-type="string" calcext:value-type="string">
            <text:p>L_Itsukoi_Phase3_Entry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3_Entry</text:p>
          </table:table-cell>
          <table:table-cell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line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0" calcext:value-type="float">
            <text:p>0</text:p>
          </table:table-cell>
          <table:table-cell table:style-name="ce164" table:content-validation-name="val2" office:value-type="float" office:value="1" calcext:value-type="float">
            <text:p>1</text:p>
          </table:table-cell>
          <table:table-cell table:style-name="ce203" table:content-validation-name="val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244" table:content-validation-name="val8" office:value-type="string" calcext:value-type="string">
            <text:p>ghost</text:p>
          </table:table-cell>
          <table:table-cell table:style-name="ce244" table:content-validation-name="val8" office:value-type="float" office:value="0" calcext:value-type="float">
            <text:p>0</text:p>
          </table:table-cell>
          <table:table-cell table:style-name="ce281" table:content-validation-name="val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50" calcext:value-type="float">
            <text:p>350</text:p>
          </table:table-cell>
          <table:table-cell table:style-name="ce7" office:value-type="string" calcext:value-type="string">
            <text:p>L_Itsukoi_Phase3_Wa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3_Wait</text:p>
          </table:table-cell>
          <table:table-cell office:value-type="float" office:value="0" calcext:value-type="float">
            <text:p>0</text:p>
          </table:table-cell>
          <table:table-cell table:style-name="ce81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168" table:content-validation-name="val2"/>
          <table:table-cell table:style-name="ce204" table:content-validation-name="val4"/>
          <table:table-cell table:style-name="Default" office:value-type="float" office:value="0" calcext:value-type="float">
            <text:p>0</text:p>
          </table:table-cell>
          <table:table-cell table:style-name="ce245" table:content-validation-name="val8" office:value-type="string" calcext:value-type="string">
            <text:p>ghost</text:p>
          </table:table-cell>
          <table:table-cell table:style-name="ce245" table:content-validation-name="val8" office:value-type="float" office:value="0" calcext:value-type="float">
            <text:p>0</text:p>
          </table:table-cell>
          <table:table-cell table:style-name="ce282" table:content-validation-name="val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" calcext:value-type="float">
            <text:p>1</text:p>
          </table:table-cell>
          <table:table-cell table:style-name="ce7" office:value-type="string" calcext:value-type="string">
            <text:p>L_Itsukoi_Phase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3</text:p>
          </table:table-cell>
          <table:table-cell office:value-type="float" office:value="0" calcext:value-type="float">
            <text:p>0</text:p>
          </table:table-cell>
          <table:table-cell table:style-name="ce77" office:value-type="string" calcext:value-type="string">
            <text:p>V_Itsukoi_triple_sho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V_Itsukoi_laserXL_ascending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oscillator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00" calcext:value-type="float">
            <text:p>100</text:p>
          </table:table-cell>
          <table:table-cell table:style-name="ce169" table:content-validation-name="val2" office:value-type="float" office:value="1" calcext:value-type="float">
            <text:p>1</text:p>
          </table:table-cell>
          <table:table-cell table:style-name="ce205" table:content-validation-name="val4" office:value-type="float" office:value="1" calcext:value-type="float">
            <text:p>1</text:p>
          </table:table-cell>
          <table:table-cell table:style-name="Default" office:value-type="float" office:value="200" calcext:value-type="float">
            <text:p>200</text:p>
          </table:table-cell>
          <table:table-cell table:style-name="ce246" table:content-validation-name="val8" office:value-type="float" office:value="0" calcext:value-type="float">
            <text:p>0</text:p>
          </table:table-cell>
          <table:table-cell table:style-name="ce246" table:content-validation-name="val8" office:value-type="string" calcext:value-type="string">
            <text:p>face_target</text:p>
          </table:table-cell>
          <table:table-cell table:style-name="ce283" table:content-validation-name="val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equal</text:p>
          </table:table-cell>
          <table:table-cell table:style-name="Default" office:value-type="float" office:value="0" calcext:value-type="float">
            <text:p>0</text:p>
          </table:table-cell>
          <table:table-cell table:style-name="ce7" office:value-type="string" calcext:value-type="string">
            <text:p>L_Itsukoi_Death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Death</text:p>
          </table:table-cell>
          <table:table-cell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255" table:content-validation-name="val2"/>
          <table:table-cell table:style-name="ce316" table:content-validation-name="val4"/>
          <table:table-cell table:style-name="Default" office:value-type="float" office:value="0" calcext:value-type="float">
            <text:p>0</text:p>
          </table:table-cell>
          <table:table-cell table:number-columns-repeated="2" table:style-name="ce365" table:content-validation-name="val8" office:value-type="float" office:value="0" calcext:value-type="float">
            <text:p>0</text:p>
          </table:table-cell>
          <table:table-cell table:style-name="ce421" table:content-validation-name="val8" office:value-type="float" office:value="0" calcext:value-type="float">
            <text:p>0</text:p>
          </table:table-cell>
          <table:table-cell table:style-name="Default" office:value-type="string" calcext:value-type="string">
            <text:p>Katyusha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1_Exit_Right</text:p>
          </table:table-cell>
          <table:table-cell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line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0" calcext:value-type="float">
            <text:p>0</text:p>
          </table:table-cell>
          <table:table-cell table:style-name="ce210" table:content-validation-name="val2" office:value-type="float" office:value="1" calcext:value-type="float">
            <text:p>1</text:p>
          </table:table-cell>
          <table:table-cell table:style-name="ce262" table:content-validation-name="val4"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303" table:content-validation-name="val8" office:value-type="string" calcext:value-type="string">
            <text:p>ghost</text:p>
          </table:table-cell>
          <table:table-cell table:style-name="ce373" table:content-validation-name="val8" office:value-type="string" calcext:value-type="string">
            <text:p>reset_facing</text:p>
          </table:table-cell>
          <table:table-cell table:style-name="ce350" table:content-validation-name="val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200" calcext:value-type="float">
            <text:p>1200</text:p>
          </table:table-cell>
          <table:table-cell table:style-name="ce7" office:value-type="string" calcext:value-type="string">
            <text:p>R_Hatsuki_Phase1_Exit_Tur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1_Exit_Turn</text:p>
          </table:table-cell>
          <table:table-cell office:value-type="float" office:value="70" calcext:value-type="float">
            <text:p>70</text:p>
          </table:table-cell>
          <table:table-cell table:style-name="ce98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211" table:content-validation-name="val2"/>
          <table:table-cell table:style-name="ce263" table:content-validation-name="val4"/>
          <table:table-cell table:style-name="Default" office:value-type="float" office:value="30" calcext:value-type="float">
            <text:p>30</text:p>
          </table:table-cell>
          <table:table-cell table:style-name="ce304" table:content-validation-name="val8" office:value-type="string" calcext:value-type="string">
            <text:p>ghost</text:p>
          </table:table-cell>
          <table:table-cell table:style-name="ce304" table:content-validation-name="val8" office:value-type="float" office:value="0" calcext:value-type="float">
            <text:p>0</text:p>
          </table:table-cell>
          <table:table-cell table:style-name="ce351" table:content-validation-name="val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" calcext:value-type="float">
            <text:p>3</text:p>
          </table:table-cell>
          <table:table-cell table:style-name="ce7" office:value-type="string" calcext:value-type="string">
            <text:p>R_Hatsuki_Phase2_Run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2_Run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V_Itsukoi_carpet_bombing_righ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V_Itsukoi_carpet_bombing_right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V_Itsukoi_carpet_bombing_right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V_Itsukoi_carpet_bombing_right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V_Itsukoi_carpet_bombing_right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line</text:p>
          </table:table-cell>
          <table:table-cell table:style-name="Default" office:value-type="float" office:value="-700" calcext:value-type="float">
            <text:p>-700</text:p>
          </table:table-cell>
          <table:table-cell table:style-name="Default" office:value-type="float" office:value="0" calcext:value-type="float">
            <text:p>0</text:p>
          </table:table-cell>
          <table:table-cell table:style-name="ce212" table:content-validation-name="val2" office:value-type="float" office:value="1" calcext:value-type="float">
            <text:p>1</text:p>
          </table:table-cell>
          <table:table-cell table:style-name="ce264" table:content-validation-name="val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ce305" table:content-validation-name="val8" office:value-type="float" office:value="0" calcext:value-type="float">
            <text:p>0</text:p>
          </table:table-cell>
          <table:table-cell table:style-name="ce352" table:content-validation-name="val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-100" calcext:value-type="float">
            <text:p>-100</text:p>
          </table:table-cell>
          <table:table-cell table:style-name="ce7" office:value-type="string" calcext:value-type="string">
            <text:p>R_Hatsuki_Phase2_Tur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2_Turn</text:p>
          </table:table-cell>
          <table:table-cell office:value-type="float" office:value="50" calcext:value-type="float">
            <text:p>50</text:p>
          </table:table-cell>
          <table:table-cell table:style-name="ce68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213" table:content-validation-name="val2"/>
          <table:table-cell table:style-name="ce265" table:content-validation-name="val4"/>
          <table:table-cell table:style-name="Default" office:value-type="float" office:value="-60" calcext:value-type="float">
            <text:p>-60</text:p>
          </table:table-cell>
          <table:table-cell table:style-name="ce306" table:content-validation-name="val8" office:value-type="string" calcext:value-type="string">
            <text:p>ghost</text:p>
          </table:table-cell>
          <table:table-cell table:style-name="ce306" table:content-validation-name="val8" office:value-type="float" office:value="0" calcext:value-type="float">
            <text:p>0</text:p>
          </table:table-cell>
          <table:table-cell table:style-name="ce353" table:content-validation-name="val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" calcext:value-type="float">
            <text:p>3</text:p>
          </table:table-cell>
          <table:table-cell table:style-name="ce7" office:value-type="string" calcext:value-type="string">
            <text:p>R_Hatsuki_Phase2_Run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2_Run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V_Itsukoi_carpet_bombing_lef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V_Itsukoi_carpet_bombing_left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V_Itsukoi_carpet_bombing_left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V_Itsukoi_carpet_bombing_left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V_Itsukoi_carpet_bombing_left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line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0" calcext:value-type="float">
            <text:p>0</text:p>
          </table:table-cell>
          <table:table-cell table:style-name="ce214" table:content-validation-name="val2" office:value-type="float" office:value="1" calcext:value-type="float">
            <text:p>1</text:p>
          </table:table-cell>
          <table:table-cell table:style-name="ce266" table:content-validation-name="val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ce307" table:content-validation-name="val8" office:value-type="float" office:value="0" calcext:value-type="float">
            <text:p>0</text:p>
          </table:table-cell>
          <table:table-cell table:style-name="ce354" table:content-validation-name="val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200" calcext:value-type="float">
            <text:p>1200</text:p>
          </table:table-cell>
          <table:table-cell table:style-name="ce7" office:value-type="string" calcext:value-type="string">
            <text:p>R_Hatsuki_Phase2_Ex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6" office:value-type="string" calcext:value-type="string">
            <text:p>R_Hatsuki_Phase2_Exit</text:p>
          </table:table-cell>
          <table:table-cell office:value-type="float" office:value="-300" calcext:value-type="float">
            <text:p>-300</text:p>
          </table:table-cell>
          <table:table-cell table:style-name="ce107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219" table:content-validation-name="val2"/>
          <table:table-cell table:style-name="ce267" table:content-validation-name="val4"/>
          <table:table-cell table:style-name="Default" office:value-type="float" office:value="300" calcext:value-type="float">
            <text:p>300</text:p>
          </table:table-cell>
          <table:table-cell table:style-name="ce308" table:content-validation-name="val8" office:value-type="string" calcext:value-type="string">
            <text:p>ghost</text:p>
          </table:table-cell>
          <table:table-cell table:style-name="ce327" table:content-validation-name="val8" office:value-type="string" calcext:value-type="string">
            <text:p>reset_facing</text:p>
          </table:table-cell>
          <table:table-cell table:style-name="ce355" table:content-validation-name="val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324" calcext:value-type="float">
            <text:p>324</text:p>
          </table:table-cell>
          <table:table-cell table:style-name="ce7" office:value-type="string" calcext:value-type="string">
            <text:p>R_Hatsuki_Phase3_Entry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3_Entry</text:p>
          </table:table-cell>
          <table:table-cell office:value-type="float" office:value="0" calcext:value-type="float">
            <text:p>0</text:p>
          </table:table-cell>
          <table:table-cell table:style-name="ce108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line</text:p>
          </table:table-cell>
          <table:table-cell table:style-name="Default" office:value-type="float" office:value="-200" calcext:value-type="float">
            <text:p>-200</text:p>
          </table:table-cell>
          <table:table-cell table:style-name="Default" office:value-type="float" office:value="0" calcext:value-type="float">
            <text:p>0</text:p>
          </table:table-cell>
          <table:table-cell table:style-name="ce226" table:content-validation-name="val2" office:value-type="float" office:value="1" calcext:value-type="float">
            <text:p>1</text:p>
          </table:table-cell>
          <table:table-cell table:style-name="ce268" table:content-validation-name="val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309" table:content-validation-name="val8" office:value-type="string" calcext:value-type="string">
            <text:p>ghost</text:p>
          </table:table-cell>
          <table:table-cell table:style-name="ce309" table:content-validation-name="val8" office:value-type="float" office:value="0" calcext:value-type="float">
            <text:p>0</text:p>
          </table:table-cell>
          <table:table-cell table:style-name="ce356" table:content-validation-name="val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730" calcext:value-type="float">
            <text:p>730</text:p>
          </table:table-cell>
          <table:table-cell table:style-name="ce7" office:value-type="string" calcext:value-type="string">
            <text:p>R_Hatsuki_Phase3_Wa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3_Wait</text:p>
          </table:table-cell>
          <table:table-cell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227" table:content-validation-name="val2"/>
          <table:table-cell table:style-name="ce269" table:content-validation-name="val4"/>
          <table:table-cell table:style-name="Default" office:value-type="float" office:value="0" calcext:value-type="float">
            <text:p>0</text:p>
          </table:table-cell>
          <table:table-cell table:style-name="ce310" table:content-validation-name="val8" office:value-type="string" calcext:value-type="string">
            <text:p>ghost</text:p>
          </table:table-cell>
          <table:table-cell table:style-name="ce310" table:content-validation-name="val8" office:value-type="float" office:value="0" calcext:value-type="float">
            <text:p>0</text:p>
          </table:table-cell>
          <table:table-cell table:style-name="ce357" table:content-validation-name="val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" calcext:value-type="float">
            <text:p>1</text:p>
          </table:table-cell>
          <table:table-cell table:style-name="ce7" office:value-type="string" calcext:value-type="string">
            <text:p>R_Hatsuki_Phase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3</text:p>
          </table:table-cell>
          <table:table-cell office:value-type="float" office:value="0" calcext:value-type="float">
            <text:p>0</text:p>
          </table:table-cell>
          <table:table-cell table:style-name="ce110" office:value-type="string" calcext:value-type="string">
            <text:p>V_Itsukoi_triple_sho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V_Itsukoi_laserXL_ascending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oscillator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00" calcext:value-type="float">
            <text:p>100</text:p>
          </table:table-cell>
          <table:table-cell table:style-name="ce228" table:content-validation-name="val2" office:value-type="float" office:value="1" calcext:value-type="float">
            <text:p>1</text:p>
          </table:table-cell>
          <table:table-cell table:style-name="ce270" table:content-validation-name="val4" office:value-type="float" office:value="1" calcext:value-type="float">
            <text:p>1</text:p>
          </table:table-cell>
          <table:table-cell table:style-name="Default" office:value-type="float" office:value="200" calcext:value-type="float">
            <text:p>200</text:p>
          </table:table-cell>
          <table:table-cell table:style-name="ce311" table:content-validation-name="val8" office:value-type="float" office:value="0" calcext:value-type="float">
            <text:p>0</text:p>
          </table:table-cell>
          <table:table-cell table:style-name="ce311" table:content-validation-name="val8" office:value-type="string" calcext:value-type="string">
            <text:p>face_target</text:p>
          </table:table-cell>
          <table:table-cell table:style-name="ce358" table:content-validation-name="val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equal</text:p>
          </table:table-cell>
          <table:table-cell table:style-name="Default" office:value-type="float" office:value="0" calcext:value-type="float">
            <text:p>0</text:p>
          </table:table-cell>
          <table:table-cell table:style-name="ce7" office:value-type="string" calcext:value-type="string">
            <text:p>R_Hatsuki_Death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6" office:value-type="string" calcext:value-type="string">
            <text:p>R_Hatsuki_Death</text:p>
          </table:table-cell>
          <table:table-cell office:value-type="float" office:value="0" calcext:value-type="float">
            <text:p>0</text:p>
          </table:table-cell>
          <table:table-cell table:style-name="ce146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274" table:content-validation-name="val2"/>
          <table:table-cell table:style-name="ce326" table:content-validation-name="val4"/>
          <table:table-cell table:style-name="Default" office:value-type="float" office:value="0" calcext:value-type="float">
            <text:p>0</text:p>
          </table:table-cell>
          <table:table-cell table:number-columns-repeated="2" table:style-name="ce376" table:content-validation-name="val8" office:value-type="float" office:value="0" calcext:value-type="float">
            <text:p>0</text:p>
          </table:table-cell>
          <table:table-cell table:style-name="ce431" table:content-validation-name="val8" office:value-type="float" office:value="0" calcext:value-type="float">
            <text:p>0</text:p>
          </table:table-cell>
          <table:table-cell table:style-name="Default" office:value-type="string" calcext:value-type="string">
            <text:p>Katyusha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1_Wait1</text:p>
          </table:table-cell>
          <table:table-cell office:value-type="float" office:value="0" calcext:value-type="float">
            <text:p>0</text:p>
          </table:table-cell>
          <table:table-cell table:style-name="ce148" office:value-type="string" calcext:value-type="string">
            <text:p>V_Katyusha_dragonball_support</text:p>
          </table:table-cell>
          <table:table-cell table:style-name="ce172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oscillator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230" calcext:value-type="float">
            <text:p>230</text:p>
          </table:table-cell>
          <table:table-cell table:style-name="ce275" table:content-validation-name="val2" office:value-type="float" office:value="0" calcext:value-type="float">
            <text:p>0</text:p>
          </table:table-cell>
          <table:table-cell table:style-name="ce328" table:content-validation-name="val4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ce377" table:content-validation-name="val8" office:value-type="string" calcext:value-type="string">
            <text:p>ghost</text:p>
          </table:table-cell>
          <table:table-cell table:style-name="ce396" table:content-validation-name="val8" office:value-type="float" office:value="0" calcext:value-type="float">
            <text:p>0</text:p>
          </table:table-cell>
          <table:table-cell table:style-name="ce432" table:content-validation-name="val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7" office:value-type="string" calcext:value-type="string">
            <text:p>Katyusha_Phase1_Wait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1_Wait2</text:p>
          </table:table-cell>
          <table:table-cell office:value-type="float" office:value="0" calcext:value-type="float">
            <text:p>0</text:p>
          </table:table-cell>
          <table:table-cell table:style-name="ce149" office:value-type="string" calcext:value-type="string">
            <text:p>V_Katyusha_dragonball_support</text:p>
          </table:table-cell>
          <table:table-cell table:style-name="ce183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oscillator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250" calcext:value-type="float">
            <text:p>250</text:p>
          </table:table-cell>
          <table:table-cell table:style-name="ce276" table:content-validation-name="val2" office:value-type="float" office:value="0" calcext:value-type="float">
            <text:p>0</text:p>
          </table:table-cell>
          <table:table-cell table:style-name="ce329" table:content-validation-name="val4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ce378" table:content-validation-name="val8" office:value-type="string" calcext:value-type="string">
            <text:p>ghost</text:p>
          </table:table-cell>
          <table:table-cell table:style-name="ce397" table:content-validation-name="val8" office:value-type="float" office:value="0" calcext:value-type="float">
            <text:p>0</text:p>
          </table:table-cell>
          <table:table-cell table:style-name="ce433" table:content-validation-name="val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" calcext:value-type="float">
            <text:p>1</text:p>
          </table:table-cell>
          <table:table-cell table:style-name="ce7" office:value-type="string" calcext:value-type="string">
            <text:p>Katyusha_Phase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2</text:p>
          </table:table-cell>
          <table:table-cell office:value-type="float" office:value="0" calcext:value-type="float">
            <text:p>0</text:p>
          </table:table-cell>
          <table:table-cell table:style-name="ce150" office:value-type="string" calcext:value-type="string">
            <text:p>V_Beta1_dragonball</text:p>
          </table:table-cell>
          <table:table-cell table:style-name="ce184" office:value-type="float" office:value="0" calcext:value-type="float">
            <text:p>0</text:p>
          </table:table-cell>
          <table:table-cell table:style-name="ce192" office:value-type="float" office:value="0" calcext:value-type="float">
            <text:p>0</text:p>
          </table:table-cell>
          <table:table-cell table:style-name="Default" office:value-type="string" calcext:value-type="string">
            <text:p>V_Beta1_dragonball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oscillator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300" calcext:value-type="float">
            <text:p>300</text:p>
          </table:table-cell>
          <table:table-cell table:style-name="ce298" table:content-validation-name="val2" office:value-type="float" office:value="0" calcext:value-type="float">
            <text:p>0</text:p>
          </table:table-cell>
          <table:table-cell table:style-name="ce349" table:content-validation-name="val4" office:value-type="float" office:value="1" calcext:value-type="float">
            <text:p>1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0" calcext:value-type="float">
            <text:p>0</text:p>
          </table:table-cell>
          <table:table-cell table:style-name="ce398" table:content-validation-name="val8" office:value-type="string" calcext:value-type="string">
            <text:p>face_target</text:p>
          </table:table-cell>
          <table:table-cell table:style-name="ce465" table:content-validation-name="val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2" table:number-columns-repeated="40"/>
          <table:table-cell table:number-columns-repeated="983"/>
        </table:table-row>
        <table:table-row table:style-name="ro1">
          <table:table-cell office:value-type="string" calcext:value-type="string">
            <text:p>V_Alpha1_Entry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V_Alpha1_laser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style-name="ce180" table:content-validation-name="val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1"/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2_Entry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.5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8" office:value-type="string" calcext:value-type="string">
            <text:p>ghost</text:p>
          </table:table-cell>
          <table:table-cell table:content-validation-name="val8" office:value-type="float" office:value="0" calcext:value-type="float">
            <text:p>0</text:p>
          </table:table-cell>
          <table:table-cell table:style-name="ce180" table:content-validation-name="val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positionV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200" calcext:value-type="float">
            <text:p>200</text:p>
          </table:table-cell>
          <table:table-cell table:content-validation-name="val11" office:value-type="string" calcext:value-type="string">
            <text:p>V_Alpha2_StrafeRandom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style-name="ce38" table:content-validation-name="val11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2_StrafeRando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2_laserI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Alpha2_laserEx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100" calcext:value-type="float">
            <text:p>100</text:p>
          </table:table-cell>
          <table:table-cell table:style-name="ce28"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8" office:value-type="string" calcext:value-type="string">
            <text:p>bouncing</text:p>
          </table:table-cell>
          <table:table-cell table:content-validation-name="val8" office:value-type="float" office:value="0" calcext:value-type="float">
            <text:p>0</text:p>
          </table:table-cell>
          <table:table-cell table:style-name="ce180" table:content-validation-name="val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enemy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11" office:value-type="string" calcext:value-type="string">
            <text:p>V_Alpha2_Exit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style-name="ce38" table:content-validation-name="val11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2_Exit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V_Alpha2_laserI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Alpha2_laserEx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style-name="ce180" table:content-validation-name="val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1"/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3_Entry</text:p>
          </table:table-cell>
          <table:table-cell office:value-type="float" office:value="120" calcext:value-type="float">
            <text:p>120</text:p>
          </table:table-cell>
          <table:table-cell table:style-name="ce10" office:value-type="string" calcext:value-type="string">
            <text:p>V_Alpha3_laser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style-name="ce180" table:content-validation-name="val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1"/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Sigma1_Entry</text:p>
          </table:table-cell>
          <table:table-cell office:value-type="float" office:value="120" calcext:value-type="float">
            <text:p>120</text:p>
          </table:table-cell>
          <table:table-cell table:style-name="ce10" office:value-type="string" calcext:value-type="string">
            <text:p>V_Sigma1_las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1_laser90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V_Sigma1_laser1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1_laser27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5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content-validation-name="val8" office:value-type="string" calcext:value-type="string">
            <text:p>bouncingH</text:p>
          </table:table-cell>
          <table:table-cell table:content-validation-name="val8" office:value-type="float" office:value="0" calcext:value-type="float">
            <text:p>0</text:p>
          </table:table-cell>
          <table:table-cell table:style-name="ce180" table:content-validation-name="val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positionV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550" calcext:value-type="float">
            <text:p>550</text:p>
          </table:table-cell>
          <table:table-cell table:content-validation-name="val11" office:value-type="string" calcext:value-type="string">
            <text:p>V_Sigma1_Exit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Sigma1_Exit</text:p>
          </table:table-cell>
          <table:table-cell office:value-type="float" office:value="300" calcext:value-type="float">
            <text:p>30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/>
          <table:table-cell table:style-name="ce14"/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5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content-validation-name="val8" office:value-type="string" calcext:value-type="string">
            <text:p>bouncingH</text:p>
          </table:table-cell>
          <table:table-cell table:content-validation-name="val8" office:value-type="float" office:value="0" calcext:value-type="float">
            <text:p>0</text:p>
          </table:table-cell>
          <table:table-cell table:style-name="ce180" table:content-validation-name="val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1"/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Sigma2_Entry</text:p>
          </table:table-cell>
          <table:table-cell office:value-type="float" office:value="300" calcext:value-type="float">
            <text:p>30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/>
          <table:table-cell table:style-name="ce14"/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5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content-validation-name="val8" office:value-type="string" calcext:value-type="string">
            <text:p>ghost</text:p>
          </table:table-cell>
          <table:table-cell table:content-validation-name="val8" office:value-type="float" office:value="0" calcext:value-type="float">
            <text:p>0</text:p>
          </table:table-cell>
          <table:table-cell table:style-name="ce180" table:content-validation-name="val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positionV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400" calcext:value-type="float">
            <text:p>400</text:p>
          </table:table-cell>
          <table:table-cell table:content-validation-name="val11" office:value-type="string" calcext:value-type="string">
            <text:p>V_Sigma2_Routine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Sigma2_Routine</text:p>
          </table:table-cell>
          <table:table-cell office:value-type="float" office:value="-50" calcext:value-type="float">
            <text:p>-50</text:p>
          </table:table-cell>
          <table:table-cell table:style-name="ce10" office:value-type="string" calcext:value-type="string">
            <text:p>V_Sigma2_las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2_laser90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V_Sigma2_laser1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2_laser27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5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content-validation-name="val8" office:value-type="string" calcext:value-type="string">
            <text:p>bouncingH</text:p>
          </table:table-cell>
          <table:table-cell table:content-validation-name="val8" office:value-type="float" office:value="0" calcext:value-type="float">
            <text:p>0</text:p>
          </table:table-cell>
          <table:table-cell table:style-name="ce180" table:content-validation-name="val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11" office:value-type="string" calcext:value-type="string">
            <text:p>V_Sigma2_Exit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Sigma2_Exit</text:p>
          </table:table-cell>
          <table:table-cell office:value-type="float" office:value="-50" calcext:value-type="float">
            <text:p>-50</text:p>
          </table:table-cell>
          <table:table-cell table:style-name="ce10" office:value-type="string" calcext:value-type="string">
            <text:p>V_Sigma2_las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2_laser90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V_Sigma2_laser1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2_laser27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5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content-validation-name="val8" office:value-type="string" calcext:value-type="string">
            <text:p>bouncingH</text:p>
          </table:table-cell>
          <table:table-cell table:content-validation-name="val8" office:value-type="float" office:value="0" calcext:value-type="float">
            <text:p>0</text:p>
          </table:table-cell>
          <table:table-cell table:style-name="ce180" table:content-validation-name="val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1"/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Sigma3_Entry</text:p>
          </table:table-cell>
          <table:table-cell office:value-type="float" office:value="250" calcext:value-type="float">
            <text:p>250</text:p>
          </table:table-cell>
          <table:table-cell table:style-name="ce10" office:value-type="string" calcext:value-type="string">
            <text:p>V_Sigma3_las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10" office:value-type="string" calcext:value-type="string">
            <text:p>V_Sigma3_laser180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table:style-name="ce10" office:value-type="string" calcext:value-type="string">
            <text:p>V_Sigma3_laser_slow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table:style-name="ce10" office:value-type="string" calcext:value-type="string">
            <text:p>V_Sigma3_laser180_slow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table:style-name="ce11"/>
          <table:table-cell office:value-type="float" office:value="0" calcext:value-type="float">
            <text:p>0</text:p>
          </table:table-cell>
          <table:table-cell table:style-name="ce17"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5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content-validation-name="val8" office:value-type="string" calcext:value-type="string">
            <text:p>bouncing</text:p>
          </table:table-cell>
          <table:table-cell table:content-validation-name="val8" office:value-type="float" office:value="0" calcext:value-type="float">
            <text:p>0</text:p>
          </table:table-cell>
          <table:table-cell table:style-name="ce180" table:content-validation-name="val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11" office:value-type="string" calcext:value-type="string">
            <text:p>V_Sigma3_Exit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Sigma3_Exit</text:p>
          </table:table-cell>
          <table:table-cell office:value-type="float" office:value="250" calcext:value-type="float">
            <text:p>250</text:p>
          </table:table-cell>
          <table:table-cell table:style-name="ce10" office:value-type="string" calcext:value-type="string">
            <text:p>V_Sigma3_las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10" office:value-type="string" calcext:value-type="string">
            <text:p>V_Sigma3_laser180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table:style-name="ce83" office:value-type="string" calcext:value-type="string">
            <text:p>V_Sigma3_laser_slow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table:style-name="ce85" office:value-type="string" calcext:value-type="string">
            <text:p>V_Sigma3_laser180_slow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table:style-name="ce11"/>
          <table:table-cell office:value-type="float" office:value="0" calcext:value-type="float">
            <text:p>0</text:p>
          </table:table-cell>
          <table:table-cell table:style-name="ce17"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5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content-validation-name="val8" office:value-type="string" calcext:value-type="string">
            <text:p>bouncing</text:p>
          </table:table-cell>
          <table:table-cell table:content-validation-name="val8" office:value-type="float" office:value="0" calcext:value-type="float">
            <text:p>0</text:p>
          </table:table-cell>
          <table:table-cell table:style-name="ce180" table:content-validation-name="val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1"/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1_Entry</text:p>
          </table:table-cell>
          <table:table-cell office:value-type="float" office:value="250" calcext:value-type="float">
            <text:p>2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style-name="ce180" table:content-validation-name="val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positionV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230" calcext:value-type="float">
            <text:p>230</text:p>
          </table:table-cell>
          <table:table-cell table:content-validation-name="val11" office:value-type="string" calcext:value-type="string">
            <text:p>V_Beta1_Routine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1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1_dragon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1_laser_support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1_laser_support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1" calcext:value-type="float">
            <text:p>1</text:p>
          </table:table-cell>
          <table:table-cell table:style-name="ce133" table:content-validation-name="val5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content-validation-name="val8" office:value-type="string" calcext:value-type="string">
            <text:p>face_target</text:p>
          </table:table-cell>
          <table:table-cell table:content-validation-name="val8" office:value-type="float" office:value="0" calcext:value-type="float">
            <text:p>0</text:p>
          </table:table-cell>
          <table:table-cell table:style-name="ce180" table:content-validation-name="val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shield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Beta1_Berserk</text:p>
          </table:table-cell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8" calcext:value-type="float">
            <text:p>8</text:p>
          </table:table-cell>
          <table:table-cell table:content-validation-name="val12" office:value-type="string" calcext:value-type="string">
            <text:p>V_Beta1_Exit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1_Berserk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V_Beta1_dragonballNoLoc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_Beta1_laser_supportL_exi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_Beta1_laser_supportR_exi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oscillator</text:p>
          </table:table-cell>
          <table:table-cell table:number-columns-repeated="2" office:value-type="float" office:value="100" calcext:value-type="float">
            <text:p>10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5"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content-validation-name="val8" office:value-type="string" calcext:value-type="string">
            <text:p>reset_facing</text:p>
          </table:table-cell>
          <table:table-cell table:content-validation-name="val8" office:value-type="float" office:value="0" calcext:value-type="float">
            <text:p>0</text:p>
          </table:table-cell>
          <table:table-cell table:style-name="ce180" table:content-validation-name="val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1"/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1_Exit</text:p>
          </table:table-cell>
          <table:table-cell office:value-type="float" office:value="-150" calcext:value-type="float">
            <text:p>-1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5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content-validation-name="val8" office:value-type="string" calcext:value-type="string">
            <text:p>reset_facing</text:p>
          </table:table-cell>
          <table:table-cell table:content-validation-name="val8" office:value-type="float" office:value="0" calcext:value-type="float">
            <text:p>0</text:p>
          </table:table-cell>
          <table:table-cell table:style-name="ce180" table:content-validation-name="val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9" office:value-type="float" office:value="0" calcext:value-type="float">
            <text:p>0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230" calcext:value-type="float">
            <text:p>230</text:p>
          </table:table-cell>
          <table:table-cell table:content-validation-name="val11" office:value-type="string" calcext:value-type="string">
            <text:p>V_Beta1_Routine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2_Entry</text:p>
          </table:table-cell>
          <table:table-cell office:value-type="float" office:value="250" calcext:value-type="float">
            <text:p>2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8" office:value-type="string" calcext:value-type="string">
            <text:p>ghost</text:p>
          </table:table-cell>
          <table:table-cell table:content-validation-name="val8" office:value-type="float" office:value="0" calcext:value-type="float">
            <text:p>0</text:p>
          </table:table-cell>
          <table:table-cell table:style-name="ce180" table:content-validation-name="val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positionV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130" calcext:value-type="float">
            <text:p>130</text:p>
          </table:table-cell>
          <table:table-cell table:content-validation-name="val11" office:value-type="string" calcext:value-type="string">
            <text:p>V_Beta2_Routine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2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2_dragon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2_laser_support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2_laser_support18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V_Beta2_laser_support32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11"/>
          <table:table-cell table:style-name="ce9" office:value-type="float" office:value="0" calcext:value-type="float">
            <text:p>0</text:p>
          </table:table-cell>
          <table:table-cell/>
          <table:table-cell table:style-name="ce17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5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content-validation-name="val8" office:value-type="string" calcext:value-type="string">
            <text:p>face_target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shotsFired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111" calcext:value-type="float">
            <text:p>111</text:p>
          </table:table-cell>
          <table:table-cell table:content-validation-name="val11" office:value-type="string" calcext:value-type="string">
            <text:p>V_Beta2_Move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2_Move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circle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5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content-validation-name="val8" office:value-type="string" calcext:value-type="string">
            <text:p>ghost</text:p>
          </table:table-cell>
          <table:table-cell table:content-validation-name="val8" office:value-type="string" calcext:value-type="string">
            <text:p>reset_facing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2" calcext:value-type="float">
            <text:p>2</text:p>
          </table:table-cell>
          <table:table-cell table:content-validation-name="val11" office:value-type="string" calcext:value-type="string">
            <text:p>V_Beta2_Routine2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2_Routin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2_dragon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2_laser_support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2_laser_support18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V_Beta2_laser_support32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11"/>
          <table:table-cell table:style-name="ce9" office:value-type="float" office:value="0" calcext:value-type="float">
            <text:p>0</text:p>
          </table:table-cell>
          <table:table-cell/>
          <table:table-cell table:style-name="ce17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5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content-validation-name="val8" office:value-type="string" calcext:value-type="string">
            <text:p>face_target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shotsFired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111" calcext:value-type="float">
            <text:p>111</text:p>
          </table:table-cell>
          <table:table-cell table:content-validation-name="val11" office:value-type="string" calcext:value-type="string">
            <text:p>V_Beta2_MoveBack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2_MoveBack</text:p>
          </table:table-cell>
          <table:table-cell office:value-type="float" office:value="-130" calcext:value-type="float">
            <text:p>-13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/>
          <table:table-cell table:style-name="ce133" table:content-validation-name="val5"/>
          <table:table-cell office:value-type="float" office:value="150" calcext:value-type="float">
            <text:p>150</text:p>
          </table:table-cell>
          <table:table-cell table:content-validation-name="val8" office:value-type="string" calcext:value-type="string">
            <text:p>ghost</text:p>
          </table:table-cell>
          <table:table-cell table:content-validation-name="val8" office:value-type="string" calcext:value-type="string">
            <text:p>reset_facing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1" calcext:value-type="float">
            <text:p>1</text:p>
          </table:table-cell>
          <table:table-cell table:content-validation-name="val11" office:value-type="string" calcext:value-type="string">
            <text:p>V_Beta2_Routine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3_Entry</text:p>
          </table:table-cell>
          <table:table-cell office:value-type="float" office:value="250" calcext:value-type="float">
            <text:p>2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positionV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230" calcext:value-type="float">
            <text:p>230</text:p>
          </table:table-cell>
          <table:table-cell table:content-validation-name="val11" office:value-type="string" calcext:value-type="string">
            <text:p>V_Beta3_Routine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3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3_laser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0.5</text:p>
          </table:table-cell>
          <table:table-cell office:value-type="string" calcext:value-type="string">
            <text:p>V_Beta3_laser2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V_Beta3_dragonba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V_Beta3_laser_support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1" calcext:value-type="float">
            <text:p>1</text:p>
          </table:table-cell>
          <table:table-cell table:style-name="ce133" table:content-validation-name="val5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content-validation-name="val8" office:value-type="string" calcext:value-type="string">
            <text:p>face_target</text:p>
          </table:table-cell>
          <table:table-cell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10" calcext:value-type="float">
            <text:p>10</text:p>
          </table:table-cell>
          <table:table-cell table:content-validation-name="val11" office:value-type="string" calcext:value-type="string">
            <text:p>V_Beta3_Exit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3_Exit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V_Beta3_laser1NoLock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0.5</text:p>
          </table:table-cell>
          <table:table-cell office:value-type="string" calcext:value-type="string">
            <text:p>V_Beta3_laser2NoLock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V_Beta3_dragonballNoLoc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V_Beta3_laser_support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string" calcext:value-type="string">
            <text:p>oscillator</text:p>
          </table:table-cell>
          <table:table-cell office:value-type="float" office:value="100" calcext:value-type="float">
            <text:p>100</text:p>
          </table:table-cell>
          <table:table-cell office:value-type="float" office:value="1200" calcext:value-type="float">
            <text:p>120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5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content-validation-name="val8" office:value-type="string" calcext:value-type="string">
            <text:p>reset_facing</text:p>
          </table:table-cell>
          <table:table-cell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1"/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Delta1_Entry</text:p>
          </table:table-cell>
          <table:table-cell office:value-type="float" office:value="150" calcext:value-type="float">
            <text:p>1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positionV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250" calcext:value-type="float">
            <text:p>250</text:p>
          </table:table-cell>
          <table:table-cell table:content-validation-name="val11" office:value-type="string" calcext:value-type="string">
            <text:p>V_Delta1_Routine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Delta1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Delta1_laser_ext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V_Delta1_laser_ext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2</text:p>
          </table:table-cell>
          <table:table-cell office:value-type="string" calcext:value-type="string">
            <text:p>V_Delta1_laser_int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2</text:p>
          </table:table-cell>
          <table:table-cell office:value-type="string" calcext:value-type="string">
            <text:p>V_Delta1_laser_int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2</text:p>
          </table:table-cell>
          <table:table-cell table:style-name="ce9" office:value-type="string" calcext:value-type="string">
            <text:p>V_Delta1_blast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7"/>
          <table:table-cell table:content-validation-name="val1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11" office:value-type="string" calcext:value-type="string">
            <text:p>V_Delta1_Exit</text:p>
          </table:table-cell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10" calcext:value-type="float">
            <text:p>10</text:p>
          </table:table-cell>
          <table:table-cell table:style-name="ce38" table:content-validation-name="val11" office:value-type="string" calcext:value-type="string">
            <text:p>V_Delta1_Exit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Delta1_Exi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_Delta1_blas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1"/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Delta2_Entry</text:p>
          </table:table-cell>
          <table:table-cell office:value-type="float" office:value="150" calcext:value-type="float">
            <text:p>1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positionV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250" calcext:value-type="float">
            <text:p>250</text:p>
          </table:table-cell>
          <table:table-cell table:content-validation-name="val11" office:value-type="string" calcext:value-type="string">
            <text:p>V_Delta2_Routine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Delta2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Delta2_ring1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Delta2_ring1M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V_Delta2_ring1R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V_Delta2_ring2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3</text:p>
          </table:table-cell>
          <table:table-cell table:style-name="ce9" office:value-type="string" calcext:value-type="string">
            <text:p>V_Delta2_ring2M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3</text:p>
          </table:table-cell>
          <table:table-cell table:style-name="ce9" office:value-type="string" calcext:value-type="string">
            <text:p>V_Delta2_ring2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3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shotsFired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60" calcext:value-type="float">
            <text:p>60</text:p>
          </table:table-cell>
          <table:table-cell table:content-validation-name="val11" office:value-type="string" calcext:value-type="string">
            <text:p>V_Delta2_Exit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Delta2_Exi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V_Delta2_ring1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Delta2_ring1M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V_Delta2_ring1R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7"/>
          <table:table-cell table:style-name="ce9" office:value-type="float" office:value="0" calcext:value-type="float">
            <text:p>0</text:p>
          </table:table-cell>
          <table:table-cell/>
          <table:table-cell table:style-name="ce17"/>
          <table:table-cell table:style-name="ce9" office:value-type="float" office:value="0" calcext:value-type="float">
            <text:p>0</text:p>
          </table:table-cell>
          <table:table-cell/>
          <table:table-cell table:style-name="ce17"/>
          <table:table-cell table:content-validation-name="val1" office:value-type="string" calcext:value-type="string">
            <text:p>oscillator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float" office:value="0" calcext:value-type="float">
            <text:p>0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516" calcext:value-type="float">
            <text:p>516</text:p>
          </table:table-cell>
          <table:table-cell table:content-validation-name="val11" office:value-type="string" calcext:value-type="string">
            <text:p>V_Delta2_Exit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Delta3_Entry</text:p>
          </table:table-cell>
          <table:table-cell office:value-type="float" office:value="150" calcext:value-type="float">
            <text:p>1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oscillator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positionV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250" calcext:value-type="float">
            <text:p>250</text:p>
          </table:table-cell>
          <table:table-cell table:content-validation-name="val11" office:value-type="string" calcext:value-type="string">
            <text:p>V_Delta3_Routine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Delta3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Delta3_bla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Delta3_laser1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8</text:p>
          </table:table-cell>
          <table:table-cell office:value-type="string" calcext:value-type="string">
            <text:p>V_Delta3_laser2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1.1</text:p>
          </table:table-cell>
          <table:table-cell office:value-type="string" calcext:value-type="string">
            <text:p>V_Delta3_laser2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1.1</text:p>
          </table:table-cell>
          <table:table-cell table:style-name="ce9" office:value-type="string" calcext:value-type="string">
            <text:p>V_Delta3_laser3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1.15</text:p>
          </table:table-cell>
          <table:table-cell table:style-name="ce9" office:value-type="string" calcext:value-type="string">
            <text:p>V_Delta3_laser3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1.15</text:p>
          </table:table-cell>
          <table:table-cell table:content-validation-name="val1" office:value-type="string" calcext:value-type="string">
            <text:p>oscillator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shotsFired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9" calcext:value-type="float">
            <text:p>39</text:p>
          </table:table-cell>
          <table:table-cell table:content-validation-name="val11" office:value-type="string" calcext:value-type="string">
            <text:p>V_Delta3_Exit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Delta3_Exi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_Delta3_blast_exi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_Delta3_laser1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2.8</text:p>
          </table:table-cell>
          <table:table-cell office:value-type="string" calcext:value-type="string">
            <text:p>V_Delta3_laser2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3.1</text:p>
          </table:table-cell>
          <table:table-cell office:value-type="string" calcext:value-type="string">
            <text:p>V_Delta3_laser2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3.1</text:p>
          </table:table-cell>
          <table:table-cell table:style-name="ce9" office:value-type="string" calcext:value-type="string">
            <text:p>V_Delta3_laser3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3.15</text:p>
          </table:table-cell>
          <table:table-cell table:style-name="ce9" office:value-type="string" calcext:value-type="string">
            <text:p>V_Delta3_laser3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3.15</text:p>
          </table:table-cell>
          <table:table-cell table:content-validation-name="val1" office:value-type="string" calcext:value-type="string">
            <text:p>line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1"/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Gamma1_Entry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_Gamma1_laser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/>
          <table:table-cell table:style-name="ce133" table:content-validation-name="val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1"/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Gamma2_Entry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_Gamma2_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2_missi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/>
          <table:table-cell table:style-name="ce133" table:content-validation-name="val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positionV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100" calcext:value-type="float">
            <text:p>100</text:p>
          </table:table-cell>
          <table:table-cell table:content-validation-name="val11" office:value-type="string" calcext:value-type="string">
            <text:p>V_Gamma2_Routine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Gamma2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Gamma2_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2_missil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/>
          <table:table-cell table:style-name="ce133" table:content-validation-name="val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content-validation-name="val8" office:value-type="string" calcext:value-type="string">
            <text:p>face_target</text:p>
          </table:table-cell>
          <table:table-cell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11" office:value-type="string" calcext:value-type="string">
            <text:p>V_Gamma2_Exit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Gamma2_Exit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V_Gamma2_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2_missil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/>
          <table:table-cell table:style-name="ce133" table:content-validation-name="val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content-validation-name="val8" office:value-type="string" calcext:value-type="string">
            <text:p>reset_facing</text:p>
          </table:table-cell>
          <table:table-cell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1"/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Gamma3_Entry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_Gamma3_laser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3_laserR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/>
          <table:table-cell table:style-name="ce133" table:content-validation-name="val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positionV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100" calcext:value-type="float">
            <text:p>100</text:p>
          </table:table-cell>
          <table:table-cell table:content-validation-name="val11" office:value-type="string" calcext:value-type="string">
            <text:p>V_Gamma3_Routine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Gamma3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Gamma3_laser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3_laserR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/>
          <table:table-cell table:style-name="ce133" table:content-validation-name="val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8" calcext:value-type="float">
            <text:p>8</text:p>
          </table:table-cell>
          <table:table-cell table:content-validation-name="val11" office:value-type="string" calcext:value-type="string">
            <text:p>V_Gamma3_Exit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Gamma3_Exit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V_Gamma3_laser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3_laserR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/>
          <table:table-cell table:style-name="ce133" table:content-validation-name="val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1"/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2" table:number-columns-repeated="40"/>
          <table:table-cell table:number-columns-repeated="983"/>
        </table:table-row>
        <table:table-row table:style-name="ro1">
          <table:table-cell office:value-type="string" calcext:value-type="string">
            <text:p>V_AlphaGold_Intro_Entr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4"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8" office:value-type="float" office:value="0" calcext:value-type="float">
            <text:p>0</text:p>
          </table:table-cell>
          <table:table-cell table:content-validation-name="val8" office:value-type="string" calcext:value-type="string">
            <text:p>immune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wakeUp</text:p>
          </table:table-cell>
          <table:table-cell table:style-name="ce36" table:content-validation-name="val10"/>
          <table:table-cell table:style-name="ce37" table:content-validation-name="val10"/>
          <table:table-cell table:content-validation-name="val11" office:value-type="string" calcext:value-type="string">
            <text:p>V_AlphaGold_Intro_Move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Intro_Move</text:p>
          </table:table-cell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4"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8" office:value-type="float" office:value="0" calcext:value-type="float">
            <text:p>0</text:p>
          </table:table-cell>
          <table:table-cell table:content-validation-name="val8" office:value-type="string" calcext:value-type="string">
            <text:p>immune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wakeUp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1" office:value-type="string" calcext:value-type="string">
            <text:p>V_AlphaGold_Intro_Warning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Intro_Warni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4"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8" office:value-type="float" office:value="0" calcext:value-type="float">
            <text:p>0</text:p>
          </table:table-cell>
          <table:table-cell table:content-validation-name="val8" office:value-type="string" calcext:value-type="string">
            <text:p>immune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wakeUp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500" calcext:value-type="float">
            <text:p>500</text:p>
          </table:table-cell>
          <table:table-cell table:content-validation-name="val11" office:value-type="string" calcext:value-type="string">
            <text:p>V_AlphaGold_Intro_Aggressive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Intro_Aggress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snip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f</text:p>
          </table:table-cell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4" table:content-validation-name="val6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content-validation-name="val8" office:value-type="string" calcext:value-type="string">
            <text:p>face_target</text:p>
          </table:table-cell>
          <table:table-cell table:content-validation-name="val8" office:value-type="string" calcext:value-type="string">
            <text:p>immune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600" calcext:value-type="float">
            <text:p>600</text:p>
          </table:table-cell>
          <table:table-cell table:content-validation-name="val11" office:value-type="float" office:value="0" calcext:value-type="float">
            <text:p>0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Gold_Intro_Entr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4"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8" office:value-type="float" office:value="0" calcext:value-type="float">
            <text:p>0</text:p>
          </table:table-cell>
          <table:table-cell table:content-validation-name="val8" office:value-type="string" calcext:value-type="string">
            <text:p>immun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playerPosY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540" calcext:value-type="float">
            <text:p>540</text:p>
          </table:table-cell>
          <table:table-cell table:content-validation-name="val11" office:value-type="string" calcext:value-type="string">
            <text:p>V_BetaGold_Intro_Move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Gold_Intro_Move</text:p>
          </table:table-cell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4" table:content-validation-name="val6" office:value-type="float" office:value="0" calcext:value-type="float">
            <text:p>0</text:p>
          </table:table-cell>
          <table:table-cell table:style-name="ce32" table:content-validation-name="val8" office:value-type="float" office:value="0" calcext:value-type="float">
            <text:p>0</text:p>
          </table:table-cell>
          <table:table-cell table:content-validation-name="val8" office:value-type="string" calcext:value-type="string">
            <text:p>freeze</text:p>
          </table:table-cell>
          <table:table-cell table:content-validation-name="val8" office:value-type="string" calcext:value-type="string">
            <text:p>immu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Intro</text:p>
          </table:table-cell>
          <table:table-cell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positionV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850" calcext:value-type="float">
            <text:p>850</text:p>
          </table:table-cell>
          <table:table-cell table:content-validation-name="val11" office:value-type="string" calcext:value-type="string">
            <text:p>V_BetaGold_Intro_Warning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Gold_Intro_Warni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4"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8" office:value-type="float" office:value="0" calcext:value-type="float">
            <text:p>0</text:p>
          </table:table-cell>
          <table:table-cell table:content-validation-name="val8" office:value-type="string" calcext:value-type="string">
            <text:p>immu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Intro</text:p>
          </table:table-cell>
          <table:table-cell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playerPosY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250" calcext:value-type="float">
            <text:p>250</text:p>
          </table:table-cell>
          <table:table-cell table:content-validation-name="val11" office:value-type="string" calcext:value-type="string">
            <text:p>V_BetaGold_Intro_Move2</text:p>
          </table:table-cell>
          <table:table-cell table:content-validation-name="val9" office:value-type="string" calcext:value-type="string">
            <text:p>playerPosY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600" calcext:value-type="float">
            <text:p>600</text:p>
          </table:table-cell>
          <table:table-cell table:style-name="ce38" table:content-validation-name="val11" office:value-type="string" calcext:value-type="string">
            <text:p>V_BetaGold_Intro_Aggressive</text:p>
          </table:table-cell>
          <table:table-cell office:value-type="string" calcext:value-type="string">
            <text:p>Dial_Hub_Intro_01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Gold_Intro_Move2</text:p>
          </table:table-cell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4" table:content-validation-name="val6" office:value-type="float" office:value="0" calcext:value-type="float">
            <text:p>0</text:p>
          </table:table-cell>
          <table:table-cell table:style-name="ce32" table:content-validation-name="val8" office:value-type="float" office:value="0" calcext:value-type="float">
            <text:p>0</text:p>
          </table:table-cell>
          <table:table-cell table:content-validation-name="val8" office:value-type="string" calcext:value-type="string">
            <text:p>freeze</text:p>
          </table:table-cell>
          <table:table-cell table:content-validation-name="val8" office:value-type="string" calcext:value-type="string">
            <text:p>immune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positionV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550" calcext:value-type="float">
            <text:p>550</text:p>
          </table:table-cell>
          <table:table-cell table:content-validation-name="val11" office:value-type="string" calcext:value-type="string">
            <text:p>V_BetaGold_Intro_Last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Gold_Intro_Las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4"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8" office:value-type="float" office:value="0" calcext:value-type="float">
            <text:p>0</text:p>
          </table:table-cell>
          <table:table-cell table:content-validation-name="val8" office:value-type="string" calcext:value-type="string">
            <text:p>immune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playerPosY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50" calcext:value-type="float">
            <text:p>350</text:p>
          </table:table-cell>
          <table:table-cell table:content-validation-name="val11" office:value-type="string" calcext:value-type="string">
            <text:p>V_BetaGold_Intro_Aggressive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string" calcext:value-type="string">
            <text:p>Dial_Hub_Intro_03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Gold_Intro_Aggress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1_dragon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1_laser_support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1_laser_support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4" table:content-validation-name="val6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content-validation-name="val8" office:value-type="string" calcext:value-type="string">
            <text:p>face_target</text:p>
          </table:table-cell>
          <table:table-cell table:content-validation-name="val8" office:value-type="string" calcext:value-type="string">
            <text:p>immu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Intro</text:p>
          </table:table-cell>
          <table:table-cell office:value-type="float" office:value="0" calcext:value-type="float">
            <text:p>0</text:p>
          </table:table-cell>
          <table:table-cell/>
          <table:table-cell table:content-validation-name="val9" office:value-type="float" office:value="0" calcext:value-type="float">
            <text:p>0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1" office:value-type="float" office:value="0" calcext:value-type="float">
            <text:p>0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string" calcext:value-type="string">
            <text:p>Dial_Hub_Intro_05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2" table:number-columns-repeated="40"/>
          <table:table-cell table:number-columns-repeated="983"/>
        </table:table-row>
        <table:table-row table:style-name="ro1">
          <table:table-cell office:value-type="string" calcext:value-type="string">
            <text:p>V_AlphaGold_Entry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8" office:value-type="string" calcext:value-type="string">
            <text:p>immune</text:p>
          </table:table-cell>
          <table:table-cell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enemy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1" office:value-type="string" calcext:value-type="string">
            <text:p>V_AlphaGold_Routine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Entry1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8" office:value-type="string" calcext:value-type="string">
            <text:p>immune</text:p>
          </table:table-cell>
          <table:table-cell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enemy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1" office:value-type="string" calcext:value-type="string">
            <text:p>V_AlphaGold_Routine1_0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Entry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8" office:value-type="string" calcext:value-type="string">
            <text:p>immune</text:p>
          </table:table-cell>
          <table:table-cell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enemy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1" office:value-type="string" calcext:value-type="string">
            <text:p>V_AlphaGold_Routine2_0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Entry3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8" office:value-type="string" calcext:value-type="string">
            <text:p>immune</text:p>
          </table:table-cell>
          <table:table-cell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enemy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1" office:value-type="string" calcext:value-type="string">
            <text:p>V_AlphaGold_Routine3_0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Entry4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8" office:value-type="string" calcext:value-type="string">
            <text:p>immune</text:p>
          </table:table-cell>
          <table:table-cell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enemy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1" office:value-type="string" calcext:value-type="string">
            <text:p>V_AlphaGold_Routine4_0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Entry5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8" office:value-type="string" calcext:value-type="string">
            <text:p>immune</text:p>
          </table:table-cell>
          <table:table-cell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enemy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1" office:value-type="string" calcext:value-type="string">
            <text:p>V_AlphaGold_Routine5_0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1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</text:p>
          </table:table-cell>
          <table:table-cell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AlphaGold_Death</text:p>
          </table:table-cell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1_2</text:p>
          </table:table-cell>
          <table:table-cell office:value-type="string" calcext:value-type="string">
            <text:p>Dial_V3_01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2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AlphaGold_Death</text:p>
          </table:table-cell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2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3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AlphaGold_Death</text:p>
          </table:table-cell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3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4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AlphaGold_Death</text:p>
          </table:table-cell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4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5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AlphaGold_Death</text:p>
          </table:table-cell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5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1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AlphaGold_Death</text:p>
          </table:table-cell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1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2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AlphaGold_Death</text:p>
          </table:table-cell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2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3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AlphaGold_Death</text:p>
          </table:table-cell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3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4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AlphaGold_Death</text:p>
          </table:table-cell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4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5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AlphaGold_Death</text:p>
          </table:table-cell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5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1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-40" calcext:value-type="float">
            <text:p>-4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AlphaGold_Death</text:p>
          </table:table-cell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1_3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2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AlphaGold_Death</text:p>
          </table:table-cell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2_3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3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AlphaGold_Death</text:p>
          </table:table-cell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3_3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4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AlphaGold_Death</text:p>
          </table:table-cell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4_3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5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AlphaGold_Death</text:p>
          </table:table-cell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5_3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1_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AlphaGold_Death</text:p>
          </table:table-cell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1_4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2_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AlphaGold_Death</text:p>
          </table:table-cell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2_4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3_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AlphaGold_Death</text:p>
          </table:table-cell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3_4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4_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AlphaGold_Death</text:p>
          </table:table-cell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4_4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5_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AlphaGold_Death</text:p>
          </table:table-cell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5_4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1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AlphaGold_Death</text:p>
          </table:table-cell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1_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2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AlphaGold_Death</text:p>
          </table:table-cell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2_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3_4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AlphaGold_Death</text:p>
          </table:table-cell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3_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4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AlphaGold_Death</text:p>
          </table:table-cell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4_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5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AlphaGold_Death</text:p>
          </table:table-cell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5_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1_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AlphaGold_Death</text:p>
          </table:table-cell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1_6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2_5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AlphaGold_Death</text:p>
          </table:table-cell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2_6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3_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AlphaGold_Death</text:p>
          </table:table-cell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3_6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4_5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AlphaGold_Death</text:p>
          </table:table-cell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4_6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5_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-40" calcext:value-type="float">
            <text:p>-4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AlphaGold_Death</text:p>
          </table:table-cell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5_6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1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AlphaGold_Death</text:p>
          </table:table-cell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1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2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AlphaGold_Death</text:p>
          </table:table-cell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2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3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AlphaGold_Death</text:p>
          </table:table-cell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3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4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AlphaGold_Death</text:p>
          </table:table-cell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4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5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AlphaGold_Death</text:p>
          </table:table-cell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5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Death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</text:p>
          </table:table-cell>
          <table:table-cell office:value-type="float" office:value="0" calcext:value-type="float">
            <text:p>0</text:p>
          </table:table-cell>
          <table:table-cell/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1"/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Gold_Entry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8" office:value-type="string" calcext:value-type="string">
            <text:p>immune</text:p>
          </table:table-cell>
          <table:table-cell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wakeUp</text:p>
          </table:table-cell>
          <table:table-cell table:content-validation-name="val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BetaGold_Wait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Gold_Wa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8" office:value-type="string" calcext:value-type="string">
            <text:p>ghost</text:p>
          </table:table-cell>
          <table:table-cell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wakeUp</text:p>
          </table:table-cell>
          <table:table-cell table:content-validation-name="val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BetaGold_Wait4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Gold_Wait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8" office:value-type="string" calcext:value-type="string">
            <text:p>ghost</text:p>
          </table:table-cell>
          <table:table-cell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wakeUp</text:p>
          </table:table-cell>
          <table:table-cell table:content-validation-name="val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BetaGold_Wait3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Gold_Wait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8" office:value-type="string" calcext:value-type="string">
            <text:p>ghost</text:p>
          </table:table-cell>
          <table:table-cell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wakeUp</text:p>
          </table:table-cell>
          <table:table-cell table:content-validation-name="val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BetaGold_Wait2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Gold_Wait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8" office:value-type="string" calcext:value-type="string">
            <text:p>ghost</text:p>
          </table:table-cell>
          <table:table-cell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wakeUp</text:p>
          </table:table-cell>
          <table:table-cell table:content-validation-name="val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BetaGold_Wait1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Gold_Wait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8" office:value-type="string" calcext:value-type="string">
            <text:p>ghost</text:p>
          </table:table-cell>
          <table:table-cell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wakeUp</text:p>
          </table:table-cell>
          <table:table-cell table:content-validation-name="val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BetaGold_Phase1_Start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Gold_Phase1_Start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8" office:value-type="string" calcext:value-type="string">
            <text:p>ghost</text:p>
          </table:table-cell>
          <table:table-cell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2" calcext:value-type="float">
            <text:p>2</text:p>
          </table:table-cell>
          <table:table-cell table:content-validation-name="val11" office:value-type="string" calcext:value-type="string">
            <text:p>V_BetaGold_Phase1_Routine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Gold_Phase1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Gold_dragonball_homing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0" calcext:value-type="float">
            <text:p>0</text:p>
          </table:table-cell>
          <table:table-cell table:content-validation-name="val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70" calcext:value-type="float">
            <text:p>70</text:p>
          </table:table-cell>
          <table:table-cell table:content-validation-name="val11" office:value-type="string" calcext:value-type="string">
            <text:p>V_BetaGold_Phase1_End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Gold_Phase1_End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8" office:value-type="string" calcext:value-type="string">
            <text:p>immune</text:p>
          </table:table-cell>
          <table:table-cell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2" calcext:value-type="float">
            <text:p>2</text:p>
          </table:table-cell>
          <table:table-cell table:content-validation-name="val11" office:value-type="string" calcext:value-type="string">
            <text:p>V_BetaGold_Phase2_Routine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Gold_Phase2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_al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Gold_dragonball_arc_alt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1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oscillator</text:p>
          </table:table-cell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table:content-validation-name="val2" office:value-type="float" office:value="0" calcext:value-type="float">
            <text:p>0</text:p>
          </table:table-cell>
          <table:table-cell table:content-validation-name="val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10" calcext:value-type="float">
            <text:p>10</text:p>
          </table:table-cell>
          <table:table-cell table:content-validation-name="val11" office:value-type="string" calcext:value-type="string">
            <text:p>V_BetaGold_Phase2_Pause</text:p>
          </table:table-cell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style-name="ce38" table:content-validation-name="val11" office:value-type="string" calcext:value-type="string">
            <text:p>V_BetaGold_Death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Gold_Phase2_Pau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7" office:value-type="string" calcext:value-type="string">
            <text:p>0.1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oscillator</text:p>
          </table:table-cell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table:content-validation-name="val2" office:value-type="float" office:value="0" calcext:value-type="float">
            <text:p>0</text:p>
          </table:table-cell>
          <table:table-cell table:content-validation-name="val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8" office:value-type="string" calcext:value-type="string">
            <text:p>ghost</text:p>
          </table:table-cell>
          <table:table-cell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1" office:value-type="string" calcext:value-type="string">
            <text:p>V_BetaGold_Phase2_Routine</text:p>
          </table:table-cell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style-name="ce38" table:content-validation-name="val11" office:value-type="string" calcext:value-type="string">
            <text:p>V_BetaGold_Death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Gold_Deat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7" office:value-type="string" calcext:value-type="string">
            <text:p>0.1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table:content-validation-name="val2" office:value-type="float" office:value="0" calcext:value-type="float">
            <text:p>0</text:p>
          </table:table-cell>
          <table:table-cell table:content-validation-name="val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8" office:value-type="string" calcext:value-type="string">
            <text:p>kill_bullets</text:p>
          </table:table-cell>
          <table:table-cell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float" office:value="0" calcext:value-type="float">
            <text:p>0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1" office:value-type="string" calcext:value-type="string">
            <text:p>V_BetaGold_Phase2_Routine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calcext:conditional-formats>
          <calcext:conditional-format calcext:target-range-address="Feuille1.Q46:Feuille1.Q50 Feuille1.T46:Feuille1.T50 Feuille1.Q58:Feuille1.Q62 Feuille1.T58:Feuille1.T62 Feuille1.Q64:Feuille1.Q64 Feuille1.T64:Feuille1.T64 Feuille1.Q66:Feuille1.Q67 Feuille1.T66:Feuille1.T67 Feuille1.Q70:Feuille1.Q70 Feuille1.T70:Feuille1.T70 Feuille1.Q72:Feuille1.Q73 Feuille1.T72:Feuille1.T73 Feuille1.Q76:Feuille1.Q76 Feuille1.T76:Feuille1.T76 Feuille1.Q79:Feuille1.Q85 Feuille1.T79:Feuille1.T85 Feuille1.Q87:Feuille1.Q96 Feuille1.T87:Feuille1.T96 Feuille1.Q98:Feuille1.Q151 Feuille1.T98:Feuille1.T151">
            <calcext:condition calcext:apply-style-name="Cellule grisée" calcext:value="formula-is([.P46]=0)" calcext:base-cell-address="Feuille1.Q46"/>
            <calcext:condition calcext:apply-style-name="Cellule invalide" calcext:value="formula-is(AND([.P46]&lt;&gt;0;#REF!=&quot;&quot;))" calcext:base-cell-address="Feuille1.Q46"/>
          </calcext:conditional-format>
          <calcext:conditional-format calcext:target-range-address="Feuille1.U46:Feuille1.U85 Feuille1.U87:Feuille1.U96 Feuille1.U98:Feuille1.U151 Feuille1.Z46:Feuille1.Z85 Feuille1.AD46:Feuille1.AD85 Feuille1.AD87:Feuille1.AD90 Feuille1.AD92:Feuille1.AD96 Feuille1.Z87:Feuille1.AB96 Feuille1.AD98:Feuille1.AD151 Feuille1.AA2:Feuille1.AC6 Feuille1.AA20:Feuille1.AB21 Feuille1.AA46:Feuille1.AB58 Feuille1.AB59:Feuille1.AB62 Feuille1.AA66:Feuille1.AB85 Feuille1.AA59:Feuille1.AA63 Feuille1.AA64:Feuille1.AB64 Feuille1.AA65:Feuille1.AA65 Feuille1.AK46:Feuille1.AK85 Feuille1.AG46:Feuille1.AG85 Feuille1.AK87:Feuille1.AK96 Feuille1.AG91:Feuille1.AG96 Feuille1.AG98:Feuille1.AG151 Feuille1.AK98:Feuille1.AK151 Feuille1.AG87:Feuille1.AG89 Feuille1.C50:Feuille1.C57 Feuille1.F51:Feuille1.F57 Feuille1.I51:Feuille1.I56 Feuille1.L51:Feuille1.L56 Feuille1.AA15:Feuille1.AA15 Feuille1.AA12:Feuille1.AA12 Feuille1.AA9:Feuille1.AB9 Feuille1.Z98:Feuille1.AB151">
            <calcext:condition calcext:apply-style-name="Cellule invalide" calcext:value="=&quot;&quot;" calcext:base-cell-address="Feuille1.C2"/>
          </calcext:conditional-format>
          <calcext:conditional-format calcext:target-range-address="Feuille1.V46:Feuille1.V85 Feuille1.V87:Feuille1.V96 Feuille1.V98:Feuille1.V151 Feuille1.AH98:Feuille1.AH151 Feuille1.AH46:Feuille1.AH85 Feuille1.AL46:Feuille1.AL85 Feuille1.AL87:Feuille1.AL96 Feuille1.AH88:Feuille1.AH96 Feuille1.AL98:Feuille1.AL151">
            <calcext:condition calcext:apply-style-name="Cellule grisée" calcext:value="formula-is([.U46]=0)" calcext:base-cell-address="Feuille1.V46"/>
            <calcext:condition calcext:apply-style-name="Cellule invalide" calcext:value="formula-is(AND([.U46]&lt;&gt;0;[.V46]=&quot;&quot;))" calcext:base-cell-address="Feuille1.V46"/>
          </calcext:conditional-format>
          <calcext:conditional-format calcext:target-range-address="Feuille1.W46:Feuille1.W47 Feuille1.AM46:Feuille1.AM85 Feuille1.W49:Feuille1.W85 Feuille1.AI46:Feuille1.AI85 Feuille1.W87:Feuille1.W94 Feuille1.AI88:Feuille1.AI96 Feuille1.AM87:Feuille1.AM96 Feuille1.W95:Feuille1.W96 Feuille1.W98:Feuille1.W151 Feuille1.AI98:Feuille1.AI151 Feuille1.AM98:Feuille1.AM151">
            <calcext:condition calcext:apply-style-name="Cellule grisée" calcext:value="formula-is([.U46]=0)" calcext:base-cell-address="Feuille1.W46"/>
            <calcext:condition calcext:apply-style-name="Cellule invalide" calcext:value="formula-is(AND([.U46]&lt;&gt;0;[.W46]=&quot;&quot;))" calcext:base-cell-address="Feuille1.W46"/>
          </calcext:conditional-format>
          <calcext:conditional-format calcext:target-range-address="Feuille1.W48:Feuille1.W48">
            <calcext:condition calcext:apply-style-name="Cellule grisée" calcext:value="formula-is(OR([.U48]=0;[.U48]=&quot;line&quot;))" calcext:base-cell-address="Feuille1.W48"/>
            <calcext:condition calcext:apply-style-name="Cellule invalide" calcext:value="formula-is(AND([.U48]&lt;&gt;0;[.W48]=&quot;&quot;))" calcext:base-cell-address="Feuille1.W48"/>
          </calcext:conditional-format>
          <calcext:conditional-format calcext:target-range-address="Feuille1.X2:Feuille1.X6 Feuille1.X19:Feuille1.X21 Feuille1.X46:Feuille1.X85 Feuille1.X87:Feuille1.X96 Feuille1.X98:Feuille1.X151 Feuille1.AJ87:Feuille1.AJ96 Feuille1.AJ46:Feuille1.AJ85 Feuille1.AN46:Feuille1.AN85 Feuille1.AN87:Feuille1.AN96 Feuille1.AJ98:Feuille1.AJ151 Feuille1.AN98:Feuille1.AN151">
            <calcext:condition calcext:apply-style-name="Cellule grisée" calcext:value="formula-is([.U2]=0)" calcext:base-cell-address="Feuille1.X2"/>
            <calcext:condition calcext:apply-style-name="Cellule invalide" calcext:value="formula-is(AND([.U2]&lt;&gt;0;[.X2]=&quot;&quot;))" calcext:base-cell-address="Feuille1.X2"/>
          </calcext:conditional-format>
          <calcext:conditional-format calcext:target-range-address="Feuille1.Y2:Feuille1.Y6 Feuille1.Y19:Feuille1.Y21 Feuille1.Y46:Feuille1.Y85 Feuille1.Y87:Feuille1.Y96 Feuille1.Y98:Feuille1.Y151">
            <calcext:condition calcext:apply-style-name="Cellule grisée" calcext:value="formula-is(OR([.U2]=0;[.U2]=0=&quot;line&quot;;[.U2]=0=&quot;circle&quot;))" calcext:base-cell-address="Feuille1.Y2"/>
            <calcext:condition calcext:apply-style-name="Cellule invalide" calcext:value="formula-is(AND([.V2]&lt;&gt;0;[.Y2]=&quot;&quot;))" calcext:base-cell-address="Feuille1.Y2"/>
          </calcext:conditional-format>
          <calcext:conditional-format calcext:target-range-address="Feuille1.AF46:Feuille1.AF85 Feuille1.AF87:Feuille1.AF96 Feuille1.AF98:Feuille1.AF151">
            <calcext:condition calcext:apply-style-name="Cellule grisée" calcext:value="formula-is([.AE46]=0)" calcext:base-cell-address="Feuille1.AF46"/>
            <calcext:condition calcext:apply-style-name="Cellule invalide" calcext:value="formula-is(AND([.AE46]&lt;&gt;0;[.AF46]=&quot;&quot;))" calcext:base-cell-address="Feuille1.AF46"/>
          </calcext:conditional-format>
          <calcext:conditional-format calcext:target-range-address="Feuille1.AH87:Feuille1.AH87">
            <calcext:condition calcext:apply-style-name="Cellule grisée" calcext:value="formula-is(OR([.AG87]=0;[.AG87]=&quot;wakeUp&quot;))" calcext:base-cell-address="Feuille1.AH87"/>
            <calcext:condition calcext:apply-style-name="Cellule invalide" calcext:value="formula-is(AND([.AG87]&lt;&gt;0;[.AH87]=&quot;&quot;))" calcext:base-cell-address="Feuille1.AH87"/>
          </calcext:conditional-format>
          <calcext:conditional-format calcext:target-range-address="Feuille1.AI87:Feuille1.AI87">
            <calcext:condition calcext:apply-style-name="Cellule grisée" calcext:value="formula-is(OR([.AH87]=0;[.AH87]=&quot;wakeUp&quot;))" calcext:base-cell-address="Feuille1.AI87"/>
            <calcext:condition calcext:apply-style-name="Cellule invalide" calcext:value="formula-is(AND([.AH87]&lt;&gt;0;[.AI87]=&quot;&quot;))" calcext:base-cell-address="Feuille1.AI87"/>
          </calcext:conditional-format>
          <calcext:conditional-format calcext:target-range-address="Feuille1.C2:Feuille1.C6 Feuille1.I46:Feuille1.I50 Feuille1.L46:Feuille1.L50 Feuille1.AE46:Feuille1.AE85 Feuille1.C46:Feuille1.C49 Feuille1.F46:Feuille1.F50 Feuille1.R63:Feuille1.R63 Feuille1.R65:Feuille1.R65 Feuille1.R71:Feuille1.R71 Feuille1.O74:Feuille1.O75 Feuille1.R74:Feuille1.R75 Feuille1.C58:Feuille1.C85 Feuille1.F58:Feuille1.F85 Feuille1.I58:Feuille1.I85 Feuille1.L58:Feuille1.L85 Feuille1.F87:Feuille1.F96 Feuille1.I87:Feuille1.I96 Feuille1.L87:Feuille1.L96 Feuille1.AE87:Feuille1.AE96 Feuille1.C87:Feuille1.C96 Feuille1.I98:Feuille1.I151 Feuille1.L98:Feuille1.L151 Feuille1.AE98:Feuille1.AE151 Feuille1.C98:Feuille1.C151 Feuille1.F98:Feuille1.F151 Feuille1.O71:Feuille1.O71 Feuille1.O77:Feuille1.O78 Feuille1.R77:Feuille1.R78 Feuille1.C15:Feuille1.C15 Feuille1.C12:Feuille1.C12 Feuille1.C9:Feuille1.C9 Feuille1.C20:Feuille1.C20">
            <calcext:condition calcext:apply-style-name="Cellule invalide" calcext:value="formula-is([.C2]=&quot;&quot;)" calcext:base-cell-address="Feuille1.C2"/>
          </calcext:conditional-format>
          <calcext:conditional-format calcext:target-range-address="Feuille1.Q51:Feuille1.Q57 Feuille1.T51:Feuille1.T57 Feuille1.Q63:Feuille1.Q63 Feuille1.Q65:Feuille1.Q65 Feuille1.Q68:Feuille1.Q69 Feuille1.T68:Feuille1.T69">
            <calcext:condition calcext:apply-style-name="Cellule grisée" calcext:value="formula-is([.P51]=0)" calcext:base-cell-address="Feuille1.Q51"/>
            <calcext:condition calcext:apply-style-name="Cellule invalide" calcext:value="formula-is(AND([.P51]&lt;&gt;0;#REF!=&quot;&quot;))" calcext:base-cell-address="Feuille1.Q51"/>
          </calcext:conditional-format>
          <calcext:conditional-format calcext:target-range-address="Feuille1.D46:Feuille1.D46 Feuille1.G47:Feuille1.G49 Feuille1.D48:Feuille1.D85 Feuille1.G50:Feuille1.H55 Feuille1.J46:Feuille1.K55 Feuille1.M46:Feuille1.N55 Feuille1.G56:Feuille1.G67 Feuille1.J56:Feuille1.J57 Feuille1.M56:Feuille1.M57 Feuille1.J63:Feuille1.J63 Feuille1.M63:Feuille1.M63 Feuille1.J65:Feuille1.J65 Feuille1.M65:Feuille1.M65 Feuille1.G68:Feuille1.H69 Feuille1.M66:Feuille1.N70 Feuille1.G70:Feuille1.G78 Feuille1.J71:Feuille1.J71 Feuille1.M71:Feuille1.M71 Feuille1.P71:Feuille1.P71 Feuille1.J74:Feuille1.J75 Feuille1.M74:Feuille1.M75 Feuille1.P74:Feuille1.P75 Feuille1.S74:Feuille1.S75 Feuille1.J77:Feuille1.J78 Feuille1.M77:Feuille1.M78 Feuille1.P77:Feuille1.P78 Feuille1.S77:Feuille1.S78 Feuille1.G80:Feuille1.G82 Feuille1.G83:Feuille1.H85 Feuille1.D87:Feuille1.D96 Feuille1.G96:Feuille1.G96 Feuille1.G104:Feuille1.G138 Feuille1.D98:Feuille1.D151 Feuille1.G147:Feuille1.G147 Feuille1.G149:Feuille1.G151 Feuille1.G46:Feuille1.H46 Feuille1.P46:Feuille1.P55 Feuille1.S46:Feuille1.S55 Feuille1.J58:Feuille1.K62 Feuille1.M58:Feuille1.N62 Feuille1.P58:Feuille1.P62 Feuille1.S58:Feuille1.S62 Feuille1.S63:Feuille1.S63 Feuille1.J64:Feuille1.K64 Feuille1.M64:Feuille1.N64 Feuille1.P64:Feuille1.P64 Feuille1.S64:Feuille1.S64 Feuille1.S65:Feuille1.S65 Feuille1.J66:Feuille1.K70 Feuille1.P66:Feuille1.P70 Feuille1.S66:Feuille1.S70 Feuille1.S71:Feuille1.S71 Feuille1.J72:Feuille1.K73 Feuille1.M72:Feuille1.N73 Feuille1.P72:Feuille1.P73 Feuille1.S72:Feuille1.S73 Feuille1.J76:Feuille1.K76 Feuille1.M76:Feuille1.N76 Feuille1.P76:Feuille1.P76 Feuille1.S76:Feuille1.S76 Feuille1.G79:Feuille1.H79 Feuille1.J79:Feuille1.K85 Feuille1.M79:Feuille1.N85 Feuille1.P79:Feuille1.P85 Feuille1.S79:Feuille1.S85 Feuille1.G87:Feuille1.H95 Feuille1.J87:Feuille1.K96 Feuille1.M87:Feuille1.N96 Feuille1.P87:Feuille1.P96 Feuille1.S87:Feuille1.S96 Feuille1.G98:Feuille1.H103 Feuille1.J98:Feuille1.K151 Feuille1.M98:Feuille1.N151 Feuille1.P98:Feuille1.P151 Feuille1.S98:Feuille1.S151 Feuille1.G139:Feuille1.H146 Feuille1.G148:Feuille1.H148">
            <calcext:condition calcext:apply-style-name="Cellule grisée" calcext:value="formula-is([.C46]=0)" calcext:base-cell-address="Feuille1.D46"/>
          </calcext:conditional-format>
          <calcext:conditional-format calcext:target-range-address="Feuille1.D47:Feuille1.D47">
            <calcext:condition calcext:apply-style-name="Cellule grisée" calcext:value="formula-is([.C47]=0)" calcext:base-cell-address="Feuille1.D47"/>
          </calcext:conditional-format>
          <calcext:conditional-format calcext:target-range-address="Feuille1.E46:Feuille1.E67 Feuille1.Q71:Feuille1.Q71 Feuille1.E70:Feuille1.E85 Feuille1.H74:Feuille1.H75 Feuille1.K74:Feuille1.K75 Feuille1.E87:Feuille1.E96 Feuille1.H104:Feuille1.H138 Feuille1.E98:Feuille1.E151 Feuille1.H147:Feuille1.H147 Feuille1.H56:Feuille1.H57 Feuille1.K56:Feuille1.K57 Feuille1.N56:Feuille1.N57 Feuille1.P56:Feuille1.P57 Feuille1.S56:Feuille1.S57 Feuille1.T63:Feuille1.T63 Feuille1.T65:Feuille1.T65 Feuille1.H71:Feuille1.H71 Feuille1.K71:Feuille1.K71 Feuille1.N71:Feuille1.N71 Feuille1.T71:Feuille1.T71 Feuille1.N74:Feuille1.N75 Feuille1.Q74:Feuille1.Q75 Feuille1.T74:Feuille1.T75 Feuille1.H77:Feuille1.H78 Feuille1.K77:Feuille1.K78 Feuille1.N77:Feuille1.N78 Feuille1.Q77:Feuille1.Q78 Feuille1.T77:Feuille1.T78 Feuille1.H149:Feuille1.H151">
            <calcext:condition calcext:apply-style-name="Cellule grisée" calcext:value="formula-is([.C46]=0)" calcext:base-cell-address="Feuille1.E46"/>
          </calcext:conditional-format>
          <calcext:conditional-format calcext:target-range-address="Feuille1.AA19:Feuille1.AA19">
            <calcext:condition calcext:apply-style-name="Cellule invalide" calcext:value="=&quot;&quot;" calcext:base-cell-address="Feuille1.AA19"/>
          </calcext:conditional-format>
          <calcext:conditional-format calcext:target-range-address="Feuille1.AB19:Feuille1.AB19">
            <calcext:condition calcext:apply-style-name="Cellule invalide" calcext:value="=&quot;&quot;" calcext:base-cell-address="Feuille1.AB19"/>
          </calcext:conditional-format>
          <calcext:conditional-format calcext:target-range-address="Feuille1.C11:Feuille1.C11">
            <calcext:condition calcext:apply-style-name="Cellule invalide" calcext:value="formula-is([.C11]=&quot;&quot;)" calcext:base-cell-address="Feuille1.C11"/>
          </calcext:conditional-format>
          <calcext:conditional-format calcext:target-range-address="Feuille1.AA11:Feuille1.AA11">
            <calcext:condition calcext:apply-style-name="Cellule invalide" calcext:value="=&quot;&quot;" calcext:base-cell-address="Feuille1.AA11"/>
          </calcext:conditional-format>
          <calcext:conditional-format calcext:target-range-address="Feuille1.AA14:Feuille1.AA14">
            <calcext:condition calcext:apply-style-name="Cellule invalide" calcext:value="=&quot;&quot;" calcext:base-cell-address="Feuille1.AA14"/>
          </calcext:conditional-format>
          <calcext:conditional-format calcext:target-range-address="Feuille1.C14:Feuille1.C14">
            <calcext:condition calcext:apply-style-name="Cellule invalide" calcext:value="formula-is([.C14]=&quot;&quot;)" calcext:base-cell-address="Feuille1.C14"/>
          </calcext:conditional-format>
          <calcext:conditional-format calcext:target-range-address="Feuille1.C17:Feuille1.C17">
            <calcext:condition calcext:apply-style-name="Cellule invalide" calcext:value="formula-is([.C17]=&quot;&quot;)" calcext:base-cell-address="Feuille1.C17"/>
          </calcext:conditional-format>
          <calcext:conditional-format calcext:target-range-address="Feuille1.AA17:Feuille1.AA17">
            <calcext:condition calcext:apply-style-name="Cellule invalide" calcext:value="=&quot;&quot;" calcext:base-cell-address="Feuille1.AA17"/>
          </calcext:conditional-format>
          <calcext:conditional-format calcext:target-range-address="Feuille1.AB17:Feuille1.AC17">
            <calcext:condition calcext:apply-style-name="Cellule invalide" calcext:value="=&quot;&quot;" calcext:base-cell-address="Feuille1.AB17"/>
          </calcext:conditional-format>
          <calcext:conditional-format calcext:target-range-address="Feuille1.AB12:Feuille1.AB12">
            <calcext:condition calcext:apply-style-name="Cellule invalide" calcext:value="=&quot;&quot;" calcext:base-cell-address="Feuille1.AB12"/>
          </calcext:conditional-format>
          <calcext:conditional-format calcext:target-range-address="Feuille1.AB14:Feuille1.AC14">
            <calcext:condition calcext:apply-style-name="Cellule invalide" calcext:value="=&quot;&quot;" calcext:base-cell-address="Feuille1.AB14"/>
          </calcext:conditional-format>
          <calcext:conditional-format calcext:target-range-address="Feuille1.AB15:Feuille1.AB15">
            <calcext:condition calcext:apply-style-name="Cellule invalide" calcext:value="=&quot;&quot;" calcext:base-cell-address="Feuille1.AB15"/>
          </calcext:conditional-format>
          <calcext:conditional-format calcext:target-range-address="Feuille1.AB11:Feuille1.AC11">
            <calcext:condition calcext:apply-style-name="Cellule invalide" calcext:value="=&quot;&quot;" calcext:base-cell-address="Feuille1.AB11"/>
          </calcext:conditional-format>
          <calcext:conditional-format calcext:target-range-address="Feuille1.AC20:Feuille1.AC21">
            <calcext:condition calcext:apply-style-name="Cellule invalide" calcext:value="=&quot;&quot;" calcext:base-cell-address="Feuille1.AC20"/>
          </calcext:conditional-format>
          <calcext:conditional-format calcext:target-range-address="Feuille1.AC19:Feuille1.AC19">
            <calcext:condition calcext:apply-style-name="Cellule invalide" calcext:value="=&quot;&quot;" calcext:base-cell-address="Feuille1.AC19"/>
          </calcext:conditional-format>
          <calcext:conditional-format calcext:target-range-address="Feuille1.AC46:Feuille1.AC62">
            <calcext:condition calcext:apply-style-name="Cellule invalide" calcext:value="=&quot;&quot;" calcext:base-cell-address="Feuille1.AC46"/>
          </calcext:conditional-format>
          <calcext:conditional-format calcext:target-range-address="Feuille1.C21:Feuille1.C21">
            <calcext:condition calcext:apply-style-name="Cellule invalide" calcext:value="formula-is([.C21]=&quot;&quot;)" calcext:base-cell-address="Feuille1.C21"/>
          </calcext:conditional-format>
          <calcext:conditional-format calcext:target-range-address="Feuille1.I57:Feuille1.I57">
            <calcext:condition calcext:apply-style-name="Cellule invalide" calcext:value="=&quot;&quot;" calcext:base-cell-address="Feuille1.I57"/>
          </calcext:conditional-format>
          <calcext:conditional-format calcext:target-range-address="Feuille1.L57:Feuille1.L57">
            <calcext:condition calcext:apply-style-name="Cellule invalide" calcext:value="=&quot;&quot;" calcext:base-cell-address="Feuille1.L57"/>
          </calcext:conditional-format>
          <calcext:conditional-format calcext:target-range-address="Feuille1.D19:Feuille1.D19">
            <calcext:condition calcext:apply-style-name="Cellule grisée" calcext:value="formula-is([.C19]=0)" calcext:base-cell-address="Feuille1.D19"/>
          </calcext:conditional-format>
          <calcext:conditional-format calcext:target-range-address="Feuille1.E19:Feuille1.E19">
            <calcext:condition calcext:apply-style-name="Cellule grisée" calcext:value="formula-is([.C19]=0)" calcext:base-cell-address="Feuille1.E19"/>
          </calcext:conditional-format>
          <calcext:conditional-format calcext:target-range-address="Feuille1.C19:Feuille1.C19">
            <calcext:condition calcext:apply-style-name="Cellule invalide" calcext:value="=&quot;&quot;" calcext:base-cell-address="Feuille1.C19"/>
          </calcext:conditional-format>
          <calcext:conditional-format calcext:target-range-address="Feuille1.AA22:Feuille1.AB22">
            <calcext:condition calcext:apply-style-name="Cellule invalide" calcext:value="=&quot;&quot;" calcext:base-cell-address="Feuille1.AA22"/>
          </calcext:conditional-format>
          <calcext:conditional-format calcext:target-range-address="Feuille1.X22:Feuille1.X22">
            <calcext:condition calcext:apply-style-name="Cellule grisée" calcext:value="formula-is([.U22]=0)" calcext:base-cell-address="Feuille1.X22"/>
            <calcext:condition calcext:apply-style-name="Cellule invalide" calcext:value="formula-is(AND([.U22]&lt;&gt;0;[.X22]=&quot;&quot;))" calcext:base-cell-address="Feuille1.X22"/>
          </calcext:conditional-format>
          <calcext:conditional-format calcext:target-range-address="Feuille1.Y22:Feuille1.Y22">
            <calcext:condition calcext:apply-style-name="Cellule grisée" calcext:value="formula-is(OR([.U22]=0;[.U22]=0=&quot;line&quot;;[.U22]=0=&quot;circle&quot;))" calcext:base-cell-address="Feuille1.Y22"/>
            <calcext:condition calcext:apply-style-name="Cellule invalide" calcext:value="formula-is(AND([.V22]&lt;&gt;0;[.Y22]=&quot;&quot;))" calcext:base-cell-address="Feuille1.Y22"/>
          </calcext:conditional-format>
          <calcext:conditional-format calcext:target-range-address="Feuille1.C22:Feuille1.C22">
            <calcext:condition calcext:apply-style-name="Cellule invalide" calcext:value="formula-is([.C22]=&quot;&quot;)" calcext:base-cell-address="Feuille1.C22"/>
          </calcext:conditional-format>
          <calcext:conditional-format calcext:target-range-address="Feuille1.AC22:Feuille1.AC22">
            <calcext:condition calcext:apply-style-name="Cellule invalide" calcext:value="=&quot;&quot;" calcext:base-cell-address="Feuille1.AC22"/>
          </calcext:conditional-format>
          <calcext:conditional-format calcext:target-range-address="Feuille1.AC9:Feuille1.AC9">
            <calcext:condition calcext:apply-style-name="Cellule invalide" calcext:value="=&quot;&quot;" calcext:base-cell-address="Feuille1.AC9"/>
          </calcext:conditional-format>
          <calcext:conditional-format calcext:target-range-address="Feuille1.AC12:Feuille1.AC12">
            <calcext:condition calcext:apply-style-name="Cellule invalide" calcext:value="=&quot;&quot;" calcext:base-cell-address="Feuille1.AC12"/>
          </calcext:conditional-format>
          <calcext:conditional-format calcext:target-range-address="Feuille1.AC15:Feuille1.AC15">
            <calcext:condition calcext:apply-style-name="Cellule invalide" calcext:value="=&quot;&quot;" calcext:base-cell-address="Feuille1.AC15"/>
          </calcext:conditional-format>
          <calcext:conditional-format calcext:target-range-address="Feuille1.AA23:Feuille1.AB23">
            <calcext:condition calcext:apply-style-name="Cellule invalide" calcext:value="=&quot;&quot;" calcext:base-cell-address="Feuille1.AA23"/>
          </calcext:conditional-format>
          <calcext:conditional-format calcext:target-range-address="Feuille1.X23:Feuille1.X23">
            <calcext:condition calcext:apply-style-name="Cellule grisée" calcext:value="formula-is([.U23]=0)" calcext:base-cell-address="Feuille1.X23"/>
            <calcext:condition calcext:apply-style-name="Cellule invalide" calcext:value="formula-is(AND([.U23]&lt;&gt;0;[.X23]=&quot;&quot;))" calcext:base-cell-address="Feuille1.X23"/>
          </calcext:conditional-format>
          <calcext:conditional-format calcext:target-range-address="Feuille1.Y23:Feuille1.Y23">
            <calcext:condition calcext:apply-style-name="Cellule grisée" calcext:value="formula-is(OR([.U23]=0;[.U23]=0=&quot;line&quot;;[.U23]=0=&quot;circle&quot;))" calcext:base-cell-address="Feuille1.Y23"/>
            <calcext:condition calcext:apply-style-name="Cellule invalide" calcext:value="formula-is(AND([.V23]&lt;&gt;0;[.Y23]=&quot;&quot;))" calcext:base-cell-address="Feuille1.Y23"/>
          </calcext:conditional-format>
          <calcext:conditional-format calcext:target-range-address="Feuille1.C23:Feuille1.C23">
            <calcext:condition calcext:apply-style-name="Cellule invalide" calcext:value="formula-is([.C23]=&quot;&quot;)" calcext:base-cell-address="Feuille1.C23"/>
          </calcext:conditional-format>
          <calcext:conditional-format calcext:target-range-address="Feuille1.AC23:Feuille1.AC23">
            <calcext:condition calcext:apply-style-name="Cellule invalide" calcext:value="=&quot;&quot;" calcext:base-cell-address="Feuille1.AC23"/>
          </calcext:conditional-format>
          <calcext:conditional-format calcext:target-range-address="Feuille1.AA24:Feuille1.AB24">
            <calcext:condition calcext:apply-style-name="Cellule invalide" calcext:value="=&quot;&quot;" calcext:base-cell-address="Feuille1.AA24"/>
          </calcext:conditional-format>
          <calcext:conditional-format calcext:target-range-address="Feuille1.X24:Feuille1.X24">
            <calcext:condition calcext:apply-style-name="Cellule grisée" calcext:value="formula-is([.U24]=0)" calcext:base-cell-address="Feuille1.X24"/>
            <calcext:condition calcext:apply-style-name="Cellule invalide" calcext:value="formula-is(AND([.U24]&lt;&gt;0;[.X24]=&quot;&quot;))" calcext:base-cell-address="Feuille1.X24"/>
          </calcext:conditional-format>
          <calcext:conditional-format calcext:target-range-address="Feuille1.Y24:Feuille1.Y24">
            <calcext:condition calcext:apply-style-name="Cellule grisée" calcext:value="formula-is(OR([.U24]=0;[.U24]=0=&quot;line&quot;;[.U24]=0=&quot;circle&quot;))" calcext:base-cell-address="Feuille1.Y24"/>
            <calcext:condition calcext:apply-style-name="Cellule invalide" calcext:value="formula-is(AND([.V24]&lt;&gt;0;[.Y24]=&quot;&quot;))" calcext:base-cell-address="Feuille1.Y24"/>
          </calcext:conditional-format>
          <calcext:conditional-format calcext:target-range-address="Feuille1.AC24:Feuille1.AC24">
            <calcext:condition calcext:apply-style-name="Cellule invalide" calcext:value="=&quot;&quot;" calcext:base-cell-address="Feuille1.AC24"/>
          </calcext:conditional-format>
          <calcext:conditional-format calcext:target-range-address="Feuille1.AA25:Feuille1.AB25">
            <calcext:condition calcext:apply-style-name="Cellule invalide" calcext:value="=&quot;&quot;" calcext:base-cell-address="Feuille1.AA25"/>
          </calcext:conditional-format>
          <calcext:conditional-format calcext:target-range-address="Feuille1.X25:Feuille1.X25">
            <calcext:condition calcext:apply-style-name="Cellule grisée" calcext:value="formula-is([.U25]=0)" calcext:base-cell-address="Feuille1.X25"/>
            <calcext:condition calcext:apply-style-name="Cellule invalide" calcext:value="formula-is(AND([.U25]&lt;&gt;0;[.X25]=&quot;&quot;))" calcext:base-cell-address="Feuille1.X25"/>
          </calcext:conditional-format>
          <calcext:conditional-format calcext:target-range-address="Feuille1.Y25:Feuille1.Y25">
            <calcext:condition calcext:apply-style-name="Cellule grisée" calcext:value="formula-is(OR([.U25]=0;[.U25]=0=&quot;line&quot;;[.U25]=0=&quot;circle&quot;))" calcext:base-cell-address="Feuille1.Y25"/>
            <calcext:condition calcext:apply-style-name="Cellule invalide" calcext:value="formula-is(AND([.V25]&lt;&gt;0;[.Y25]=&quot;&quot;))" calcext:base-cell-address="Feuille1.Y25"/>
          </calcext:conditional-format>
          <calcext:conditional-format calcext:target-range-address="Feuille1.AC25:Feuille1.AC25">
            <calcext:condition calcext:apply-style-name="Cellule invalide" calcext:value="=&quot;&quot;" calcext:base-cell-address="Feuille1.AC25"/>
          </calcext:conditional-format>
          <calcext:conditional-format calcext:target-range-address="Feuille1.AA26:Feuille1.AB26">
            <calcext:condition calcext:apply-style-name="Cellule invalide" calcext:value="=&quot;&quot;" calcext:base-cell-address="Feuille1.AA26"/>
          </calcext:conditional-format>
          <calcext:conditional-format calcext:target-range-address="Feuille1.X26:Feuille1.X26">
            <calcext:condition calcext:apply-style-name="Cellule grisée" calcext:value="formula-is([.U26]=0)" calcext:base-cell-address="Feuille1.X26"/>
            <calcext:condition calcext:apply-style-name="Cellule invalide" calcext:value="formula-is(AND([.U26]&lt;&gt;0;[.X26]=&quot;&quot;))" calcext:base-cell-address="Feuille1.X26"/>
          </calcext:conditional-format>
          <calcext:conditional-format calcext:target-range-address="Feuille1.Y26:Feuille1.Y26">
            <calcext:condition calcext:apply-style-name="Cellule grisée" calcext:value="formula-is(OR([.U26]=0;[.U26]=0=&quot;line&quot;;[.U26]=0=&quot;circle&quot;))" calcext:base-cell-address="Feuille1.Y26"/>
            <calcext:condition calcext:apply-style-name="Cellule invalide" calcext:value="formula-is(AND([.V26]&lt;&gt;0;[.Y26]=&quot;&quot;))" calcext:base-cell-address="Feuille1.Y26"/>
          </calcext:conditional-format>
          <calcext:conditional-format calcext:target-range-address="Feuille1.AC26:Feuille1.AC26">
            <calcext:condition calcext:apply-style-name="Cellule invalide" calcext:value="=&quot;&quot;" calcext:base-cell-address="Feuille1.AC26"/>
          </calcext:conditional-format>
          <calcext:conditional-format calcext:target-range-address="Feuille1.AA27:Feuille1.AA27">
            <calcext:condition calcext:apply-style-name="Cellule invalide" calcext:value="=&quot;&quot;" calcext:base-cell-address="Feuille1.AA27"/>
          </calcext:conditional-format>
          <calcext:conditional-format calcext:target-range-address="Feuille1.X27:Feuille1.X27">
            <calcext:condition calcext:apply-style-name="Cellule grisée" calcext:value="formula-is([.U27]=0)" calcext:base-cell-address="Feuille1.X27"/>
            <calcext:condition calcext:apply-style-name="Cellule invalide" calcext:value="formula-is(AND([.U27]&lt;&gt;0;[.X27]=&quot;&quot;))" calcext:base-cell-address="Feuille1.X27"/>
          </calcext:conditional-format>
          <calcext:conditional-format calcext:target-range-address="Feuille1.Y27:Feuille1.Y27">
            <calcext:condition calcext:apply-style-name="Cellule grisée" calcext:value="formula-is(OR([.U27]=0;[.U27]=0=&quot;line&quot;;[.U27]=0=&quot;circle&quot;))" calcext:base-cell-address="Feuille1.Y27"/>
            <calcext:condition calcext:apply-style-name="Cellule invalide" calcext:value="formula-is(AND([.V27]&lt;&gt;0;[.Y27]=&quot;&quot;))" calcext:base-cell-address="Feuille1.Y27"/>
          </calcext:conditional-format>
          <calcext:conditional-format calcext:target-range-address="Feuille1.C27:Feuille1.C27">
            <calcext:condition calcext:apply-style-name="Cellule invalide" calcext:value="formula-is([.C27]=&quot;&quot;)" calcext:base-cell-address="Feuille1.C27"/>
          </calcext:conditional-format>
          <calcext:conditional-format calcext:target-range-address="Feuille1.AC27:Feuille1.AC27">
            <calcext:condition calcext:apply-style-name="Cellule invalide" calcext:value="=&quot;&quot;" calcext:base-cell-address="Feuille1.AC27"/>
          </calcext:conditional-format>
          <calcext:conditional-format calcext:target-range-address="Feuille1.AB27:Feuille1.AB27">
            <calcext:condition calcext:apply-style-name="Cellule invalide" calcext:value="=&quot;&quot;" calcext:base-cell-address="Feuille1.AB27"/>
          </calcext:conditional-format>
          <calcext:conditional-format calcext:target-range-address="Feuille1.AA28:Feuille1.AB28">
            <calcext:condition calcext:apply-style-name="Cellule invalide" calcext:value="=&quot;&quot;" calcext:base-cell-address="Feuille1.AA28"/>
          </calcext:conditional-format>
          <calcext:conditional-format calcext:target-range-address="Feuille1.X28:Feuille1.X28">
            <calcext:condition calcext:apply-style-name="Cellule grisée" calcext:value="formula-is([.U28]=0)" calcext:base-cell-address="Feuille1.X28"/>
            <calcext:condition calcext:apply-style-name="Cellule invalide" calcext:value="formula-is(AND([.U28]&lt;&gt;0;[.X28]=&quot;&quot;))" calcext:base-cell-address="Feuille1.X28"/>
          </calcext:conditional-format>
          <calcext:conditional-format calcext:target-range-address="Feuille1.Y28:Feuille1.Y28">
            <calcext:condition calcext:apply-style-name="Cellule grisée" calcext:value="formula-is(OR([.U28]=0;[.U28]=0=&quot;line&quot;;[.U28]=0=&quot;circle&quot;))" calcext:base-cell-address="Feuille1.Y28"/>
            <calcext:condition calcext:apply-style-name="Cellule invalide" calcext:value="formula-is(AND([.V28]&lt;&gt;0;[.Y28]=&quot;&quot;))" calcext:base-cell-address="Feuille1.Y28"/>
          </calcext:conditional-format>
          <calcext:conditional-format calcext:target-range-address="Feuille1.C28:Feuille1.C28">
            <calcext:condition calcext:apply-style-name="Cellule invalide" calcext:value="formula-is([.C28]=&quot;&quot;)" calcext:base-cell-address="Feuille1.C28"/>
          </calcext:conditional-format>
          <calcext:conditional-format calcext:target-range-address="Feuille1.AC28:Feuille1.AC28">
            <calcext:condition calcext:apply-style-name="Cellule invalide" calcext:value="=&quot;&quot;" calcext:base-cell-address="Feuille1.AC28"/>
          </calcext:conditional-format>
          <calcext:conditional-format calcext:target-range-address="Feuille1.AA29:Feuille1.AB29">
            <calcext:condition calcext:apply-style-name="Cellule invalide" calcext:value="=&quot;&quot;" calcext:base-cell-address="Feuille1.AA29"/>
          </calcext:conditional-format>
          <calcext:conditional-format calcext:target-range-address="Feuille1.X29:Feuille1.X29">
            <calcext:condition calcext:apply-style-name="Cellule grisée" calcext:value="formula-is([.U29]=0)" calcext:base-cell-address="Feuille1.X29"/>
            <calcext:condition calcext:apply-style-name="Cellule invalide" calcext:value="formula-is(AND([.U29]&lt;&gt;0;[.X29]=&quot;&quot;))" calcext:base-cell-address="Feuille1.X29"/>
          </calcext:conditional-format>
          <calcext:conditional-format calcext:target-range-address="Feuille1.Y29:Feuille1.Y29">
            <calcext:condition calcext:apply-style-name="Cellule grisée" calcext:value="formula-is(OR([.U29]=0;[.U29]=0=&quot;line&quot;;[.U29]=0=&quot;circle&quot;))" calcext:base-cell-address="Feuille1.Y29"/>
            <calcext:condition calcext:apply-style-name="Cellule invalide" calcext:value="formula-is(AND([.V29]&lt;&gt;0;[.Y29]=&quot;&quot;))" calcext:base-cell-address="Feuille1.Y29"/>
          </calcext:conditional-format>
          <calcext:conditional-format calcext:target-range-address="Feuille1.C29:Feuille1.C29">
            <calcext:condition calcext:apply-style-name="Cellule invalide" calcext:value="formula-is([.C29]=&quot;&quot;)" calcext:base-cell-address="Feuille1.C29"/>
          </calcext:conditional-format>
          <calcext:conditional-format calcext:target-range-address="Feuille1.AC29:Feuille1.AC29">
            <calcext:condition calcext:apply-style-name="Cellule invalide" calcext:value="=&quot;&quot;" calcext:base-cell-address="Feuille1.AC29"/>
          </calcext:conditional-format>
          <calcext:conditional-format calcext:target-range-address="Feuille1.AA30:Feuille1.AB30">
            <calcext:condition calcext:apply-style-name="Cellule invalide" calcext:value="=&quot;&quot;" calcext:base-cell-address="Feuille1.AA30"/>
          </calcext:conditional-format>
          <calcext:conditional-format calcext:target-range-address="Feuille1.X30:Feuille1.X30">
            <calcext:condition calcext:apply-style-name="Cellule grisée" calcext:value="formula-is([.U30]=0)" calcext:base-cell-address="Feuille1.X30"/>
            <calcext:condition calcext:apply-style-name="Cellule invalide" calcext:value="formula-is(AND([.U30]&lt;&gt;0;[.X30]=&quot;&quot;))" calcext:base-cell-address="Feuille1.X30"/>
          </calcext:conditional-format>
          <calcext:conditional-format calcext:target-range-address="Feuille1.Y30:Feuille1.Y30">
            <calcext:condition calcext:apply-style-name="Cellule grisée" calcext:value="formula-is(OR([.U30]=0;[.U30]=0=&quot;line&quot;;[.U30]=0=&quot;circle&quot;))" calcext:base-cell-address="Feuille1.Y30"/>
            <calcext:condition calcext:apply-style-name="Cellule invalide" calcext:value="formula-is(AND([.V30]&lt;&gt;0;[.Y30]=&quot;&quot;))" calcext:base-cell-address="Feuille1.Y30"/>
          </calcext:conditional-format>
          <calcext:conditional-format calcext:target-range-address="Feuille1.C30:Feuille1.C30">
            <calcext:condition calcext:apply-style-name="Cellule invalide" calcext:value="formula-is([.C30]=&quot;&quot;)" calcext:base-cell-address="Feuille1.C30"/>
          </calcext:conditional-format>
          <calcext:conditional-format calcext:target-range-address="Feuille1.AC30:Feuille1.AC30">
            <calcext:condition calcext:apply-style-name="Cellule invalide" calcext:value="=&quot;&quot;" calcext:base-cell-address="Feuille1.AC30"/>
          </calcext:conditional-format>
          <calcext:conditional-format calcext:target-range-address="Feuille1.AA32:Feuille1.AA32">
            <calcext:condition calcext:apply-style-name="Cellule invalide" calcext:value="=&quot;&quot;" calcext:base-cell-address="Feuille1.AA32"/>
          </calcext:conditional-format>
          <calcext:conditional-format calcext:target-range-address="Feuille1.X32:Feuille1.X32">
            <calcext:condition calcext:apply-style-name="Cellule grisée" calcext:value="formula-is([.U32]=0)" calcext:base-cell-address="Feuille1.X32"/>
            <calcext:condition calcext:apply-style-name="Cellule invalide" calcext:value="formula-is(AND([.U32]&lt;&gt;0;[.X32]=&quot;&quot;))" calcext:base-cell-address="Feuille1.X32"/>
          </calcext:conditional-format>
          <calcext:conditional-format calcext:target-range-address="Feuille1.Y32:Feuille1.Y32">
            <calcext:condition calcext:apply-style-name="Cellule grisée" calcext:value="formula-is(OR([.U32]=0;[.U32]=0=&quot;line&quot;;[.U32]=0=&quot;circle&quot;))" calcext:base-cell-address="Feuille1.Y32"/>
            <calcext:condition calcext:apply-style-name="Cellule invalide" calcext:value="formula-is(AND([.V32]&lt;&gt;0;[.Y32]=&quot;&quot;))" calcext:base-cell-address="Feuille1.Y32"/>
          </calcext:conditional-format>
          <calcext:conditional-format calcext:target-range-address="Feuille1.C32:Feuille1.C32">
            <calcext:condition calcext:apply-style-name="Cellule invalide" calcext:value="formula-is([.C32]=&quot;&quot;)" calcext:base-cell-address="Feuille1.C32"/>
          </calcext:conditional-format>
          <calcext:conditional-format calcext:target-range-address="Feuille1.AC32:Feuille1.AC32">
            <calcext:condition calcext:apply-style-name="Cellule invalide" calcext:value="=&quot;&quot;" calcext:base-cell-address="Feuille1.AC32"/>
          </calcext:conditional-format>
          <calcext:conditional-format calcext:target-range-address="Feuille1.AA33:Feuille1.AB33">
            <calcext:condition calcext:apply-style-name="Cellule invalide" calcext:value="=&quot;&quot;" calcext:base-cell-address="Feuille1.AA33"/>
          </calcext:conditional-format>
          <calcext:conditional-format calcext:target-range-address="Feuille1.X33:Feuille1.X33">
            <calcext:condition calcext:apply-style-name="Cellule grisée" calcext:value="formula-is([.U33]=0)" calcext:base-cell-address="Feuille1.X33"/>
            <calcext:condition calcext:apply-style-name="Cellule invalide" calcext:value="formula-is(AND([.U33]&lt;&gt;0;[.X33]=&quot;&quot;))" calcext:base-cell-address="Feuille1.X33"/>
          </calcext:conditional-format>
          <calcext:conditional-format calcext:target-range-address="Feuille1.Y33:Feuille1.Y33">
            <calcext:condition calcext:apply-style-name="Cellule grisée" calcext:value="formula-is(OR([.U33]=0;[.U33]=0=&quot;line&quot;;[.U33]=0=&quot;circle&quot;))" calcext:base-cell-address="Feuille1.Y33"/>
            <calcext:condition calcext:apply-style-name="Cellule invalide" calcext:value="formula-is(AND([.V33]&lt;&gt;0;[.Y33]=&quot;&quot;))" calcext:base-cell-address="Feuille1.Y33"/>
          </calcext:conditional-format>
          <calcext:conditional-format calcext:target-range-address="Feuille1.C33:Feuille1.C33">
            <calcext:condition calcext:apply-style-name="Cellule invalide" calcext:value="formula-is([.C33]=&quot;&quot;)" calcext:base-cell-address="Feuille1.C33"/>
          </calcext:conditional-format>
          <calcext:conditional-format calcext:target-range-address="Feuille1.AC33:Feuille1.AC33">
            <calcext:condition calcext:apply-style-name="Cellule invalide" calcext:value="=&quot;&quot;" calcext:base-cell-address="Feuille1.AC33"/>
          </calcext:conditional-format>
          <calcext:conditional-format calcext:target-range-address="Feuille1.AA34:Feuille1.AB34">
            <calcext:condition calcext:apply-style-name="Cellule invalide" calcext:value="=&quot;&quot;" calcext:base-cell-address="Feuille1.AA34"/>
          </calcext:conditional-format>
          <calcext:conditional-format calcext:target-range-address="Feuille1.X34:Feuille1.X34">
            <calcext:condition calcext:apply-style-name="Cellule grisée" calcext:value="formula-is([.U34]=0)" calcext:base-cell-address="Feuille1.X34"/>
            <calcext:condition calcext:apply-style-name="Cellule invalide" calcext:value="formula-is(AND([.U34]&lt;&gt;0;[.X34]=&quot;&quot;))" calcext:base-cell-address="Feuille1.X34"/>
          </calcext:conditional-format>
          <calcext:conditional-format calcext:target-range-address="Feuille1.Y34:Feuille1.Y34">
            <calcext:condition calcext:apply-style-name="Cellule grisée" calcext:value="formula-is(OR([.U34]=0;[.U34]=0=&quot;line&quot;;[.U34]=0=&quot;circle&quot;))" calcext:base-cell-address="Feuille1.Y34"/>
            <calcext:condition calcext:apply-style-name="Cellule invalide" calcext:value="formula-is(AND([.V34]&lt;&gt;0;[.Y34]=&quot;&quot;))" calcext:base-cell-address="Feuille1.Y34"/>
          </calcext:conditional-format>
          <calcext:conditional-format calcext:target-range-address="Feuille1.AC34:Feuille1.AC34">
            <calcext:condition calcext:apply-style-name="Cellule invalide" calcext:value="=&quot;&quot;" calcext:base-cell-address="Feuille1.AC34"/>
          </calcext:conditional-format>
          <calcext:conditional-format calcext:target-range-address="Feuille1.AA35:Feuille1.AB35">
            <calcext:condition calcext:apply-style-name="Cellule invalide" calcext:value="=&quot;&quot;" calcext:base-cell-address="Feuille1.AA35"/>
          </calcext:conditional-format>
          <calcext:conditional-format calcext:target-range-address="Feuille1.X35:Feuille1.X35">
            <calcext:condition calcext:apply-style-name="Cellule grisée" calcext:value="formula-is([.U35]=0)" calcext:base-cell-address="Feuille1.X35"/>
            <calcext:condition calcext:apply-style-name="Cellule invalide" calcext:value="formula-is(AND([.U35]&lt;&gt;0;[.X35]=&quot;&quot;))" calcext:base-cell-address="Feuille1.X35"/>
          </calcext:conditional-format>
          <calcext:conditional-format calcext:target-range-address="Feuille1.Y35:Feuille1.Y35">
            <calcext:condition calcext:apply-style-name="Cellule grisée" calcext:value="formula-is(OR([.U35]=0;[.U35]=0=&quot;line&quot;;[.U35]=0=&quot;circle&quot;))" calcext:base-cell-address="Feuille1.Y35"/>
            <calcext:condition calcext:apply-style-name="Cellule invalide" calcext:value="formula-is(AND([.V35]&lt;&gt;0;[.Y35]=&quot;&quot;))" calcext:base-cell-address="Feuille1.Y35"/>
          </calcext:conditional-format>
          <calcext:conditional-format calcext:target-range-address="Feuille1.AC35:Feuille1.AC35">
            <calcext:condition calcext:apply-style-name="Cellule invalide" calcext:value="=&quot;&quot;" calcext:base-cell-address="Feuille1.AC35"/>
          </calcext:conditional-format>
          <calcext:conditional-format calcext:target-range-address="Feuille1.AA36:Feuille1.AB36">
            <calcext:condition calcext:apply-style-name="Cellule invalide" calcext:value="=&quot;&quot;" calcext:base-cell-address="Feuille1.AA36"/>
          </calcext:conditional-format>
          <calcext:conditional-format calcext:target-range-address="Feuille1.X36:Feuille1.X36">
            <calcext:condition calcext:apply-style-name="Cellule grisée" calcext:value="formula-is([.U36]=0)" calcext:base-cell-address="Feuille1.X36"/>
            <calcext:condition calcext:apply-style-name="Cellule invalide" calcext:value="formula-is(AND([.U36]&lt;&gt;0;[.X36]=&quot;&quot;))" calcext:base-cell-address="Feuille1.X36"/>
          </calcext:conditional-format>
          <calcext:conditional-format calcext:target-range-address="Feuille1.Y36:Feuille1.Y36">
            <calcext:condition calcext:apply-style-name="Cellule grisée" calcext:value="formula-is(OR([.U36]=0;[.U36]=0=&quot;line&quot;;[.U36]=0=&quot;circle&quot;))" calcext:base-cell-address="Feuille1.Y36"/>
            <calcext:condition calcext:apply-style-name="Cellule invalide" calcext:value="formula-is(AND([.V36]&lt;&gt;0;[.Y36]=&quot;&quot;))" calcext:base-cell-address="Feuille1.Y36"/>
          </calcext:conditional-format>
          <calcext:conditional-format calcext:target-range-address="Feuille1.AC36:Feuille1.AC36">
            <calcext:condition calcext:apply-style-name="Cellule invalide" calcext:value="=&quot;&quot;" calcext:base-cell-address="Feuille1.AC36"/>
          </calcext:conditional-format>
          <calcext:conditional-format calcext:target-range-address="Feuille1.AA37:Feuille1.AA37">
            <calcext:condition calcext:apply-style-name="Cellule invalide" calcext:value="=&quot;&quot;" calcext:base-cell-address="Feuille1.AA37"/>
          </calcext:conditional-format>
          <calcext:conditional-format calcext:target-range-address="Feuille1.X37:Feuille1.X37">
            <calcext:condition calcext:apply-style-name="Cellule grisée" calcext:value="formula-is([.U37]=0)" calcext:base-cell-address="Feuille1.X37"/>
            <calcext:condition calcext:apply-style-name="Cellule invalide" calcext:value="formula-is(AND([.U37]&lt;&gt;0;[.X37]=&quot;&quot;))" calcext:base-cell-address="Feuille1.X37"/>
          </calcext:conditional-format>
          <calcext:conditional-format calcext:target-range-address="Feuille1.Y37:Feuille1.Y37">
            <calcext:condition calcext:apply-style-name="Cellule grisée" calcext:value="formula-is(OR([.U37]=0;[.U37]=0=&quot;line&quot;;[.U37]=0=&quot;circle&quot;))" calcext:base-cell-address="Feuille1.Y37"/>
            <calcext:condition calcext:apply-style-name="Cellule invalide" calcext:value="formula-is(AND([.V37]&lt;&gt;0;[.Y37]=&quot;&quot;))" calcext:base-cell-address="Feuille1.Y37"/>
          </calcext:conditional-format>
          <calcext:conditional-format calcext:target-range-address="Feuille1.C37:Feuille1.C37">
            <calcext:condition calcext:apply-style-name="Cellule invalide" calcext:value="formula-is([.C37]=&quot;&quot;)" calcext:base-cell-address="Feuille1.C37"/>
          </calcext:conditional-format>
          <calcext:conditional-format calcext:target-range-address="Feuille1.AC37:Feuille1.AC37">
            <calcext:condition calcext:apply-style-name="Cellule invalide" calcext:value="=&quot;&quot;" calcext:base-cell-address="Feuille1.AC37"/>
          </calcext:conditional-format>
          <calcext:conditional-format calcext:target-range-address="Feuille1.AB37:Feuille1.AB37">
            <calcext:condition calcext:apply-style-name="Cellule invalide" calcext:value="=&quot;&quot;" calcext:base-cell-address="Feuille1.AB37"/>
          </calcext:conditional-format>
          <calcext:conditional-format calcext:target-range-address="Feuille1.AA38:Feuille1.AB38">
            <calcext:condition calcext:apply-style-name="Cellule invalide" calcext:value="=&quot;&quot;" calcext:base-cell-address="Feuille1.AA38"/>
          </calcext:conditional-format>
          <calcext:conditional-format calcext:target-range-address="Feuille1.X38:Feuille1.X38">
            <calcext:condition calcext:apply-style-name="Cellule grisée" calcext:value="formula-is([.U38]=0)" calcext:base-cell-address="Feuille1.X38"/>
            <calcext:condition calcext:apply-style-name="Cellule invalide" calcext:value="formula-is(AND([.U38]&lt;&gt;0;[.X38]=&quot;&quot;))" calcext:base-cell-address="Feuille1.X38"/>
          </calcext:conditional-format>
          <calcext:conditional-format calcext:target-range-address="Feuille1.Y38:Feuille1.Y38">
            <calcext:condition calcext:apply-style-name="Cellule grisée" calcext:value="formula-is(OR([.U38]=0;[.U38]=0=&quot;line&quot;;[.U38]=0=&quot;circle&quot;))" calcext:base-cell-address="Feuille1.Y38"/>
            <calcext:condition calcext:apply-style-name="Cellule invalide" calcext:value="formula-is(AND([.V38]&lt;&gt;0;[.Y38]=&quot;&quot;))" calcext:base-cell-address="Feuille1.Y38"/>
          </calcext:conditional-format>
          <calcext:conditional-format calcext:target-range-address="Feuille1.C38:Feuille1.C38">
            <calcext:condition calcext:apply-style-name="Cellule invalide" calcext:value="formula-is([.C38]=&quot;&quot;)" calcext:base-cell-address="Feuille1.C38"/>
          </calcext:conditional-format>
          <calcext:conditional-format calcext:target-range-address="Feuille1.AC38:Feuille1.AC38">
            <calcext:condition calcext:apply-style-name="Cellule invalide" calcext:value="=&quot;&quot;" calcext:base-cell-address="Feuille1.AC38"/>
          </calcext:conditional-format>
          <calcext:conditional-format calcext:target-range-address="Feuille1.AA39:Feuille1.AB39">
            <calcext:condition calcext:apply-style-name="Cellule invalide" calcext:value="=&quot;&quot;" calcext:base-cell-address="Feuille1.AA39"/>
          </calcext:conditional-format>
          <calcext:conditional-format calcext:target-range-address="Feuille1.X39:Feuille1.X39">
            <calcext:condition calcext:apply-style-name="Cellule grisée" calcext:value="formula-is([.U39]=0)" calcext:base-cell-address="Feuille1.X39"/>
            <calcext:condition calcext:apply-style-name="Cellule invalide" calcext:value="formula-is(AND([.U39]&lt;&gt;0;[.X39]=&quot;&quot;))" calcext:base-cell-address="Feuille1.X39"/>
          </calcext:conditional-format>
          <calcext:conditional-format calcext:target-range-address="Feuille1.Y39:Feuille1.Y39">
            <calcext:condition calcext:apply-style-name="Cellule grisée" calcext:value="formula-is(OR([.U39]=0;[.U39]=0=&quot;line&quot;;[.U39]=0=&quot;circle&quot;))" calcext:base-cell-address="Feuille1.Y39"/>
            <calcext:condition calcext:apply-style-name="Cellule invalide" calcext:value="formula-is(AND([.V39]&lt;&gt;0;[.Y39]=&quot;&quot;))" calcext:base-cell-address="Feuille1.Y39"/>
          </calcext:conditional-format>
          <calcext:conditional-format calcext:target-range-address="Feuille1.C39:Feuille1.C39">
            <calcext:condition calcext:apply-style-name="Cellule invalide" calcext:value="formula-is([.C39]=&quot;&quot;)" calcext:base-cell-address="Feuille1.C39"/>
          </calcext:conditional-format>
          <calcext:conditional-format calcext:target-range-address="Feuille1.AC39:Feuille1.AC39">
            <calcext:condition calcext:apply-style-name="Cellule invalide" calcext:value="=&quot;&quot;" calcext:base-cell-address="Feuille1.AC39"/>
          </calcext:conditional-format>
          <calcext:conditional-format calcext:target-range-address="Feuille1.AA40:Feuille1.AB40">
            <calcext:condition calcext:apply-style-name="Cellule invalide" calcext:value="=&quot;&quot;" calcext:base-cell-address="Feuille1.AA40"/>
          </calcext:conditional-format>
          <calcext:conditional-format calcext:target-range-address="Feuille1.X40:Feuille1.X40">
            <calcext:condition calcext:apply-style-name="Cellule grisée" calcext:value="formula-is([.U40]=0)" calcext:base-cell-address="Feuille1.X40"/>
            <calcext:condition calcext:apply-style-name="Cellule invalide" calcext:value="formula-is(AND([.U40]&lt;&gt;0;[.X40]=&quot;&quot;))" calcext:base-cell-address="Feuille1.X40"/>
          </calcext:conditional-format>
          <calcext:conditional-format calcext:target-range-address="Feuille1.Y40:Feuille1.Y40">
            <calcext:condition calcext:apply-style-name="Cellule grisée" calcext:value="formula-is(OR([.U40]=0;[.U40]=0=&quot;line&quot;;[.U40]=0=&quot;circle&quot;))" calcext:base-cell-address="Feuille1.Y40"/>
            <calcext:condition calcext:apply-style-name="Cellule invalide" calcext:value="formula-is(AND([.V40]&lt;&gt;0;[.Y40]=&quot;&quot;))" calcext:base-cell-address="Feuille1.Y40"/>
          </calcext:conditional-format>
          <calcext:conditional-format calcext:target-range-address="Feuille1.C40:Feuille1.C40">
            <calcext:condition calcext:apply-style-name="Cellule invalide" calcext:value="formula-is([.C40]=&quot;&quot;)" calcext:base-cell-address="Feuille1.C40"/>
          </calcext:conditional-format>
          <calcext:conditional-format calcext:target-range-address="Feuille1.AC40:Feuille1.AC40">
            <calcext:condition calcext:apply-style-name="Cellule invalide" calcext:value="=&quot;&quot;" calcext:base-cell-address="Feuille1.AC40"/>
          </calcext:conditional-format>
          <calcext:conditional-format calcext:target-range-address="Feuille1.AB32:Feuille1.AB32">
            <calcext:condition calcext:apply-style-name="Cellule invalide" calcext:value="=&quot;&quot;" calcext:base-cell-address="Feuille1.AB32"/>
          </calcext:conditional-format>
          <calcext:conditional-format calcext:target-range-address="Feuille1.X42:Feuille1.X42">
            <calcext:condition calcext:apply-style-name="Cellule grisée" calcext:value="formula-is([.U42]=0)" calcext:base-cell-address="Feuille1.X42"/>
            <calcext:condition calcext:apply-style-name="Cellule invalide" calcext:value="formula-is(AND([.U42]&lt;&gt;0;[.X42]=&quot;&quot;))" calcext:base-cell-address="Feuille1.X42"/>
          </calcext:conditional-format>
          <calcext:conditional-format calcext:target-range-address="Feuille1.Y42:Feuille1.Y42">
            <calcext:condition calcext:apply-style-name="Cellule grisée" calcext:value="formula-is(OR([.U42]=0;[.U42]=0=&quot;line&quot;;[.U42]=0=&quot;circle&quot;))" calcext:base-cell-address="Feuille1.Y42"/>
            <calcext:condition calcext:apply-style-name="Cellule invalide" calcext:value="formula-is(AND([.V42]&lt;&gt;0;[.Y42]=&quot;&quot;))" calcext:base-cell-address="Feuille1.Y42"/>
          </calcext:conditional-format>
          <calcext:conditional-format calcext:target-range-address="Feuille1.AA42:Feuille1.AA42">
            <calcext:condition calcext:apply-style-name="Cellule invalide" calcext:value="=&quot;&quot;" calcext:base-cell-address="Feuille1.AA42"/>
          </calcext:conditional-format>
          <calcext:conditional-format calcext:target-range-address="Feuille1.AB42:Feuille1.AB42">
            <calcext:condition calcext:apply-style-name="Cellule invalide" calcext:value="=&quot;&quot;" calcext:base-cell-address="Feuille1.AB42"/>
          </calcext:conditional-format>
          <calcext:conditional-format calcext:target-range-address="Feuille1.AC42:Feuille1.AC42">
            <calcext:condition calcext:apply-style-name="Cellule invalide" calcext:value="=&quot;&quot;" calcext:base-cell-address="Feuille1.AC42"/>
          </calcext:conditional-format>
          <calcext:conditional-format calcext:target-range-address="Feuille1.X43:Feuille1.X43">
            <calcext:condition calcext:apply-style-name="Cellule grisée" calcext:value="formula-is([.U43]=0)" calcext:base-cell-address="Feuille1.X43"/>
            <calcext:condition calcext:apply-style-name="Cellule invalide" calcext:value="formula-is(AND([.U43]&lt;&gt;0;[.X43]=&quot;&quot;))" calcext:base-cell-address="Feuille1.X43"/>
          </calcext:conditional-format>
          <calcext:conditional-format calcext:target-range-address="Feuille1.Y43:Feuille1.Y43">
            <calcext:condition calcext:apply-style-name="Cellule grisée" calcext:value="formula-is(OR([.U43]=0;[.U43]=0=&quot;line&quot;;[.U43]=0=&quot;circle&quot;))" calcext:base-cell-address="Feuille1.Y43"/>
            <calcext:condition calcext:apply-style-name="Cellule invalide" calcext:value="formula-is(AND([.V43]&lt;&gt;0;[.Y43]=&quot;&quot;))" calcext:base-cell-address="Feuille1.Y43"/>
          </calcext:conditional-format>
          <calcext:conditional-format calcext:target-range-address="Feuille1.AA43:Feuille1.AA43">
            <calcext:condition calcext:apply-style-name="Cellule invalide" calcext:value="=&quot;&quot;" calcext:base-cell-address="Feuille1.AA43"/>
          </calcext:conditional-format>
          <calcext:conditional-format calcext:target-range-address="Feuille1.AB43:Feuille1.AB43">
            <calcext:condition calcext:apply-style-name="Cellule invalide" calcext:value="=&quot;&quot;" calcext:base-cell-address="Feuille1.AB43"/>
          </calcext:conditional-format>
          <calcext:conditional-format calcext:target-range-address="Feuille1.AC43:Feuille1.AC43">
            <calcext:condition calcext:apply-style-name="Cellule invalide" calcext:value="=&quot;&quot;" calcext:base-cell-address="Feuille1.AC43"/>
          </calcext:conditional-format>
          <calcext:conditional-format calcext:target-range-address="Feuille1.AA31:Feuille1.AB31">
            <calcext:condition calcext:apply-style-name="Cellule invalide" calcext:value="=&quot;&quot;" calcext:base-cell-address="Feuille1.AA31"/>
          </calcext:conditional-format>
          <calcext:conditional-format calcext:target-range-address="Feuille1.X31:Feuille1.X31">
            <calcext:condition calcext:apply-style-name="Cellule grisée" calcext:value="formula-is([.U31]=0)" calcext:base-cell-address="Feuille1.X31"/>
            <calcext:condition calcext:apply-style-name="Cellule invalide" calcext:value="formula-is(AND([.U31]&lt;&gt;0;[.X31]=&quot;&quot;))" calcext:base-cell-address="Feuille1.X31"/>
          </calcext:conditional-format>
          <calcext:conditional-format calcext:target-range-address="Feuille1.Y31:Feuille1.Y31">
            <calcext:condition calcext:apply-style-name="Cellule grisée" calcext:value="formula-is(OR([.U31]=0;[.U31]=0=&quot;line&quot;;[.U31]=0=&quot;circle&quot;))" calcext:base-cell-address="Feuille1.Y31"/>
            <calcext:condition calcext:apply-style-name="Cellule invalide" calcext:value="formula-is(AND([.V31]&lt;&gt;0;[.Y31]=&quot;&quot;))" calcext:base-cell-address="Feuille1.Y31"/>
          </calcext:conditional-format>
          <calcext:conditional-format calcext:target-range-address="Feuille1.C31:Feuille1.C31">
            <calcext:condition calcext:apply-style-name="Cellule invalide" calcext:value="formula-is([.C31]=&quot;&quot;)" calcext:base-cell-address="Feuille1.C31"/>
          </calcext:conditional-format>
          <calcext:conditional-format calcext:target-range-address="Feuille1.AC31:Feuille1.AC31">
            <calcext:condition calcext:apply-style-name="Cellule invalide" calcext:value="=&quot;&quot;" calcext:base-cell-address="Feuille1.AC31"/>
          </calcext:conditional-format>
          <calcext:conditional-format calcext:target-range-address="Feuille1.AA41:Feuille1.AB41">
            <calcext:condition calcext:apply-style-name="Cellule invalide" calcext:value="=&quot;&quot;" calcext:base-cell-address="Feuille1.AA41"/>
          </calcext:conditional-format>
          <calcext:conditional-format calcext:target-range-address="Feuille1.X41:Feuille1.X41">
            <calcext:condition calcext:apply-style-name="Cellule grisée" calcext:value="formula-is([.U41]=0)" calcext:base-cell-address="Feuille1.X41"/>
            <calcext:condition calcext:apply-style-name="Cellule invalide" calcext:value="formula-is(AND([.U41]&lt;&gt;0;[.X41]=&quot;&quot;))" calcext:base-cell-address="Feuille1.X41"/>
          </calcext:conditional-format>
          <calcext:conditional-format calcext:target-range-address="Feuille1.Y41:Feuille1.Y41">
            <calcext:condition calcext:apply-style-name="Cellule grisée" calcext:value="formula-is(OR([.U41]=0;[.U41]=0=&quot;line&quot;;[.U41]=0=&quot;circle&quot;))" calcext:base-cell-address="Feuille1.Y41"/>
            <calcext:condition calcext:apply-style-name="Cellule invalide" calcext:value="formula-is(AND([.V41]&lt;&gt;0;[.Y41]=&quot;&quot;))" calcext:base-cell-address="Feuille1.Y41"/>
          </calcext:conditional-format>
          <calcext:conditional-format calcext:target-range-address="Feuille1.C41:Feuille1.C41">
            <calcext:condition calcext:apply-style-name="Cellule invalide" calcext:value="formula-is([.C41]=&quot;&quot;)" calcext:base-cell-address="Feuille1.C41"/>
          </calcext:conditional-format>
          <calcext:conditional-format calcext:target-range-address="Feuille1.AC41:Feuille1.AC41">
            <calcext:condition calcext:apply-style-name="Cellule invalide" calcext:value="=&quot;&quot;" calcext:base-cell-address="Feuille1.AC41"/>
          </calcext:conditional-format>
          <calcext:conditional-format calcext:target-range-address="Feuille1.D42:Feuille1.D42">
            <calcext:condition calcext:apply-style-name="Cellule grisée" calcext:value="formula-is([.C42]=0)" calcext:base-cell-address="Feuille1.D42"/>
          </calcext:conditional-format>
          <calcext:conditional-format calcext:target-range-address="Feuille1.E42:Feuille1.E42">
            <calcext:condition calcext:apply-style-name="Cellule grisée" calcext:value="formula-is([.C42]=0)" calcext:base-cell-address="Feuille1.E42"/>
          </calcext:conditional-format>
          <calcext:conditional-format calcext:target-range-address="Feuille1.C42:Feuille1.C42">
            <calcext:condition calcext:apply-style-name="Cellule invalide" calcext:value="=&quot;&quot;" calcext:base-cell-address="Feuille1.C42"/>
          </calcext:conditional-format>
          <calcext:conditional-format calcext:target-range-address="Feuille1.X44:Feuille1.X44">
            <calcext:condition calcext:apply-style-name="Cellule grisée" calcext:value="formula-is([.U44]=0)" calcext:base-cell-address="Feuille1.X44"/>
            <calcext:condition calcext:apply-style-name="Cellule invalide" calcext:value="formula-is(AND([.U44]&lt;&gt;0;[.X44]=&quot;&quot;))" calcext:base-cell-address="Feuille1.X44"/>
          </calcext:conditional-format>
          <calcext:conditional-format calcext:target-range-address="Feuille1.Y44:Feuille1.Y44">
            <calcext:condition calcext:apply-style-name="Cellule grisée" calcext:value="formula-is(OR([.U44]=0;[.U44]=0=&quot;line&quot;;[.U44]=0=&quot;circle&quot;))" calcext:base-cell-address="Feuille1.Y44"/>
            <calcext:condition calcext:apply-style-name="Cellule invalide" calcext:value="formula-is(AND([.V44]&lt;&gt;0;[.Y44]=&quot;&quot;))" calcext:base-cell-address="Feuille1.Y44"/>
          </calcext:conditional-format>
          <calcext:conditional-format calcext:target-range-address="Feuille1.AC44:Feuille1.AC44">
            <calcext:condition calcext:apply-style-name="Cellule invalide" calcext:value="=&quot;&quot;" calcext:base-cell-address="Feuille1.AC44"/>
          </calcext:conditional-format>
          <calcext:conditional-format calcext:target-range-address="Feuille1.D44:Feuille1.D44">
            <calcext:condition calcext:apply-style-name="Cellule grisée" calcext:value="formula-is([.C44]=0)" calcext:base-cell-address="Feuille1.D44"/>
          </calcext:conditional-format>
          <calcext:conditional-format calcext:target-range-address="Feuille1.E44:Feuille1.E44">
            <calcext:condition calcext:apply-style-name="Cellule grisée" calcext:value="formula-is([.C44]=0)" calcext:base-cell-address="Feuille1.E44"/>
          </calcext:conditional-format>
          <calcext:conditional-format calcext:target-range-address="Feuille1.C44:Feuille1.C44">
            <calcext:condition calcext:apply-style-name="Cellule invalide" calcext:value="=&quot;&quot;" calcext:base-cell-address="Feuille1.C44"/>
          </calcext:conditional-format>
          <calcext:conditional-format calcext:target-range-address="Feuille1.D43:Feuille1.D43">
            <calcext:condition calcext:apply-style-name="Cellule grisée" calcext:value="formula-is([.C43]=0)" calcext:base-cell-address="Feuille1.D43"/>
          </calcext:conditional-format>
          <calcext:conditional-format calcext:target-range-address="Feuille1.E43:Feuille1.E43">
            <calcext:condition calcext:apply-style-name="Cellule grisée" calcext:value="formula-is([.C43]=0)" calcext:base-cell-address="Feuille1.E43"/>
          </calcext:conditional-format>
          <calcext:conditional-format calcext:target-range-address="Feuille1.C43:Feuille1.C43">
            <calcext:condition calcext:apply-style-name="Cellule invalide" calcext:value="=&quot;&quot;" calcext:base-cell-address="Feuille1.C43"/>
          </calcext:conditional-format>
          <calcext:conditional-format calcext:target-range-address="Feuille1.AB44:Feuille1.AB44">
            <calcext:condition calcext:apply-style-name="Cellule invalide" calcext:value="=&quot;&quot;" calcext:base-cell-address="Feuille1.AB44"/>
          </calcext:conditional-format>
          <calcext:conditional-format calcext:target-range-address="Feuille1.AA10:Feuille1.AB10">
            <calcext:condition calcext:apply-style-name="Cellule invalide" calcext:value="=&quot;&quot;" calcext:base-cell-address="Feuille1.AA10"/>
          </calcext:conditional-format>
          <calcext:conditional-format calcext:target-range-address="Feuille1.C10:Feuille1.C10">
            <calcext:condition calcext:apply-style-name="Cellule invalide" calcext:value="formula-is([.C10]=&quot;&quot;)" calcext:base-cell-address="Feuille1.C10"/>
          </calcext:conditional-format>
          <calcext:conditional-format calcext:target-range-address="Feuille1.AC10:Feuille1.AC10">
            <calcext:condition calcext:apply-style-name="Cellule invalide" calcext:value="=&quot;&quot;" calcext:base-cell-address="Feuille1.AC10"/>
          </calcext:conditional-format>
          <calcext:conditional-format calcext:target-range-address="Feuille1.AA13:Feuille1.AA13">
            <calcext:condition calcext:apply-style-name="Cellule invalide" calcext:value="=&quot;&quot;" calcext:base-cell-address="Feuille1.AA13"/>
          </calcext:conditional-format>
          <calcext:conditional-format calcext:target-range-address="Feuille1.C13:Feuille1.C13">
            <calcext:condition calcext:apply-style-name="Cellule invalide" calcext:value="formula-is([.C13]=&quot;&quot;)" calcext:base-cell-address="Feuille1.C13"/>
          </calcext:conditional-format>
          <calcext:conditional-format calcext:target-range-address="Feuille1.AB13:Feuille1.AB13">
            <calcext:condition calcext:apply-style-name="Cellule invalide" calcext:value="=&quot;&quot;" calcext:base-cell-address="Feuille1.AB13"/>
          </calcext:conditional-format>
          <calcext:conditional-format calcext:target-range-address="Feuille1.AC13:Feuille1.AC13">
            <calcext:condition calcext:apply-style-name="Cellule invalide" calcext:value="=&quot;&quot;" calcext:base-cell-address="Feuille1.AC13"/>
          </calcext:conditional-format>
          <calcext:conditional-format calcext:target-range-address="Feuille1.AA16:Feuille1.AA16">
            <calcext:condition calcext:apply-style-name="Cellule invalide" calcext:value="=&quot;&quot;" calcext:base-cell-address="Feuille1.AA16"/>
          </calcext:conditional-format>
          <calcext:conditional-format calcext:target-range-address="Feuille1.C16:Feuille1.C16">
            <calcext:condition calcext:apply-style-name="Cellule invalide" calcext:value="formula-is([.C16]=&quot;&quot;)" calcext:base-cell-address="Feuille1.C16"/>
          </calcext:conditional-format>
          <calcext:conditional-format calcext:target-range-address="Feuille1.AB16:Feuille1.AB16">
            <calcext:condition calcext:apply-style-name="Cellule invalide" calcext:value="=&quot;&quot;" calcext:base-cell-address="Feuille1.AB16"/>
          </calcext:conditional-format>
          <calcext:conditional-format calcext:target-range-address="Feuille1.AC16:Feuille1.AC16">
            <calcext:condition calcext:apply-style-name="Cellule invalide" calcext:value="=&quot;&quot;" calcext:base-cell-address="Feuille1.AC16"/>
          </calcext:conditional-format>
          <calcext:conditional-format calcext:target-range-address="Feuille1.C35:Feuille1.C35">
            <calcext:condition calcext:apply-style-name="Cellule invalide" calcext:value="formula-is([.C35]=&quot;&quot;)" calcext:base-cell-address="Feuille1.C35"/>
          </calcext:conditional-format>
          <calcext:conditional-format calcext:target-range-address="Feuille1.C25:Feuille1.C25">
            <calcext:condition calcext:apply-style-name="Cellule invalide" calcext:value="formula-is([.C25]=&quot;&quot;)" calcext:base-cell-address="Feuille1.C25"/>
          </calcext:conditional-format>
          <calcext:conditional-format calcext:target-range-address="Feuille1.F25:Feuille1.F25">
            <calcext:condition calcext:apply-style-name="Cellule invalide" calcext:value="formula-is([.F25]=&quot;&quot;)" calcext:base-cell-address="Feuille1.F25"/>
          </calcext:conditional-format>
          <calcext:conditional-format calcext:target-range-address="Feuille1.I25:Feuille1.I25">
            <calcext:condition calcext:apply-style-name="Cellule invalide" calcext:value="formula-is([.I25]=&quot;&quot;)" calcext:base-cell-address="Feuille1.I25"/>
          </calcext:conditional-format>
          <calcext:conditional-format calcext:target-range-address="Feuille1.L25:Feuille1.L25">
            <calcext:condition calcext:apply-style-name="Cellule invalide" calcext:value="formula-is([.L25]=&quot;&quot;)" calcext:base-cell-address="Feuille1.L25"/>
          </calcext:conditional-format>
          <calcext:conditional-format calcext:target-range-address="Feuille1.O25:Feuille1.O25">
            <calcext:condition calcext:apply-style-name="Cellule invalide" calcext:value="formula-is([.O25]=&quot;&quot;)" calcext:base-cell-address="Feuille1.O2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b2b2b2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9">00/00/0000</text:date>, <text:time style:data-style-name="N2" text:time-value="02:02:33.83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dc:date>2020-11-29T02:02:43.448000000</dc:date>
    <meta:editing-duration>PT13H6S</meta:editing-duration>
    <meta:editing-cycles>503</meta:editing-cycles>
    <meta:document-statistic meta:table-count="1" meta:cell-count="4263" meta:object-count="0"/>
  </office:meta>
</office:document-meta>
</file>